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/>
      <table:table table:name="DAT_REDUCED" table:style-name="ta1">
        <table:shapes>
          <draw:frame draw:z-index="0" draw:style-name="gr1" draw:text-style-name="P1" svg:width="219.28mm" svg:height="116.14mm" svg:x="128.18mm" svg:y="31.81mm">
            <draw:object draw:notify-on-update-of-ranges="DAT_REDUCED.A1:DAT_REDUCED.A517 DAT_REDUCED.B1:DAT_REDUCED.B5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05:27:33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table:style-name="ce1" office:value-type="string" calcext:value-type="string">
            <text:p>05:32:38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table:style-name="ce1" office:value-type="string" calcext:value-type="string">
            <text:p>05:34:19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table:style-name="ce1" office:value-type="string" calcext:value-type="string">
            <text:p>05:36:01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table:style-name="ce1" office:value-type="string" calcext:value-type="string">
            <text:p>05:37:43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table:style-name="ce1" office:value-type="string" calcext:value-type="string">
            <text:p>05:39:25</text:p>
          </table:table-cell>
          <table:table-cell office:value-type="float" office:value="0.094" calcext:value-type="float">
            <text:p>0.0940</text:p>
          </table:table-cell>
        </table:table-row>
        <table:table-row table:style-name="ro1">
          <table:table-cell table:style-name="ce1" office:value-type="string" calcext:value-type="string">
            <text:p>05:41:06</text:p>
          </table:table-cell>
          <table:table-cell office:value-type="float" office:value="0.1282" calcext:value-type="float">
            <text:p>0.1282</text:p>
          </table:table-cell>
        </table:table-row>
        <table:table-row table:style-name="ro1">
          <table:table-cell table:style-name="ce1" office:value-type="string" calcext:value-type="string">
            <text:p>05:42:48</text:p>
          </table:table-cell>
          <table:table-cell office:value-type="float" office:value="0.1648" calcext:value-type="float">
            <text:p>0.1648</text:p>
          </table:table-cell>
        </table:table-row>
        <table:table-row table:style-name="ro1">
          <table:table-cell table:style-name="ce1" office:value-type="string" calcext:value-type="string">
            <text:p>05:44:30</text:p>
          </table:table-cell>
          <table:table-cell office:value-type="float" office:value="0.2112" calcext:value-type="float">
            <text:p>0.2112</text:p>
          </table:table-cell>
        </table:table-row>
        <table:table-row table:style-name="ro1">
          <table:table-cell table:style-name="ce1" office:value-type="string" calcext:value-type="string">
            <text:p>05:46:12</text:p>
          </table:table-cell>
          <table:table-cell office:value-type="float" office:value="0.2747" calcext:value-type="float">
            <text:p>0.2747</text:p>
          </table:table-cell>
        </table:table-row>
        <table:table-row table:style-name="ro1">
          <table:table-cell table:style-name="ce1" office:value-type="string" calcext:value-type="string">
            <text:p>05:47:54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table:style-name="ce1" office:value-type="string" calcext:value-type="string">
            <text:p>05:49:35</text:p>
          </table:table-cell>
          <table:table-cell office:value-type="float" office:value="0.453" calcext:value-type="float">
            <text:p>0.4530</text:p>
          </table:table-cell>
        </table:table-row>
        <table:table-row table:style-name="ro1">
          <table:table-cell table:style-name="ce1" office:value-type="string" calcext:value-type="string">
            <text:p>05:51:17</text:p>
          </table:table-cell>
          <table:table-cell office:value-type="float" office:value="0.5702" calcext:value-type="float">
            <text:p>0.5702</text:p>
          </table:table-cell>
        </table:table-row>
        <table:table-row table:style-name="ro1">
          <table:table-cell table:style-name="ce1" office:value-type="string" calcext:value-type="string">
            <text:p>05:52:59</text:p>
          </table:table-cell>
          <table:table-cell office:value-type="float" office:value="0.6984" calcext:value-type="float">
            <text:p>0.6984</text:p>
          </table:table-cell>
        </table:table-row>
        <table:table-row table:style-name="ro1">
          <table:table-cell table:style-name="ce1" office:value-type="string" calcext:value-type="string">
            <text:p>05:54:40</text:p>
          </table:table-cell>
          <table:table-cell office:value-type="float" office:value="0.8303" calcext:value-type="float">
            <text:p>0.8303</text:p>
          </table:table-cell>
        </table:table-row>
        <table:table-row table:style-name="ro1">
          <table:table-cell table:style-name="ce1" office:value-type="string" calcext:value-type="string">
            <text:p>05:56:22</text:p>
          </table:table-cell>
          <table:table-cell office:value-type="float" office:value="0.9487" calcext:value-type="float">
            <text:p>0.9487</text:p>
          </table:table-cell>
        </table:table-row>
        <table:table-row table:style-name="ro1">
          <table:table-cell table:style-name="ce1" office:value-type="string" calcext:value-type="string">
            <text:p>05:58:04</text:p>
          </table:table-cell>
          <table:table-cell office:value-type="float" office:value="1.0574" calcext:value-type="float">
            <text:p>1.0574</text:p>
          </table:table-cell>
        </table:table-row>
        <table:table-row table:style-name="ro1">
          <table:table-cell table:style-name="ce1" office:value-type="string" calcext:value-type="string">
            <text:p>05:59:46</text:p>
          </table:table-cell>
          <table:table-cell office:value-type="float" office:value="1.1734" calcext:value-type="float">
            <text:p>1.1734</text:p>
          </table:table-cell>
        </table:table-row>
        <table:table-row table:style-name="ro1">
          <table:table-cell table:style-name="ce1" office:value-type="string" calcext:value-type="string">
            <text:p>06:01:27</text:p>
          </table:table-cell>
          <table:table-cell office:value-type="float" office:value="1.2759" calcext:value-type="float">
            <text:p>1.2759</text:p>
          </table:table-cell>
        </table:table-row>
        <table:table-row table:style-name="ro1">
          <table:table-cell table:style-name="ce1" office:value-type="string" calcext:value-type="string">
            <text:p>06:03:09</text:p>
          </table:table-cell>
          <table:table-cell office:value-type="float" office:value="1.3578" calcext:value-type="float">
            <text:p>1.3578</text:p>
          </table:table-cell>
        </table:table-row>
        <table:table-row table:style-name="ro1">
          <table:table-cell table:style-name="ce1" office:value-type="string" calcext:value-type="string">
            <text:p>06:04:51</text:p>
          </table:table-cell>
          <table:table-cell office:value-type="float" office:value="1.42" calcext:value-type="float">
            <text:p>1.4200</text:p>
          </table:table-cell>
        </table:table-row>
        <table:table-row table:style-name="ro1">
          <table:table-cell table:style-name="ce1" office:value-type="string" calcext:value-type="string">
            <text:p>06:06:33</text:p>
          </table:table-cell>
          <table:table-cell office:value-type="float" office:value="1.4652" calcext:value-type="float">
            <text:p>1.4652</text:p>
          </table:table-cell>
        </table:table-row>
        <table:table-row table:style-name="ro1">
          <table:table-cell table:style-name="ce1" office:value-type="string" calcext:value-type="string">
            <text:p>06:08:15</text:p>
          </table:table-cell>
          <table:table-cell office:value-type="float" office:value="1.5092" calcext:value-type="float">
            <text:p>1.5092</text:p>
          </table:table-cell>
        </table:table-row>
        <table:table-row table:style-name="ro1">
          <table:table-cell table:style-name="ce1" office:value-type="string" calcext:value-type="string">
            <text:p>06:09:56</text:p>
          </table:table-cell>
          <table:table-cell office:value-type="float" office:value="1.5665" calcext:value-type="float">
            <text:p>1.5665</text:p>
          </table:table-cell>
        </table:table-row>
        <table:table-row table:style-name="ro1">
          <table:table-cell table:style-name="ce1" office:value-type="string" calcext:value-type="string">
            <text:p>06:11:38</text:p>
          </table:table-cell>
          <table:table-cell office:value-type="float" office:value="1.6044" calcext:value-type="float">
            <text:p>1.6044</text:p>
          </table:table-cell>
        </table:table-row>
        <table:table-row table:style-name="ro1">
          <table:table-cell table:style-name="ce1" office:value-type="string" calcext:value-type="string">
            <text:p>06:13:20</text:p>
          </table:table-cell>
          <table:table-cell office:value-type="float" office:value="1.6386" calcext:value-type="float">
            <text:p>1.6386</text:p>
          </table:table-cell>
        </table:table-row>
        <table:table-row table:style-name="ro1">
          <table:table-cell table:style-name="ce1" office:value-type="string" calcext:value-type="string">
            <text:p>06:15:02</text:p>
          </table:table-cell>
          <table:table-cell office:value-type="float" office:value="1.674" calcext:value-type="float">
            <text:p>1.6740</text:p>
          </table:table-cell>
        </table:table-row>
        <table:table-row table:style-name="ro1">
          <table:table-cell table:style-name="ce1" office:value-type="string" calcext:value-type="string">
            <text:p>06:16:44</text:p>
          </table:table-cell>
          <table:table-cell office:value-type="float" office:value="1.7082" calcext:value-type="float">
            <text:p>1.7082</text:p>
          </table:table-cell>
        </table:table-row>
        <table:table-row table:style-name="ro1">
          <table:table-cell table:style-name="ce1" office:value-type="string" calcext:value-type="string">
            <text:p>06:18:25</text:p>
          </table:table-cell>
          <table:table-cell office:value-type="float" office:value="1.7802" calcext:value-type="float">
            <text:p>1.7802</text:p>
          </table:table-cell>
        </table:table-row>
        <table:table-row table:style-name="ro1">
          <table:table-cell table:style-name="ce1" office:value-type="string" calcext:value-type="string">
            <text:p>06:20:09</text:p>
          </table:table-cell>
          <table:table-cell office:value-type="float" office:value="1.8364" calcext:value-type="float">
            <text:p>1.8364</text:p>
          </table:table-cell>
        </table:table-row>
        <table:table-row table:style-name="ro1">
          <table:table-cell table:style-name="ce1" office:value-type="string" calcext:value-type="string">
            <text:p>06:21:50</text:p>
          </table:table-cell>
          <table:table-cell office:value-type="float" office:value="1.8779" calcext:value-type="float">
            <text:p>1.8779</text:p>
          </table:table-cell>
        </table:table-row>
        <table:table-row table:style-name="ro1">
          <table:table-cell table:style-name="ce1" office:value-type="string" calcext:value-type="string">
            <text:p>06:23:32</text:p>
          </table:table-cell>
          <table:table-cell office:value-type="float" office:value="1.9206" calcext:value-type="float">
            <text:p>1.9206</text:p>
          </table:table-cell>
        </table:table-row>
        <table:table-row table:style-name="ro1">
          <table:table-cell table:style-name="ce1" office:value-type="string" calcext:value-type="string">
            <text:p>06:25:14</text:p>
          </table:table-cell>
          <table:table-cell office:value-type="float" office:value="1.9841" calcext:value-type="float">
            <text:p>1.9841</text:p>
          </table:table-cell>
        </table:table-row>
        <table:table-row table:style-name="ro1">
          <table:table-cell table:style-name="ce1" office:value-type="string" calcext:value-type="string">
            <text:p>06:26:56</text:p>
          </table:table-cell>
          <table:table-cell office:value-type="float" office:value="2.0659" calcext:value-type="float">
            <text:p>2.0659</text:p>
          </table:table-cell>
        </table:table-row>
        <table:table-row table:style-name="ro1">
          <table:table-cell table:style-name="ce1" office:value-type="string" calcext:value-type="string">
            <text:p>06:28:38</text:p>
          </table:table-cell>
          <table:table-cell office:value-type="float" office:value="2.1685" calcext:value-type="float">
            <text:p>2.1685</text:p>
          </table:table-cell>
        </table:table-row>
        <table:table-row table:style-name="ro1">
          <table:table-cell table:style-name="ce1" office:value-type="string" calcext:value-type="string">
            <text:p>06:30:19</text:p>
          </table:table-cell>
          <table:table-cell office:value-type="float" office:value="2.2332" calcext:value-type="float">
            <text:p>2.2332</text:p>
          </table:table-cell>
        </table:table-row>
        <table:table-row table:style-name="ro1">
          <table:table-cell table:style-name="ce1" office:value-type="string" calcext:value-type="string">
            <text:p>06:32:01</text:p>
          </table:table-cell>
          <table:table-cell office:value-type="float" office:value="2.2735" calcext:value-type="float">
            <text:p>2.2735</text:p>
          </table:table-cell>
        </table:table-row>
        <table:table-row table:style-name="ro1">
          <table:table-cell table:style-name="ce1" office:value-type="string" calcext:value-type="string">
            <text:p>06:33:43</text:p>
          </table:table-cell>
          <table:table-cell office:value-type="float" office:value="2.2808" calcext:value-type="float">
            <text:p>2.2808</text:p>
          </table:table-cell>
        </table:table-row>
        <table:table-row table:style-name="ro1">
          <table:table-cell table:style-name="ce1" office:value-type="string" calcext:value-type="string">
            <text:p>06:35:24</text:p>
          </table:table-cell>
          <table:table-cell office:value-type="float" office:value="2.2527" calcext:value-type="float">
            <text:p>2.2527</text:p>
          </table:table-cell>
        </table:table-row>
        <table:table-row table:style-name="ro1">
          <table:table-cell table:style-name="ce1" office:value-type="string" calcext:value-type="string">
            <text:p>06:37:06</text:p>
          </table:table-cell>
          <table:table-cell office:value-type="float" office:value="2.2137" calcext:value-type="float">
            <text:p>2.2137</text:p>
          </table:table-cell>
        </table:table-row>
        <table:table-row table:style-name="ro1">
          <table:table-cell table:style-name="ce1" office:value-type="string" calcext:value-type="string">
            <text:p>06:38:48</text:p>
          </table:table-cell>
          <table:table-cell office:value-type="float" office:value="2.2503" calcext:value-type="float">
            <text:p>2.2503</text:p>
          </table:table-cell>
        </table:table-row>
        <table:table-row table:style-name="ro1">
          <table:table-cell table:style-name="ce1" office:value-type="string" calcext:value-type="string">
            <text:p>06:40:30</text:p>
          </table:table-cell>
          <table:table-cell office:value-type="float" office:value="2.2808" calcext:value-type="float">
            <text:p>2.2808</text:p>
          </table:table-cell>
        </table:table-row>
        <table:table-row table:style-name="ro1">
          <table:table-cell table:style-name="ce1" office:value-type="string" calcext:value-type="string">
            <text:p>06:42:12</text:p>
          </table:table-cell>
          <table:table-cell office:value-type="float" office:value="2.2845" calcext:value-type="float">
            <text:p>2.2845</text:p>
          </table:table-cell>
        </table:table-row>
        <table:table-row table:style-name="ro1">
          <table:table-cell table:style-name="ce1" office:value-type="string" calcext:value-type="string">
            <text:p>06:43:53</text:p>
          </table:table-cell>
          <table:table-cell office:value-type="float" office:value="2.2405" calcext:value-type="float">
            <text:p>2.2405</text:p>
          </table:table-cell>
        </table:table-row>
        <table:table-row table:style-name="ro1">
          <table:table-cell table:style-name="ce1" office:value-type="string" calcext:value-type="string">
            <text:p>06:45:35</text:p>
          </table:table-cell>
          <table:table-cell office:value-type="float" office:value="2.2515" calcext:value-type="float">
            <text:p>2.2515</text:p>
          </table:table-cell>
        </table:table-row>
        <table:table-row table:style-name="ro1">
          <table:table-cell table:style-name="ce1" office:value-type="string" calcext:value-type="string">
            <text:p>06:47:17</text:p>
          </table:table-cell>
          <table:table-cell office:value-type="float" office:value="2.2589" calcext:value-type="float">
            <text:p>2.2589</text:p>
          </table:table-cell>
        </table:table-row>
        <table:table-row table:style-name="ro1">
          <table:table-cell table:style-name="ce1" office:value-type="string" calcext:value-type="string">
            <text:p>06:48:59</text:p>
          </table:table-cell>
          <table:table-cell office:value-type="float" office:value="2.2821" calcext:value-type="float">
            <text:p>2.2821</text:p>
          </table:table-cell>
        </table:table-row>
        <table:table-row table:style-name="ro1">
          <table:table-cell table:style-name="ce1" office:value-type="string" calcext:value-type="string">
            <text:p>06:50:40</text:p>
          </table:table-cell>
          <table:table-cell office:value-type="float" office:value="2.2759" calcext:value-type="float">
            <text:p>2.2759</text:p>
          </table:table-cell>
        </table:table-row>
        <table:table-row table:style-name="ro1">
          <table:table-cell table:style-name="ce1" office:value-type="string" calcext:value-type="string">
            <text:p>06:52:22</text:p>
          </table:table-cell>
          <table:table-cell office:value-type="float" office:value="2.2686" calcext:value-type="float">
            <text:p>2.2686</text:p>
          </table:table-cell>
        </table:table-row>
        <table:table-row table:style-name="ro1">
          <table:table-cell table:style-name="ce1" office:value-type="string" calcext:value-type="string">
            <text:p>06:54:04</text:p>
          </table:table-cell>
          <table:table-cell office:value-type="float" office:value="2.2796" calcext:value-type="float">
            <text:p>2.2796</text:p>
          </table:table-cell>
        </table:table-row>
        <table:table-row table:style-name="ro1">
          <table:table-cell table:style-name="ce1" office:value-type="string" calcext:value-type="string">
            <text:p>06:55:46</text:p>
          </table:table-cell>
          <table:table-cell office:value-type="float" office:value="2.2869" calcext:value-type="float">
            <text:p>2.2869</text:p>
          </table:table-cell>
        </table:table-row>
        <table:table-row table:style-name="ro1">
          <table:table-cell table:style-name="ce1" office:value-type="string" calcext:value-type="string">
            <text:p>06:57:27</text:p>
          </table:table-cell>
          <table:table-cell office:value-type="float" office:value="2.2894" calcext:value-type="float">
            <text:p>2.2894</text:p>
          </table:table-cell>
        </table:table-row>
        <table:table-row table:style-name="ro1">
          <table:table-cell table:style-name="ce1" office:value-type="string" calcext:value-type="string">
            <text:p>06:59:09</text:p>
          </table:table-cell>
          <table:table-cell office:value-type="float" office:value="2.3236" calcext:value-type="float">
            <text:p>2.3236</text:p>
          </table:table-cell>
        </table:table-row>
        <table:table-row table:style-name="ro1">
          <table:table-cell table:style-name="ce1" office:value-type="string" calcext:value-type="string">
            <text:p>07:00:51</text:p>
          </table:table-cell>
          <table:table-cell office:value-type="float" office:value="2.3407" calcext:value-type="float">
            <text:p>2.3407</text:p>
          </table:table-cell>
        </table:table-row>
        <table:table-row table:style-name="ro1">
          <table:table-cell table:style-name="ce1" office:value-type="string" calcext:value-type="string">
            <text:p>07:02:33</text:p>
          </table:table-cell>
          <table:table-cell office:value-type="float" office:value="2.3578" calcext:value-type="float">
            <text:p>2.3578</text:p>
          </table:table-cell>
        </table:table-row>
        <table:table-row table:style-name="ro1">
          <table:table-cell table:style-name="ce1" office:value-type="string" calcext:value-type="string">
            <text:p>07:04:14</text:p>
          </table:table-cell>
          <table:table-cell office:value-type="float" office:value="2.3846" calcext:value-type="float">
            <text:p>2.3846</text:p>
          </table:table-cell>
        </table:table-row>
        <table:table-row table:style-name="ro1">
          <table:table-cell table:style-name="ce1" office:value-type="string" calcext:value-type="string">
            <text:p>07:05:56</text:p>
          </table:table-cell>
          <table:table-cell office:value-type="float" office:value="2.4115" calcext:value-type="float">
            <text:p>2.4115</text:p>
          </table:table-cell>
        </table:table-row>
        <table:table-row table:style-name="ro1">
          <table:table-cell table:style-name="ce1" office:value-type="string" calcext:value-type="string">
            <text:p>07:07:38</text:p>
          </table:table-cell>
          <table:table-cell office:value-type="float" office:value="2.431" calcext:value-type="float">
            <text:p>2.4310</text:p>
          </table:table-cell>
        </table:table-row>
        <table:table-row table:style-name="ro1">
          <table:table-cell table:style-name="ce1" office:value-type="string" calcext:value-type="string">
            <text:p>07:09:19</text:p>
          </table:table-cell>
          <table:table-cell office:value-type="float" office:value="2.453" calcext:value-type="float">
            <text:p>2.4530</text:p>
          </table:table-cell>
        </table:table-row>
        <table:table-row table:style-name="ro1">
          <table:table-cell table:style-name="ce1" office:value-type="string" calcext:value-type="string">
            <text:p>07:11:01</text:p>
          </table:table-cell>
          <table:table-cell office:value-type="float" office:value="2.4762" calcext:value-type="float">
            <text:p>2.4762</text:p>
          </table:table-cell>
        </table:table-row>
        <table:table-row table:style-name="ro1">
          <table:table-cell table:style-name="ce1" office:value-type="string" calcext:value-type="string">
            <text:p>07:12:43</text:p>
          </table:table-cell>
          <table:table-cell office:value-type="float" office:value="2.5067" calcext:value-type="float">
            <text:p>2.5067</text:p>
          </table:table-cell>
        </table:table-row>
        <table:table-row table:style-name="ro1">
          <table:table-cell table:style-name="ce1" office:value-type="string" calcext:value-type="string">
            <text:p>07:14:25</text:p>
          </table:table-cell>
          <table:table-cell office:value-type="float" office:value="2.5299" calcext:value-type="float">
            <text:p>2.5299</text:p>
          </table:table-cell>
        </table:table-row>
        <table:table-row table:style-name="ro1">
          <table:table-cell table:style-name="ce1" office:value-type="string" calcext:value-type="string">
            <text:p>07:16:06</text:p>
          </table:table-cell>
          <table:table-cell office:value-type="float" office:value="2.5568" calcext:value-type="float">
            <text:p>2.5568</text:p>
          </table:table-cell>
        </table:table-row>
        <table:table-row table:style-name="ro1">
          <table:table-cell table:style-name="ce1" office:value-type="string" calcext:value-type="string">
            <text:p>07:17:48</text:p>
          </table:table-cell>
          <table:table-cell office:value-type="float" office:value="2.58" calcext:value-type="float">
            <text:p>2.5800</text:p>
          </table:table-cell>
        </table:table-row>
        <table:table-row table:style-name="ro1">
          <table:table-cell table:style-name="ce1" office:value-type="string" calcext:value-type="string">
            <text:p>07:19:30</text:p>
          </table:table-cell>
          <table:table-cell office:value-type="float" office:value="2.6081" calcext:value-type="float">
            <text:p>2.6081</text:p>
          </table:table-cell>
        </table:table-row>
        <table:table-row table:style-name="ro1">
          <table:table-cell table:style-name="ce1" office:value-type="string" calcext:value-type="string">
            <text:p>07:21:12</text:p>
          </table:table-cell>
          <table:table-cell office:value-type="float" office:value="2.6496" calcext:value-type="float">
            <text:p>2.6496</text:p>
          </table:table-cell>
        </table:table-row>
        <table:table-row table:style-name="ro1">
          <table:table-cell table:style-name="ce1" office:value-type="string" calcext:value-type="string">
            <text:p>07:22:54</text:p>
          </table:table-cell>
          <table:table-cell office:value-type="float" office:value="2.7094" calcext:value-type="float">
            <text:p>2.7094</text:p>
          </table:table-cell>
        </table:table-row>
        <table:table-row table:style-name="ro1">
          <table:table-cell table:style-name="ce1" office:value-type="string" calcext:value-type="string">
            <text:p>07:24:35</text:p>
          </table:table-cell>
          <table:table-cell office:value-type="float" office:value="2.7802" calcext:value-type="float">
            <text:p>2.7802</text:p>
          </table:table-cell>
        </table:table-row>
        <table:table-row table:style-name="ro1">
          <table:table-cell table:style-name="ce1" office:value-type="string" calcext:value-type="string">
            <text:p>07:26:17</text:p>
          </table:table-cell>
          <table:table-cell office:value-type="float" office:value="2.801" calcext:value-type="float">
            <text:p>2.8010</text:p>
          </table:table-cell>
        </table:table-row>
        <table:table-row table:style-name="ro1">
          <table:table-cell table:style-name="ce1" office:value-type="string" calcext:value-type="string">
            <text:p>07:27:59</text:p>
          </table:table-cell>
          <table:table-cell office:value-type="float" office:value="2.8181" calcext:value-type="float">
            <text:p>2.8181</text:p>
          </table:table-cell>
        </table:table-row>
        <table:table-row table:style-name="ro1">
          <table:table-cell table:style-name="ce1" office:value-type="string" calcext:value-type="string">
            <text:p>07:29:41</text:p>
          </table:table-cell>
          <table:table-cell office:value-type="float" office:value="2.8144" calcext:value-type="float">
            <text:p>2.8144</text:p>
          </table:table-cell>
        </table:table-row>
        <table:table-row table:style-name="ro1">
          <table:table-cell table:style-name="ce1" office:value-type="string" calcext:value-type="string">
            <text:p>07:31:23</text:p>
          </table:table-cell>
          <table:table-cell office:value-type="float" office:value="2.8315" calcext:value-type="float">
            <text:p>2.8315</text:p>
          </table:table-cell>
        </table:table-row>
        <table:table-row table:style-name="ro1">
          <table:table-cell table:style-name="ce1" office:value-type="string" calcext:value-type="string">
            <text:p>07:33:05</text:p>
          </table:table-cell>
          <table:table-cell office:value-type="float" office:value="2.862" calcext:value-type="float">
            <text:p>2.8620</text:p>
          </table:table-cell>
        </table:table-row>
        <table:table-row table:style-name="ro1">
          <table:table-cell table:style-name="ce1" office:value-type="string" calcext:value-type="string">
            <text:p>07:34:46</text:p>
          </table:table-cell>
          <table:table-cell office:value-type="float" office:value="2.8913" calcext:value-type="float">
            <text:p>2.8913</text:p>
          </table:table-cell>
        </table:table-row>
        <table:table-row table:style-name="ro1">
          <table:table-cell table:style-name="ce1" office:value-type="string" calcext:value-type="string">
            <text:p>07:36:28</text:p>
          </table:table-cell>
          <table:table-cell office:value-type="float" office:value="2.917" calcext:value-type="float">
            <text:p>2.9170</text:p>
          </table:table-cell>
        </table:table-row>
        <table:table-row table:style-name="ro1">
          <table:table-cell table:style-name="ce1" office:value-type="string" calcext:value-type="string">
            <text:p>07:38:09</text:p>
          </table:table-cell>
          <table:table-cell office:value-type="float" office:value="2.9304" calcext:value-type="float">
            <text:p>2.9304</text:p>
          </table:table-cell>
        </table:table-row>
        <table:table-row table:style-name="ro1">
          <table:table-cell table:style-name="ce1" office:value-type="string" calcext:value-type="string">
            <text:p>07:39:51</text:p>
          </table:table-cell>
          <table:table-cell office:value-type="float" office:value="2.9316" calcext:value-type="float">
            <text:p>2.9316</text:p>
          </table:table-cell>
        </table:table-row>
        <table:table-row table:style-name="ro1">
          <table:table-cell table:style-name="ce1" office:value-type="string" calcext:value-type="string">
            <text:p>07:41:33</text:p>
          </table:table-cell>
          <table:table-cell office:value-type="float" office:value="2.9499" calcext:value-type="float">
            <text:p>2.9499</text:p>
          </table:table-cell>
        </table:table-row>
        <table:table-row table:style-name="ro1">
          <table:table-cell table:style-name="ce1" office:value-type="string" calcext:value-type="string">
            <text:p>07:43:15</text:p>
          </table:table-cell>
          <table:table-cell office:value-type="float" office:value="3" calcext:value-type="float">
            <text:p>3.0000</text:p>
          </table:table-cell>
        </table:table-row>
        <table:table-row table:style-name="ro1">
          <table:table-cell table:style-name="ce1" office:value-type="string" calcext:value-type="string">
            <text:p>07:44:56</text:p>
          </table:table-cell>
          <table:table-cell office:value-type="float" office:value="3.0073" calcext:value-type="float">
            <text:p>3.0073</text:p>
          </table:table-cell>
        </table:table-row>
        <table:table-row table:style-name="ro1">
          <table:table-cell table:style-name="ce1" office:value-type="string" calcext:value-type="string">
            <text:p>07:46:38</text:p>
          </table:table-cell>
          <table:table-cell office:value-type="float" office:value="3.0305" calcext:value-type="float">
            <text:p>3.0305</text:p>
          </table:table-cell>
        </table:table-row>
        <table:table-row table:style-name="ro1">
          <table:table-cell table:style-name="ce1" office:value-type="string" calcext:value-type="string">
            <text:p>07:48:20</text:p>
          </table:table-cell>
          <table:table-cell office:value-type="float" office:value="3.0574" calcext:value-type="float">
            <text:p>3.0574</text:p>
          </table:table-cell>
        </table:table-row>
        <table:table-row table:style-name="ro1">
          <table:table-cell table:style-name="ce1" office:value-type="string" calcext:value-type="string">
            <text:p>07:50:02</text:p>
          </table:table-cell>
          <table:table-cell office:value-type="float" office:value="3.0769" calcext:value-type="float">
            <text:p>3.0769</text:p>
          </table:table-cell>
        </table:table-row>
        <table:table-row table:style-name="ro1">
          <table:table-cell table:style-name="ce1" office:value-type="string" calcext:value-type="string">
            <text:p>07:51:43</text:p>
          </table:table-cell>
          <table:table-cell office:value-type="float" office:value="3.0904" calcext:value-type="float">
            <text:p>3.0904</text:p>
          </table:table-cell>
        </table:table-row>
        <table:table-row table:style-name="ro1">
          <table:table-cell table:style-name="ce1" office:value-type="string" calcext:value-type="string">
            <text:p>07:53:25</text:p>
          </table:table-cell>
          <table:table-cell office:value-type="float" office:value="3.0867" calcext:value-type="float">
            <text:p>3.0867</text:p>
          </table:table-cell>
        </table:table-row>
        <table:table-row table:style-name="ro1">
          <table:table-cell table:style-name="ce1" office:value-type="string" calcext:value-type="string">
            <text:p>07:55:07</text:p>
          </table:table-cell>
          <table:table-cell office:value-type="float" office:value="3.0952" calcext:value-type="float">
            <text:p>3.0952</text:p>
          </table:table-cell>
        </table:table-row>
        <table:table-row table:style-name="ro1">
          <table:table-cell table:style-name="ce1" office:value-type="string" calcext:value-type="string">
            <text:p>07:56:49</text:p>
          </table:table-cell>
          <table:table-cell office:value-type="float" office:value="3.0965" calcext:value-type="float">
            <text:p>3.0965</text:p>
          </table:table-cell>
        </table:table-row>
        <table:table-row table:style-name="ro1">
          <table:table-cell table:style-name="ce1" office:value-type="string" calcext:value-type="string">
            <text:p>07:58:30</text:p>
          </table:table-cell>
          <table:table-cell office:value-type="float" office:value="3.1233" calcext:value-type="float">
            <text:p>3.1233</text:p>
          </table:table-cell>
        </table:table-row>
        <table:table-row table:style-name="ro1">
          <table:table-cell table:style-name="ce1" office:value-type="string" calcext:value-type="string">
            <text:p>08:00:12</text:p>
          </table:table-cell>
          <table:table-cell office:value-type="float" office:value="3.1197" calcext:value-type="float">
            <text:p>3.1197</text:p>
          </table:table-cell>
        </table:table-row>
        <table:table-row table:style-name="ro1">
          <table:table-cell table:style-name="ce1" office:value-type="string" calcext:value-type="string">
            <text:p>08:01:54</text:p>
          </table:table-cell>
          <table:table-cell office:value-type="float" office:value="3.1538" calcext:value-type="float">
            <text:p>3.1538</text:p>
          </table:table-cell>
        </table:table-row>
        <table:table-row table:style-name="ro1">
          <table:table-cell table:style-name="ce1" office:value-type="string" calcext:value-type="string">
            <text:p>08:03:36</text:p>
          </table:table-cell>
          <table:table-cell office:value-type="float" office:value="3.16" calcext:value-type="float">
            <text:p>3.1600</text:p>
          </table:table-cell>
        </table:table-row>
        <table:table-row table:style-name="ro1">
          <table:table-cell table:style-name="ce1" office:value-type="string" calcext:value-type="string">
            <text:p>08:05:17</text:p>
          </table:table-cell>
          <table:table-cell office:value-type="float" office:value="3.1673" calcext:value-type="float">
            <text:p>3.1673</text:p>
          </table:table-cell>
        </table:table-row>
        <table:table-row table:style-name="ro1">
          <table:table-cell table:style-name="ce1" office:value-type="string" calcext:value-type="string">
            <text:p>08:06:59</text:p>
          </table:table-cell>
          <table:table-cell office:value-type="float" office:value="3.1673" calcext:value-type="float">
            <text:p>3.1673</text:p>
          </table:table-cell>
        </table:table-row>
        <table:table-row table:style-name="ro1">
          <table:table-cell table:style-name="ce1" office:value-type="string" calcext:value-type="string">
            <text:p>08:08:41</text:p>
          </table:table-cell>
          <table:table-cell office:value-type="float" office:value="3.1722" calcext:value-type="float">
            <text:p>3.1722</text:p>
          </table:table-cell>
        </table:table-row>
        <table:table-row table:style-name="ro1">
          <table:table-cell table:style-name="ce1" office:value-type="string" calcext:value-type="string">
            <text:p>08:10:23</text:p>
          </table:table-cell>
          <table:table-cell office:value-type="float" office:value="3.1636" calcext:value-type="float">
            <text:p>3.1636</text:p>
          </table:table-cell>
        </table:table-row>
        <table:table-row table:style-name="ro1">
          <table:table-cell table:style-name="ce1" office:value-type="string" calcext:value-type="string">
            <text:p>08:12:04</text:p>
          </table:table-cell>
          <table:table-cell office:value-type="float" office:value="3.1685" calcext:value-type="float">
            <text:p>3.1685</text:p>
          </table:table-cell>
        </table:table-row>
        <table:table-row table:style-name="ro1">
          <table:table-cell table:style-name="ce1" office:value-type="string" calcext:value-type="string">
            <text:p>08:13:46</text:p>
          </table:table-cell>
          <table:table-cell office:value-type="float" office:value="3.1685" calcext:value-type="float">
            <text:p>3.1685</text:p>
          </table:table-cell>
        </table:table-row>
        <table:table-row table:style-name="ro1">
          <table:table-cell table:style-name="ce1" office:value-type="string" calcext:value-type="string">
            <text:p>08:15:28</text:p>
          </table:table-cell>
          <table:table-cell office:value-type="float" office:value="3.1697" calcext:value-type="float">
            <text:p>3.1697</text:p>
          </table:table-cell>
        </table:table-row>
        <table:table-row table:style-name="ro1">
          <table:table-cell table:style-name="ce1" office:value-type="string" calcext:value-type="string">
            <text:p>08:17:09</text:p>
          </table:table-cell>
          <table:table-cell office:value-type="float" office:value="3.4029" calcext:value-type="float">
            <text:p>3.4029</text:p>
          </table:table-cell>
        </table:table-row>
        <table:table-row table:style-name="ro1">
          <table:table-cell table:style-name="ce1" office:value-type="string" calcext:value-type="string">
            <text:p>08:18:51</text:p>
          </table:table-cell>
          <table:table-cell office:value-type="float" office:value="3.4103" calcext:value-type="float">
            <text:p>3.4103</text:p>
          </table:table-cell>
        </table:table-row>
        <table:table-row table:style-name="ro1">
          <table:table-cell table:style-name="ce1" office:value-type="string" calcext:value-type="string">
            <text:p>08:20:33</text:p>
          </table:table-cell>
          <table:table-cell office:value-type="float" office:value="3.1929" calcext:value-type="float">
            <text:p>3.1929</text:p>
          </table:table-cell>
        </table:table-row>
        <table:table-row table:style-name="ro1">
          <table:table-cell table:style-name="ce1" office:value-type="string" calcext:value-type="string">
            <text:p>08:22:15</text:p>
          </table:table-cell>
          <table:table-cell office:value-type="float" office:value="3.3297" calcext:value-type="float">
            <text:p>3.3297</text:p>
          </table:table-cell>
        </table:table-row>
        <table:table-row table:style-name="ro1">
          <table:table-cell table:style-name="ce1" office:value-type="string" calcext:value-type="string">
            <text:p>08:23:57</text:p>
          </table:table-cell>
          <table:table-cell office:value-type="float" office:value="3.3419" calcext:value-type="float">
            <text:p>3.3419</text:p>
          </table:table-cell>
        </table:table-row>
        <table:table-row table:style-name="ro1">
          <table:table-cell table:style-name="ce1" office:value-type="string" calcext:value-type="string">
            <text:p>08:25:38</text:p>
          </table:table-cell>
          <table:table-cell office:value-type="float" office:value="3.3101" calcext:value-type="float">
            <text:p>3.3101</text:p>
          </table:table-cell>
        </table:table-row>
        <table:table-row table:style-name="ro1">
          <table:table-cell table:style-name="ce1" office:value-type="string" calcext:value-type="string">
            <text:p>08:27:20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table:style-name="ce1" office:value-type="string" calcext:value-type="string">
            <text:p>08:29:02</text:p>
          </table:table-cell>
          <table:table-cell office:value-type="float" office:value="3.475" calcext:value-type="float">
            <text:p>3.4750</text:p>
          </table:table-cell>
        </table:table-row>
        <table:table-row table:style-name="ro1">
          <table:table-cell table:style-name="ce1" office:value-type="string" calcext:value-type="string">
            <text:p>08:30:43</text:p>
          </table:table-cell>
          <table:table-cell office:value-type="float" office:value="3.4945" calcext:value-type="float">
            <text:p>3.4945</text:p>
          </table:table-cell>
        </table:table-row>
        <table:table-row table:style-name="ro1">
          <table:table-cell table:style-name="ce1" office:value-type="string" calcext:value-type="string">
            <text:p>08:32:25</text:p>
          </table:table-cell>
          <table:table-cell office:value-type="float" office:value="3.475" calcext:value-type="float">
            <text:p>3.4750</text:p>
          </table:table-cell>
        </table:table-row>
        <table:table-row table:style-name="ro1">
          <table:table-cell table:style-name="ce1" office:value-type="string" calcext:value-type="string">
            <text:p>08:34:07</text:p>
          </table:table-cell>
          <table:table-cell office:value-type="float" office:value="3.4689" calcext:value-type="float">
            <text:p>3.4689</text:p>
          </table:table-cell>
        </table:table-row>
        <table:table-row table:style-name="ro1">
          <table:table-cell table:style-name="ce1" office:value-type="string" calcext:value-type="string">
            <text:p>08:35:49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table:style-name="ce1" office:value-type="string" calcext:value-type="string">
            <text:p>08:37:30</text:p>
          </table:table-cell>
          <table:table-cell office:value-type="float" office:value="3.4603" calcext:value-type="float">
            <text:p>3.4603</text:p>
          </table:table-cell>
        </table:table-row>
        <table:table-row table:style-name="ro1">
          <table:table-cell table:style-name="ce1" office:value-type="string" calcext:value-type="string">
            <text:p>08:39:12</text:p>
          </table:table-cell>
          <table:table-cell office:value-type="float" office:value="3.4701" calcext:value-type="float">
            <text:p>3.4701</text:p>
          </table:table-cell>
        </table:table-row>
        <table:table-row table:style-name="ro1">
          <table:table-cell table:style-name="ce1" office:value-type="string" calcext:value-type="string">
            <text:p>08:40:54</text:p>
          </table:table-cell>
          <table:table-cell office:value-type="float" office:value="3.4664" calcext:value-type="float">
            <text:p>3.4664</text:p>
          </table:table-cell>
        </table:table-row>
        <table:table-row table:style-name="ro1">
          <table:table-cell table:style-name="ce1" office:value-type="string" calcext:value-type="string">
            <text:p>08:42:36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1">
          <table:table-cell table:style-name="ce1" office:value-type="string" calcext:value-type="string">
            <text:p>08:44:17</text:p>
          </table:table-cell>
          <table:table-cell office:value-type="float" office:value="3.4298" calcext:value-type="float">
            <text:p>3.4298</text:p>
          </table:table-cell>
        </table:table-row>
        <table:table-row table:style-name="ro1">
          <table:table-cell table:style-name="ce1" office:value-type="string" calcext:value-type="string">
            <text:p>08:45:59</text:p>
          </table:table-cell>
          <table:table-cell office:value-type="float" office:value="3.453" calcext:value-type="float">
            <text:p>3.4530</text:p>
          </table:table-cell>
        </table:table-row>
        <table:table-row table:style-name="ro1">
          <table:table-cell table:style-name="ce1" office:value-type="string" calcext:value-type="string">
            <text:p>08:47:41</text:p>
          </table:table-cell>
          <table:table-cell office:value-type="float" office:value="3.4286" calcext:value-type="float">
            <text:p>3.4286</text:p>
          </table:table-cell>
        </table:table-row>
        <table:table-row table:style-name="ro1">
          <table:table-cell table:style-name="ce1" office:value-type="string" calcext:value-type="string">
            <text:p>08:49:23</text:p>
          </table:table-cell>
          <table:table-cell office:value-type="float" office:value="3.4701" calcext:value-type="float">
            <text:p>3.4701</text:p>
          </table:table-cell>
        </table:table-row>
        <table:table-row table:style-name="ro1">
          <table:table-cell table:style-name="ce1" office:value-type="string" calcext:value-type="string">
            <text:p>08:51:04</text:p>
          </table:table-cell>
          <table:table-cell office:value-type="float" office:value="3.4982" calcext:value-type="float">
            <text:p>3.4982</text:p>
          </table:table-cell>
        </table:table-row>
        <table:table-row table:style-name="ro1">
          <table:table-cell table:style-name="ce1" office:value-type="string" calcext:value-type="string">
            <text:p>08:52:46</text:p>
          </table:table-cell>
          <table:table-cell office:value-type="float" office:value="3.2601" calcext:value-type="float">
            <text:p>3.2601</text:p>
          </table:table-cell>
        </table:table-row>
        <table:table-row table:style-name="ro1">
          <table:table-cell table:style-name="ce1" office:value-type="string" calcext:value-type="string">
            <text:p>08:54:28</text:p>
          </table:table-cell>
          <table:table-cell office:value-type="float" office:value="3.1026" calcext:value-type="float">
            <text:p>3.1026</text:p>
          </table:table-cell>
        </table:table-row>
        <table:table-row table:style-name="ro1">
          <table:table-cell table:style-name="ce1" office:value-type="string" calcext:value-type="string">
            <text:p>08:56:10</text:p>
          </table:table-cell>
          <table:table-cell office:value-type="float" office:value="3.464" calcext:value-type="float">
            <text:p>3.4640</text:p>
          </table:table-cell>
        </table:table-row>
        <table:table-row table:style-name="ro1">
          <table:table-cell table:style-name="ce1" office:value-type="string" calcext:value-type="string">
            <text:p>08:57:52</text:p>
          </table:table-cell>
          <table:table-cell office:value-type="float" office:value="3.265" calcext:value-type="float">
            <text:p>3.2650</text:p>
          </table:table-cell>
        </table:table-row>
        <table:table-row table:style-name="ro1">
          <table:table-cell table:style-name="ce1" office:value-type="string" calcext:value-type="string">
            <text:p>08:59:33</text:p>
          </table:table-cell>
          <table:table-cell office:value-type="float" office:value="3.1648" calcext:value-type="float">
            <text:p>3.1648</text:p>
          </table:table-cell>
        </table:table-row>
        <table:table-row table:style-name="ro1">
          <table:table-cell table:style-name="ce1" office:value-type="string" calcext:value-type="string">
            <text:p>09:01:15</text:p>
          </table:table-cell>
          <table:table-cell office:value-type="float" office:value="3.0781" calcext:value-type="float">
            <text:p>3.0781</text:p>
          </table:table-cell>
        </table:table-row>
        <table:table-row table:style-name="ro1">
          <table:table-cell table:style-name="ce1" office:value-type="string" calcext:value-type="string">
            <text:p>09:02:57</text:p>
          </table:table-cell>
          <table:table-cell office:value-type="float" office:value="3.1136" calcext:value-type="float">
            <text:p>3.1136</text:p>
          </table:table-cell>
        </table:table-row>
        <table:table-row table:style-name="ro1">
          <table:table-cell table:style-name="ce1" office:value-type="string" calcext:value-type="string">
            <text:p>09:04:38</text:p>
          </table:table-cell>
          <table:table-cell office:value-type="float" office:value="3.1038" calcext:value-type="float">
            <text:p>3.1038</text:p>
          </table:table-cell>
        </table:table-row>
        <table:table-row table:style-name="ro1">
          <table:table-cell table:style-name="ce1" office:value-type="string" calcext:value-type="string">
            <text:p>09:06:20</text:p>
          </table:table-cell>
          <table:table-cell office:value-type="float" office:value="3.2259" calcext:value-type="float">
            <text:p>3.2259</text:p>
          </table:table-cell>
        </table:table-row>
        <table:table-row table:style-name="ro1">
          <table:table-cell table:style-name="ce1" office:value-type="string" calcext:value-type="string">
            <text:p>09:08:02</text:p>
          </table:table-cell>
          <table:table-cell office:value-type="float" office:value="3.5336" calcext:value-type="float">
            <text:p>3.5336</text:p>
          </table:table-cell>
        </table:table-row>
        <table:table-row table:style-name="ro1">
          <table:table-cell table:style-name="ce1" office:value-type="string" calcext:value-type="string">
            <text:p>09:09:44</text:p>
          </table:table-cell>
          <table:table-cell office:value-type="float" office:value="3.4982" calcext:value-type="float">
            <text:p>3.4982</text:p>
          </table:table-cell>
        </table:table-row>
        <table:table-row table:style-name="ro1">
          <table:table-cell table:style-name="ce1" office:value-type="string" calcext:value-type="string">
            <text:p>09:11:26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table:style-name="ce1" office:value-type="string" calcext:value-type="string">
            <text:p>09:13:07</text:p>
          </table:table-cell>
          <table:table-cell office:value-type="float" office:value="3.3834" calcext:value-type="float">
            <text:p>3.3834</text:p>
          </table:table-cell>
        </table:table-row>
        <table:table-row table:style-name="ro1">
          <table:table-cell table:style-name="ce1" office:value-type="string" calcext:value-type="string">
            <text:p>09:14:49</text:p>
          </table:table-cell>
          <table:table-cell office:value-type="float" office:value="3.3223" calcext:value-type="float">
            <text:p>3.3223</text:p>
          </table:table-cell>
        </table:table-row>
        <table:table-row table:style-name="ro1">
          <table:table-cell table:style-name="ce1" office:value-type="string" calcext:value-type="string">
            <text:p>09:16:31</text:p>
          </table:table-cell>
          <table:table-cell office:value-type="float" office:value="3.2491" calcext:value-type="float">
            <text:p>3.2491</text:p>
          </table:table-cell>
        </table:table-row>
        <table:table-row table:style-name="ro1">
          <table:table-cell table:style-name="ce1" office:value-type="string" calcext:value-type="string">
            <text:p>09:18:12</text:p>
          </table:table-cell>
          <table:table-cell office:value-type="float" office:value="3.2173" calcext:value-type="float">
            <text:p>3.2173</text:p>
          </table:table-cell>
        </table:table-row>
        <table:table-row table:style-name="ro1">
          <table:table-cell table:style-name="ce1" office:value-type="string" calcext:value-type="string">
            <text:p>09:19:54</text:p>
          </table:table-cell>
          <table:table-cell office:value-type="float" office:value="3.3223" calcext:value-type="float">
            <text:p>3.3223</text:p>
          </table:table-cell>
        </table:table-row>
        <table:table-row table:style-name="ro1">
          <table:table-cell table:style-name="ce1" office:value-type="string" calcext:value-type="string">
            <text:p>09:21:36</text:p>
          </table:table-cell>
          <table:table-cell office:value-type="float" office:value="3.4212" calcext:value-type="float">
            <text:p>3.4212</text:p>
          </table:table-cell>
        </table:table-row>
        <table:table-row table:style-name="ro1">
          <table:table-cell table:style-name="ce1" office:value-type="string" calcext:value-type="string">
            <text:p>09:23:18</text:p>
          </table:table-cell>
          <table:table-cell office:value-type="float" office:value="3.326" calcext:value-type="float">
            <text:p>3.3260</text:p>
          </table:table-cell>
        </table:table-row>
        <table:table-row table:style-name="ro1">
          <table:table-cell table:style-name="ce1" office:value-type="string" calcext:value-type="string">
            <text:p>09:25:00</text:p>
          </table:table-cell>
          <table:table-cell office:value-type="float" office:value="3.2882" calcext:value-type="float">
            <text:p>3.2882</text:p>
          </table:table-cell>
        </table:table-row>
        <table:table-row table:style-name="ro1">
          <table:table-cell table:style-name="ce1" office:value-type="string" calcext:value-type="string">
            <text:p>09:26:41</text:p>
          </table:table-cell>
          <table:table-cell office:value-type="float" office:value="3.4823" calcext:value-type="float">
            <text:p>3.4823</text:p>
          </table:table-cell>
        </table:table-row>
        <table:table-row table:style-name="ro1">
          <table:table-cell table:style-name="ce1" office:value-type="string" calcext:value-type="string">
            <text:p>09:28:23</text:p>
          </table:table-cell>
          <table:table-cell office:value-type="float" office:value="3.4481" calcext:value-type="float">
            <text:p>3.4481</text:p>
          </table:table-cell>
        </table:table-row>
        <table:table-row table:style-name="ro1">
          <table:table-cell table:style-name="ce1" office:value-type="string" calcext:value-type="string">
            <text:p>09:30:05</text:p>
          </table:table-cell>
          <table:table-cell office:value-type="float" office:value="3.464" calcext:value-type="float">
            <text:p>3.4640</text:p>
          </table:table-cell>
        </table:table-row>
        <table:table-row table:style-name="ro1">
          <table:table-cell table:style-name="ce1" office:value-type="string" calcext:value-type="string">
            <text:p>09:31:47</text:p>
          </table:table-cell>
          <table:table-cell office:value-type="float" office:value="3.3883" calcext:value-type="float">
            <text:p>3.3883</text:p>
          </table:table-cell>
        </table:table-row>
        <table:table-row table:style-name="ro1">
          <table:table-cell table:style-name="ce1" office:value-type="string" calcext:value-type="string">
            <text:p>09:33:28</text:p>
          </table:table-cell>
          <table:table-cell office:value-type="float" office:value="3.4493" calcext:value-type="float">
            <text:p>3.4493</text:p>
          </table:table-cell>
        </table:table-row>
        <table:table-row table:style-name="ro1">
          <table:table-cell table:style-name="ce1" office:value-type="string" calcext:value-type="string">
            <text:p>09:35:10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1">
          <table:table-cell table:style-name="ce1" office:value-type="string" calcext:value-type="string">
            <text:p>09:36:52</text:p>
          </table:table-cell>
          <table:table-cell office:value-type="float" office:value="3.5006" calcext:value-type="float">
            <text:p>3.5006</text:p>
          </table:table-cell>
        </table:table-row>
        <table:table-row table:style-name="ro1">
          <table:table-cell table:style-name="ce1" office:value-type="string" calcext:value-type="string">
            <text:p>09:38:34</text:p>
          </table:table-cell>
          <table:table-cell office:value-type="float" office:value="3.3968" calcext:value-type="float">
            <text:p>3.3968</text:p>
          </table:table-cell>
        </table:table-row>
        <table:table-row table:style-name="ro1">
          <table:table-cell table:style-name="ce1" office:value-type="string" calcext:value-type="string">
            <text:p>09:40:15</text:p>
          </table:table-cell>
          <table:table-cell office:value-type="float" office:value="3.4054" calcext:value-type="float">
            <text:p>3.4054</text:p>
          </table:table-cell>
        </table:table-row>
        <table:table-row table:style-name="ro1">
          <table:table-cell table:style-name="ce1" office:value-type="string" calcext:value-type="string">
            <text:p>09:41:57</text:p>
          </table:table-cell>
          <table:table-cell office:value-type="float" office:value="3.3553" calcext:value-type="float">
            <text:p>3.3553</text:p>
          </table:table-cell>
        </table:table-row>
        <table:table-row table:style-name="ro1">
          <table:table-cell table:style-name="ce1" office:value-type="string" calcext:value-type="string">
            <text:p>09:43:39</text:p>
          </table:table-cell>
          <table:table-cell office:value-type="float" office:value="3.4554" calcext:value-type="float">
            <text:p>3.4554</text:p>
          </table:table-cell>
        </table:table-row>
        <table:table-row table:style-name="ro1">
          <table:table-cell table:style-name="ce1" office:value-type="string" calcext:value-type="string">
            <text:p>09:45:21</text:p>
          </table:table-cell>
          <table:table-cell office:value-type="float" office:value="3.4628" calcext:value-type="float">
            <text:p>3.4628</text:p>
          </table:table-cell>
        </table:table-row>
        <table:table-row table:style-name="ro1">
          <table:table-cell table:style-name="ce1" office:value-type="string" calcext:value-type="string">
            <text:p>09:47:03</text:p>
          </table:table-cell>
          <table:table-cell office:value-type="float" office:value="3.4274" calcext:value-type="float">
            <text:p>3.4274</text:p>
          </table:table-cell>
        </table:table-row>
        <table:table-row table:style-name="ro1">
          <table:table-cell table:style-name="ce1" office:value-type="string" calcext:value-type="string">
            <text:p>09:48:44</text:p>
          </table:table-cell>
          <table:table-cell office:value-type="float" office:value="3.4725" calcext:value-type="float">
            <text:p>3.4725</text:p>
          </table:table-cell>
        </table:table-row>
        <table:table-row table:style-name="ro1">
          <table:table-cell table:style-name="ce1" office:value-type="string" calcext:value-type="string">
            <text:p>09:50:26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1">
          <table:table-cell table:style-name="ce1" office:value-type="string" calcext:value-type="string">
            <text:p>09:52:08</text:p>
          </table:table-cell>
          <table:table-cell office:value-type="float" office:value="3.3797" calcext:value-type="float">
            <text:p>3.3797</text:p>
          </table:table-cell>
        </table:table-row>
        <table:table-row table:style-name="ro1">
          <table:table-cell table:style-name="ce1" office:value-type="string" calcext:value-type="string">
            <text:p>09:53:50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table:style-name="ce1" office:value-type="string" calcext:value-type="string">
            <text:p>09:55:31</text:p>
          </table:table-cell>
          <table:table-cell office:value-type="float" office:value="3.3223" calcext:value-type="float">
            <text:p>3.3223</text:p>
          </table:table-cell>
        </table:table-row>
        <table:table-row table:style-name="ro1">
          <table:table-cell table:style-name="ce1" office:value-type="string" calcext:value-type="string">
            <text:p>09:57:13</text:p>
          </table:table-cell>
          <table:table-cell office:value-type="float" office:value="3.4371" calcext:value-type="float">
            <text:p>3.4371</text:p>
          </table:table-cell>
        </table:table-row>
        <table:table-row table:style-name="ro1">
          <table:table-cell table:style-name="ce1" office:value-type="string" calcext:value-type="string">
            <text:p>09:58:55</text:p>
          </table:table-cell>
          <table:table-cell office:value-type="float" office:value="3.1416" calcext:value-type="float">
            <text:p>3.1416</text:p>
          </table:table-cell>
        </table:table-row>
        <table:table-row table:style-name="ro1">
          <table:table-cell table:style-name="ce1" office:value-type="string" calcext:value-type="string">
            <text:p>10:00:37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1">
          <table:table-cell table:style-name="ce1" office:value-type="string" calcext:value-type="string">
            <text:p>10:02:18</text:p>
          </table:table-cell>
          <table:table-cell office:value-type="float" office:value="3.2198" calcext:value-type="float">
            <text:p>3.2198</text:p>
          </table:table-cell>
        </table:table-row>
        <table:table-row table:style-name="ro1">
          <table:table-cell table:style-name="ce1" office:value-type="string" calcext:value-type="string">
            <text:p>10:04:00</text:p>
          </table:table-cell>
          <table:table-cell office:value-type="float" office:value="3.2357" calcext:value-type="float">
            <text:p>3.2357</text:p>
          </table:table-cell>
        </table:table-row>
        <table:table-row table:style-name="ro1">
          <table:table-cell table:style-name="ce1" office:value-type="string" calcext:value-type="string">
            <text:p>10:05:42</text:p>
          </table:table-cell>
          <table:table-cell office:value-type="float" office:value="3.1795" calcext:value-type="float">
            <text:p>3.1795</text:p>
          </table:table-cell>
        </table:table-row>
        <table:table-row table:style-name="ro1">
          <table:table-cell table:style-name="ce1" office:value-type="string" calcext:value-type="string">
            <text:p>10:07:24</text:p>
          </table:table-cell>
          <table:table-cell office:value-type="float" office:value="3.1819" calcext:value-type="float">
            <text:p>3.1819</text:p>
          </table:table-cell>
        </table:table-row>
        <table:table-row table:style-name="ro1">
          <table:table-cell table:style-name="ce1" office:value-type="string" calcext:value-type="string">
            <text:p>10:09:05</text:p>
          </table:table-cell>
          <table:table-cell office:value-type="float" office:value="3.1526" calcext:value-type="float">
            <text:p>3.1526</text:p>
          </table:table-cell>
        </table:table-row>
        <table:table-row table:style-name="ro1">
          <table:table-cell table:style-name="ce1" office:value-type="string" calcext:value-type="string">
            <text:p>10:11:52</text:p>
          </table:table-cell>
          <table:table-cell office:value-type="float" office:value="3.2332" calcext:value-type="float">
            <text:p>3.2332</text:p>
          </table:table-cell>
        </table:table-row>
        <table:table-row table:style-name="ro1">
          <table:table-cell table:style-name="ce1" office:value-type="string" calcext:value-type="string">
            <text:p>10:13:33</text:p>
          </table:table-cell>
          <table:table-cell office:value-type="float" office:value="3.2125" calcext:value-type="float">
            <text:p>3.2125</text:p>
          </table:table-cell>
        </table:table-row>
        <table:table-row table:style-name="ro1">
          <table:table-cell table:style-name="ce1" office:value-type="string" calcext:value-type="string">
            <text:p>10:15:15</text:p>
          </table:table-cell>
          <table:table-cell office:value-type="float" office:value="3.2686" calcext:value-type="float">
            <text:p>3.2686</text:p>
          </table:table-cell>
        </table:table-row>
        <table:table-row table:style-name="ro1">
          <table:table-cell table:style-name="ce1" office:value-type="string" calcext:value-type="string">
            <text:p>10:16:57</text:p>
          </table:table-cell>
          <table:table-cell office:value-type="float" office:value="3.2833" calcext:value-type="float">
            <text:p>3.2833</text:p>
          </table:table-cell>
        </table:table-row>
        <table:table-row table:style-name="ro1">
          <table:table-cell table:style-name="ce1" office:value-type="string" calcext:value-type="string">
            <text:p>10:18:38</text:p>
          </table:table-cell>
          <table:table-cell office:value-type="float" office:value="3.3321" calcext:value-type="float">
            <text:p>3.3321</text:p>
          </table:table-cell>
        </table:table-row>
        <table:table-row table:style-name="ro1">
          <table:table-cell table:style-name="ce1" office:value-type="string" calcext:value-type="string">
            <text:p>10:20:20</text:p>
          </table:table-cell>
          <table:table-cell office:value-type="float" office:value="3.3394" calcext:value-type="float">
            <text:p>3.3394</text:p>
          </table:table-cell>
        </table:table-row>
        <table:table-row table:style-name="ro1">
          <table:table-cell table:style-name="ce1" office:value-type="string" calcext:value-type="string">
            <text:p>10:22:02</text:p>
          </table:table-cell>
          <table:table-cell office:value-type="float" office:value="3.2259" calcext:value-type="float">
            <text:p>3.2259</text:p>
          </table:table-cell>
        </table:table-row>
        <table:table-row table:style-name="ro1">
          <table:table-cell table:style-name="ce1" office:value-type="string" calcext:value-type="string">
            <text:p>10:23:44</text:p>
          </table:table-cell>
          <table:table-cell office:value-type="float" office:value="3.2527" calcext:value-type="float">
            <text:p>3.2527</text:p>
          </table:table-cell>
        </table:table-row>
        <table:table-row table:style-name="ro1">
          <table:table-cell table:style-name="ce1" office:value-type="string" calcext:value-type="string">
            <text:p>10:25:26</text:p>
          </table:table-cell>
          <table:table-cell office:value-type="float" office:value="3.243" calcext:value-type="float">
            <text:p>3.2430</text:p>
          </table:table-cell>
        </table:table-row>
        <table:table-row table:style-name="ro1">
          <table:table-cell table:style-name="ce1" office:value-type="string" calcext:value-type="string">
            <text:p>10:27:07</text:p>
          </table:table-cell>
          <table:table-cell office:value-type="float" office:value="3.2601" calcext:value-type="float">
            <text:p>3.2601</text:p>
          </table:table-cell>
        </table:table-row>
        <table:table-row table:style-name="ro1">
          <table:table-cell table:style-name="ce1" office:value-type="string" calcext:value-type="string">
            <text:p>10:28:49</text:p>
          </table:table-cell>
          <table:table-cell office:value-type="float" office:value="3.2332" calcext:value-type="float">
            <text:p>3.2332</text:p>
          </table:table-cell>
        </table:table-row>
        <table:table-row table:style-name="ro1">
          <table:table-cell table:style-name="ce1" office:value-type="string" calcext:value-type="string">
            <text:p>10:30:31</text:p>
          </table:table-cell>
          <table:table-cell office:value-type="float" office:value="3.2466" calcext:value-type="float">
            <text:p>3.2466</text:p>
          </table:table-cell>
        </table:table-row>
        <table:table-row table:style-name="ro1">
          <table:table-cell table:style-name="ce1" office:value-type="string" calcext:value-type="string">
            <text:p>10:32:13</text:p>
          </table:table-cell>
          <table:table-cell office:value-type="float" office:value="3.2857" calcext:value-type="float">
            <text:p>3.2857</text:p>
          </table:table-cell>
        </table:table-row>
        <table:table-row table:style-name="ro1">
          <table:table-cell table:style-name="ce1" office:value-type="string" calcext:value-type="string">
            <text:p>10:33:54</text:p>
          </table:table-cell>
          <table:table-cell office:value-type="float" office:value="3.1819" calcext:value-type="float">
            <text:p>3.1819</text:p>
          </table:table-cell>
        </table:table-row>
        <table:table-row table:style-name="ro1">
          <table:table-cell table:style-name="ce1" office:value-type="string" calcext:value-type="string">
            <text:p>10:35:36</text:p>
          </table:table-cell>
          <table:table-cell office:value-type="float" office:value="3.2112" calcext:value-type="float">
            <text:p>3.2112</text:p>
          </table:table-cell>
        </table:table-row>
        <table:table-row table:style-name="ro1">
          <table:table-cell table:style-name="ce1" office:value-type="string" calcext:value-type="string">
            <text:p>10:37:18</text:p>
          </table:table-cell>
          <table:table-cell office:value-type="float" office:value="3.2784" calcext:value-type="float">
            <text:p>3.2784</text:p>
          </table:table-cell>
        </table:table-row>
        <table:table-row table:style-name="ro1">
          <table:table-cell table:style-name="ce1" office:value-type="string" calcext:value-type="string">
            <text:p>10:38:59</text:p>
          </table:table-cell>
          <table:table-cell office:value-type="float" office:value="3.409" calcext:value-type="float">
            <text:p>3.4090</text:p>
          </table:table-cell>
        </table:table-row>
        <table:table-row table:style-name="ro1">
          <table:table-cell table:style-name="ce1" office:value-type="string" calcext:value-type="string">
            <text:p>10:40:41</text:p>
          </table:table-cell>
          <table:table-cell office:value-type="float" office:value="3.2222" calcext:value-type="float">
            <text:p>3.2222</text:p>
          </table:table-cell>
        </table:table-row>
        <table:table-row table:style-name="ro1">
          <table:table-cell table:style-name="ce1" office:value-type="string" calcext:value-type="string">
            <text:p>10:42:23</text:p>
          </table:table-cell>
          <table:table-cell office:value-type="float" office:value="3.2515" calcext:value-type="float">
            <text:p>3.2515</text:p>
          </table:table-cell>
        </table:table-row>
        <table:table-row table:style-name="ro1">
          <table:table-cell table:style-name="ce1" office:value-type="string" calcext:value-type="string">
            <text:p>10:44:04</text:p>
          </table:table-cell>
          <table:table-cell office:value-type="float" office:value="3.37" calcext:value-type="float">
            <text:p>3.3700</text:p>
          </table:table-cell>
        </table:table-row>
        <table:table-row table:style-name="ro1">
          <table:table-cell table:style-name="ce1" office:value-type="string" calcext:value-type="string">
            <text:p>10:45:46</text:p>
          </table:table-cell>
          <table:table-cell office:value-type="float" office:value="3.3394" calcext:value-type="float">
            <text:p>3.3394</text:p>
          </table:table-cell>
        </table:table-row>
        <table:table-row table:style-name="ro1">
          <table:table-cell table:style-name="ce1" office:value-type="string" calcext:value-type="string">
            <text:p>10:47:27</text:p>
          </table:table-cell>
          <table:table-cell office:value-type="float" office:value="3.188" calcext:value-type="float">
            <text:p>3.1880</text:p>
          </table:table-cell>
        </table:table-row>
        <table:table-row table:style-name="ro1">
          <table:table-cell table:style-name="ce1" office:value-type="string" calcext:value-type="string">
            <text:p>10:49:09</text:p>
          </table:table-cell>
          <table:table-cell office:value-type="float" office:value="3.2247" calcext:value-type="float">
            <text:p>3.2247</text:p>
          </table:table-cell>
        </table:table-row>
        <table:table-row table:style-name="ro1">
          <table:table-cell table:style-name="ce1" office:value-type="string" calcext:value-type="string">
            <text:p>10:50:51</text:p>
          </table:table-cell>
          <table:table-cell office:value-type="float" office:value="3.1453" calcext:value-type="float">
            <text:p>3.1453</text:p>
          </table:table-cell>
        </table:table-row>
        <table:table-row table:style-name="ro1">
          <table:table-cell table:style-name="ce1" office:value-type="string" calcext:value-type="string">
            <text:p>10:52:32</text:p>
          </table:table-cell>
          <table:table-cell office:value-type="float" office:value="3.1111" calcext:value-type="float">
            <text:p>3.1111</text:p>
          </table:table-cell>
        </table:table-row>
        <table:table-row table:style-name="ro1">
          <table:table-cell table:style-name="ce1" office:value-type="string" calcext:value-type="string">
            <text:p>10:54:14</text:p>
          </table:table-cell>
          <table:table-cell office:value-type="float" office:value="3.1697" calcext:value-type="float">
            <text:p>3.1697</text:p>
          </table:table-cell>
        </table:table-row>
        <table:table-row table:style-name="ro1">
          <table:table-cell table:style-name="ce1" office:value-type="string" calcext:value-type="string">
            <text:p>10:55:56</text:p>
          </table:table-cell>
          <table:table-cell office:value-type="float" office:value="3.1917" calcext:value-type="float">
            <text:p>3.1917</text:p>
          </table:table-cell>
        </table:table-row>
        <table:table-row table:style-name="ro1">
          <table:table-cell table:style-name="ce1" office:value-type="string" calcext:value-type="string">
            <text:p>10:57:37</text:p>
          </table:table-cell>
          <table:table-cell office:value-type="float" office:value="3.1441" calcext:value-type="float">
            <text:p>3.1441</text:p>
          </table:table-cell>
        </table:table-row>
        <table:table-row table:style-name="ro1">
          <table:table-cell table:style-name="ce1" office:value-type="string" calcext:value-type="string">
            <text:p>10:59:19</text:p>
          </table:table-cell>
          <table:table-cell office:value-type="float" office:value="3.1502" calcext:value-type="float">
            <text:p>3.1502</text:p>
          </table:table-cell>
        </table:table-row>
        <table:table-row table:style-name="ro1">
          <table:table-cell table:style-name="ce1" office:value-type="string" calcext:value-type="string">
            <text:p>11:01:01</text:p>
          </table:table-cell>
          <table:table-cell office:value-type="float" office:value="3.2564" calcext:value-type="float">
            <text:p>3.2564</text:p>
          </table:table-cell>
        </table:table-row>
        <table:table-row table:style-name="ro1">
          <table:table-cell table:style-name="ce1" office:value-type="string" calcext:value-type="string">
            <text:p>11:02:42</text:p>
          </table:table-cell>
          <table:table-cell office:value-type="float" office:value="3.4029" calcext:value-type="float">
            <text:p>3.4029</text:p>
          </table:table-cell>
        </table:table-row>
        <table:table-row table:style-name="ro1">
          <table:table-cell table:style-name="ce1" office:value-type="string" calcext:value-type="string">
            <text:p>11:04:24</text:p>
          </table:table-cell>
          <table:table-cell office:value-type="float" office:value="3.2601" calcext:value-type="float">
            <text:p>3.2601</text:p>
          </table:table-cell>
        </table:table-row>
        <table:table-row table:style-name="ro1">
          <table:table-cell table:style-name="ce1" office:value-type="string" calcext:value-type="string">
            <text:p>11:06:05</text:p>
          </table:table-cell>
          <table:table-cell office:value-type="float" office:value="3.2882" calcext:value-type="float">
            <text:p>3.2882</text:p>
          </table:table-cell>
        </table:table-row>
        <table:table-row table:style-name="ro1">
          <table:table-cell table:style-name="ce1" office:value-type="string" calcext:value-type="string">
            <text:p>11:07:47</text:p>
          </table:table-cell>
          <table:table-cell office:value-type="float" office:value="3.3516" calcext:value-type="float">
            <text:p>3.3516</text:p>
          </table:table-cell>
        </table:table-row>
        <table:table-row table:style-name="ro1">
          <table:table-cell table:style-name="ce1" office:value-type="string" calcext:value-type="string">
            <text:p>11:09:29</text:p>
          </table:table-cell>
          <table:table-cell office:value-type="float" office:value="3.2979" calcext:value-type="float">
            <text:p>3.2979</text:p>
          </table:table-cell>
        </table:table-row>
        <table:table-row table:style-name="ro1">
          <table:table-cell table:style-name="ce1" office:value-type="string" calcext:value-type="string">
            <text:p>11:11:10</text:p>
          </table:table-cell>
          <table:table-cell office:value-type="float" office:value="3.2589" calcext:value-type="float">
            <text:p>3.2589</text:p>
          </table:table-cell>
        </table:table-row>
        <table:table-row table:style-name="ro1">
          <table:table-cell table:style-name="ce1" office:value-type="string" calcext:value-type="string">
            <text:p>11:12:52</text:p>
          </table:table-cell>
          <table:table-cell office:value-type="float" office:value="3.243" calcext:value-type="float">
            <text:p>3.2430</text:p>
          </table:table-cell>
        </table:table-row>
        <table:table-row table:style-name="ro1">
          <table:table-cell table:style-name="ce1" office:value-type="string" calcext:value-type="string">
            <text:p>11:14:34</text:p>
          </table:table-cell>
          <table:table-cell office:value-type="float" office:value="3.2198" calcext:value-type="float">
            <text:p>3.2198</text:p>
          </table:table-cell>
        </table:table-row>
        <table:table-row table:style-name="ro1">
          <table:table-cell table:style-name="ce1" office:value-type="string" calcext:value-type="string">
            <text:p>11:16:15</text:p>
          </table:table-cell>
          <table:table-cell office:value-type="float" office:value="3.2418" calcext:value-type="float">
            <text:p>3.2418</text:p>
          </table:table-cell>
        </table:table-row>
        <table:table-row table:style-name="ro1">
          <table:table-cell table:style-name="ce1" office:value-type="string" calcext:value-type="string">
            <text:p>11:17:57</text:p>
          </table:table-cell>
          <table:table-cell office:value-type="float" office:value="3.293" calcext:value-type="float">
            <text:p>3.2930</text:p>
          </table:table-cell>
        </table:table-row>
        <table:table-row table:style-name="ro1">
          <table:table-cell table:style-name="ce1" office:value-type="string" calcext:value-type="string">
            <text:p>11:19:38</text:p>
          </table:table-cell>
          <table:table-cell office:value-type="float" office:value="3.4371" calcext:value-type="float">
            <text:p>3.4371</text:p>
          </table:table-cell>
        </table:table-row>
        <table:table-row table:style-name="ro1">
          <table:table-cell table:style-name="ce1" office:value-type="string" calcext:value-type="string">
            <text:p>11:21:20</text:p>
          </table:table-cell>
          <table:table-cell office:value-type="float" office:value="3.442" calcext:value-type="float">
            <text:p>3.4420</text:p>
          </table:table-cell>
        </table:table-row>
        <table:table-row table:style-name="ro1">
          <table:table-cell table:style-name="ce1" office:value-type="string" calcext:value-type="string">
            <text:p>11:23:02</text:p>
          </table:table-cell>
          <table:table-cell office:value-type="float" office:value="3.4689" calcext:value-type="float">
            <text:p>3.4689</text:p>
          </table:table-cell>
        </table:table-row>
        <table:table-row table:style-name="ro1">
          <table:table-cell table:style-name="ce1" office:value-type="string" calcext:value-type="string">
            <text:p>11:24:43</text:p>
          </table:table-cell>
          <table:table-cell office:value-type="float" office:value="3.4444" calcext:value-type="float">
            <text:p>3.4444</text:p>
          </table:table-cell>
        </table:table-row>
        <table:table-row table:style-name="ro1">
          <table:table-cell table:style-name="ce1" office:value-type="string" calcext:value-type="string">
            <text:p>11:26:25</text:p>
          </table:table-cell>
          <table:table-cell office:value-type="float" office:value="3.2747" calcext:value-type="float">
            <text:p>3.2747</text:p>
          </table:table-cell>
        </table:table-row>
        <table:table-row table:style-name="ro1">
          <table:table-cell table:style-name="ce1" office:value-type="string" calcext:value-type="string">
            <text:p>11:28:06</text:p>
          </table:table-cell>
          <table:table-cell office:value-type="float" office:value="3.4322" calcext:value-type="float">
            <text:p>3.4322</text:p>
          </table:table-cell>
        </table:table-row>
        <table:table-row table:style-name="ro1">
          <table:table-cell table:style-name="ce1" office:value-type="string" calcext:value-type="string">
            <text:p>11:29:48</text:p>
          </table:table-cell>
          <table:table-cell office:value-type="float" office:value="3.3346" calcext:value-type="float">
            <text:p>3.3346</text:p>
          </table:table-cell>
        </table:table-row>
        <table:table-row table:style-name="ro1">
          <table:table-cell table:style-name="ce1" office:value-type="string" calcext:value-type="string">
            <text:p>11:31:30</text:p>
          </table:table-cell>
          <table:table-cell office:value-type="float" office:value="3.3126" calcext:value-type="float">
            <text:p>3.3126</text:p>
          </table:table-cell>
        </table:table-row>
        <table:table-row table:style-name="ro1">
          <table:table-cell table:style-name="ce1" office:value-type="string" calcext:value-type="string">
            <text:p>11:33:11</text:p>
          </table:table-cell>
          <table:table-cell office:value-type="float" office:value="3.304" calcext:value-type="float">
            <text:p>3.3040</text:p>
          </table:table-cell>
        </table:table-row>
        <table:table-row table:style-name="ro1">
          <table:table-cell table:style-name="ce1" office:value-type="string" calcext:value-type="string">
            <text:p>11:34:53</text:p>
          </table:table-cell>
          <table:table-cell office:value-type="float" office:value="3.2308" calcext:value-type="float">
            <text:p>3.2308</text:p>
          </table:table-cell>
        </table:table-row>
        <table:table-row table:style-name="ro1">
          <table:table-cell table:style-name="ce1" office:value-type="string" calcext:value-type="string">
            <text:p>11:36:35</text:p>
          </table:table-cell>
          <table:table-cell office:value-type="float" office:value="3.2527" calcext:value-type="float">
            <text:p>3.2527</text:p>
          </table:table-cell>
        </table:table-row>
        <table:table-row table:style-name="ro1">
          <table:table-cell table:style-name="ce1" office:value-type="string" calcext:value-type="string">
            <text:p>11:38:16</text:p>
          </table:table-cell>
          <table:table-cell office:value-type="float" office:value="3.2002" calcext:value-type="float">
            <text:p>3.2002</text:p>
          </table:table-cell>
        </table:table-row>
        <table:table-row table:style-name="ro1">
          <table:table-cell table:style-name="ce1" office:value-type="string" calcext:value-type="string">
            <text:p>11:39:58</text:p>
          </table:table-cell>
          <table:table-cell office:value-type="float" office:value="3.4811" calcext:value-type="float">
            <text:p>3.4811</text:p>
          </table:table-cell>
        </table:table-row>
        <table:table-row table:style-name="ro1">
          <table:table-cell table:style-name="ce1" office:value-type="string" calcext:value-type="string">
            <text:p>11:41:39</text:p>
          </table:table-cell>
          <table:table-cell office:value-type="float" office:value="3.4567" calcext:value-type="float">
            <text:p>3.4567</text:p>
          </table:table-cell>
        </table:table-row>
        <table:table-row table:style-name="ro1">
          <table:table-cell table:style-name="ce1" office:value-type="string" calcext:value-type="string">
            <text:p>11:43:21</text:p>
          </table:table-cell>
          <table:table-cell office:value-type="float" office:value="3.442" calcext:value-type="float">
            <text:p>3.4420</text:p>
          </table:table-cell>
        </table:table-row>
        <table:table-row table:style-name="ro1">
          <table:table-cell table:style-name="ce1" office:value-type="string" calcext:value-type="string">
            <text:p>11:45:03</text:p>
          </table:table-cell>
          <table:table-cell office:value-type="float" office:value="3.4237" calcext:value-type="float">
            <text:p>3.4237</text:p>
          </table:table-cell>
        </table:table-row>
        <table:table-row table:style-name="ro1">
          <table:table-cell table:style-name="ce1" office:value-type="string" calcext:value-type="string">
            <text:p>11:46:44</text:p>
          </table:table-cell>
          <table:table-cell office:value-type="float" office:value="3.4115" calcext:value-type="float">
            <text:p>3.4115</text:p>
          </table:table-cell>
        </table:table-row>
        <table:table-row table:style-name="ro1">
          <table:table-cell table:style-name="ce1" office:value-type="string" calcext:value-type="string">
            <text:p>11:48:26</text:p>
          </table:table-cell>
          <table:table-cell office:value-type="float" office:value="3.409" calcext:value-type="float">
            <text:p>3.4090</text:p>
          </table:table-cell>
        </table:table-row>
        <table:table-row table:style-name="ro1">
          <table:table-cell table:style-name="ce1" office:value-type="string" calcext:value-type="string">
            <text:p>11:51:36</text:p>
          </table:table-cell>
          <table:table-cell office:value-type="float" office:value="3.4322" calcext:value-type="float">
            <text:p>3.4322</text:p>
          </table:table-cell>
        </table:table-row>
        <table:table-row table:style-name="ro1">
          <table:table-cell table:style-name="ce1" office:value-type="string" calcext:value-type="string">
            <text:p>11:53:17</text:p>
          </table:table-cell>
          <table:table-cell office:value-type="float" office:value="3.4298" calcext:value-type="float">
            <text:p>3.4298</text:p>
          </table:table-cell>
        </table:table-row>
        <table:table-row table:style-name="ro1">
          <table:table-cell table:style-name="ce1" office:value-type="string" calcext:value-type="string">
            <text:p>11:54:59</text:p>
          </table:table-cell>
          <table:table-cell office:value-type="float" office:value="3.2173" calcext:value-type="float">
            <text:p>3.2173</text:p>
          </table:table-cell>
        </table:table-row>
        <table:table-row table:style-name="ro1">
          <table:table-cell table:style-name="ce1" office:value-type="string" calcext:value-type="string">
            <text:p>11:56:41</text:p>
          </table:table-cell>
          <table:table-cell office:value-type="float" office:value="3.243" calcext:value-type="float">
            <text:p>3.2430</text:p>
          </table:table-cell>
        </table:table-row>
        <table:table-row table:style-name="ro1">
          <table:table-cell table:style-name="ce1" office:value-type="string" calcext:value-type="string">
            <text:p>11:58:22</text:p>
          </table:table-cell>
          <table:table-cell office:value-type="float" office:value="3.1917" calcext:value-type="float">
            <text:p>3.1917</text:p>
          </table:table-cell>
        </table:table-row>
        <table:table-row table:style-name="ro1">
          <table:table-cell table:style-name="ce1" office:value-type="string" calcext:value-type="string">
            <text:p>12:00:04</text:p>
          </table:table-cell>
          <table:table-cell office:value-type="float" office:value="3.199" calcext:value-type="float">
            <text:p>3.1990</text:p>
          </table:table-cell>
        </table:table-row>
        <table:table-row table:style-name="ro1">
          <table:table-cell table:style-name="ce1" office:value-type="string" calcext:value-type="string">
            <text:p>12:01:45</text:p>
          </table:table-cell>
          <table:table-cell office:value-type="float" office:value="3.2369" calcext:value-type="float">
            <text:p>3.2369</text:p>
          </table:table-cell>
        </table:table-row>
        <table:table-row table:style-name="ro1">
          <table:table-cell table:style-name="ce1" office:value-type="string" calcext:value-type="string">
            <text:p>12:03:27</text:p>
          </table:table-cell>
          <table:table-cell office:value-type="float" office:value="3.5604" calcext:value-type="float">
            <text:p>3.5604</text:p>
          </table:table-cell>
        </table:table-row>
        <table:table-row table:style-name="ro1">
          <table:table-cell table:style-name="ce1" office:value-type="string" calcext:value-type="string">
            <text:p>12:05:09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table:style-name="ce1" office:value-type="string" calcext:value-type="string">
            <text:p>12:06:50</text:p>
          </table:table-cell>
          <table:table-cell office:value-type="float" office:value="3.536" calcext:value-type="float">
            <text:p>3.5360</text:p>
          </table:table-cell>
        </table:table-row>
        <table:table-row table:style-name="ro1">
          <table:table-cell table:style-name="ce1" office:value-type="string" calcext:value-type="string">
            <text:p>12:08:32</text:p>
          </table:table-cell>
          <table:table-cell office:value-type="float" office:value="3.3834" calcext:value-type="float">
            <text:p>3.3834</text:p>
          </table:table-cell>
        </table:table-row>
        <table:table-row table:style-name="ro1">
          <table:table-cell table:style-name="ce1" office:value-type="string" calcext:value-type="string">
            <text:p>12:10:14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1">
          <table:table-cell table:style-name="ce1" office:value-type="string" calcext:value-type="string">
            <text:p>12:11:55</text:p>
          </table:table-cell>
          <table:table-cell office:value-type="float" office:value="3.1306" calcext:value-type="float">
            <text:p>3.1306</text:p>
          </table:table-cell>
        </table:table-row>
        <table:table-row table:style-name="ro1">
          <table:table-cell table:style-name="ce1" office:value-type="string" calcext:value-type="string">
            <text:p>12:15:48</text:p>
          </table:table-cell>
          <table:table-cell office:value-type="float" office:value="3.2137" calcext:value-type="float">
            <text:p>3.2137</text:p>
          </table:table-cell>
        </table:table-row>
        <table:table-row table:style-name="ro1">
          <table:table-cell table:style-name="ce1" office:value-type="string" calcext:value-type="string">
            <text:p>12:17:30</text:p>
          </table:table-cell>
          <table:table-cell office:value-type="float" office:value="3.486" calcext:value-type="float">
            <text:p>3.4860</text:p>
          </table:table-cell>
        </table:table-row>
        <table:table-row table:style-name="ro1">
          <table:table-cell table:style-name="ce1" office:value-type="string" calcext:value-type="string">
            <text:p>12:19:11</text:p>
          </table:table-cell>
          <table:table-cell office:value-type="float" office:value="3.2772" calcext:value-type="float">
            <text:p>3.2772</text:p>
          </table:table-cell>
        </table:table-row>
        <table:table-row table:style-name="ro1">
          <table:table-cell table:style-name="ce1" office:value-type="string" calcext:value-type="string">
            <text:p>12:22:53</text:p>
          </table:table-cell>
          <table:table-cell office:value-type="float" office:value="3.4261" calcext:value-type="float">
            <text:p>3.4261</text:p>
          </table:table-cell>
        </table:table-row>
        <table:table-row table:style-name="ro1">
          <table:table-cell table:style-name="ce1" office:value-type="string" calcext:value-type="string">
            <text:p>12:24:35</text:p>
          </table:table-cell>
          <table:table-cell office:value-type="float" office:value="3.4066" calcext:value-type="float">
            <text:p>3.4066</text:p>
          </table:table-cell>
        </table:table-row>
        <table:table-row table:style-name="ro1">
          <table:table-cell table:style-name="ce1" office:value-type="string" calcext:value-type="string">
            <text:p>12:26:17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table:style-name="ce1" office:value-type="string" calcext:value-type="string">
            <text:p>12:29:40</text:p>
          </table:table-cell>
          <table:table-cell office:value-type="float" office:value="3.3858" calcext:value-type="float">
            <text:p>3.3858</text:p>
          </table:table-cell>
        </table:table-row>
        <table:table-row table:style-name="ro1">
          <table:table-cell table:style-name="ce1" office:value-type="string" calcext:value-type="string">
            <text:p>12:31:21</text:p>
          </table:table-cell>
          <table:table-cell office:value-type="float" office:value="3.3431" calcext:value-type="float">
            <text:p>3.3431</text:p>
          </table:table-cell>
        </table:table-row>
        <table:table-row table:style-name="ro1">
          <table:table-cell table:style-name="ce1" office:value-type="string" calcext:value-type="string">
            <text:p>12:33:03</text:p>
          </table:table-cell>
          <table:table-cell office:value-type="float" office:value="3.4628" calcext:value-type="float">
            <text:p>3.4628</text:p>
          </table:table-cell>
        </table:table-row>
        <table:table-row table:style-name="ro1">
          <table:table-cell table:style-name="ce1" office:value-type="string" calcext:value-type="string">
            <text:p>12:34:44</text:p>
          </table:table-cell>
          <table:table-cell office:value-type="float" office:value="3.4066" calcext:value-type="float">
            <text:p>3.4066</text:p>
          </table:table-cell>
        </table:table-row>
        <table:table-row table:style-name="ro1">
          <table:table-cell table:style-name="ce1" office:value-type="string" calcext:value-type="string">
            <text:p>12:36:26</text:p>
          </table:table-cell>
          <table:table-cell office:value-type="float" office:value="3.3944" calcext:value-type="float">
            <text:p>3.3944</text:p>
          </table:table-cell>
        </table:table-row>
        <table:table-row table:style-name="ro1">
          <table:table-cell table:style-name="ce1" office:value-type="string" calcext:value-type="string">
            <text:p>12:40:00</text:p>
          </table:table-cell>
          <table:table-cell office:value-type="float" office:value="3.5287" calcext:value-type="float">
            <text:p>3.5287</text:p>
          </table:table-cell>
        </table:table-row>
        <table:table-row table:style-name="ro1">
          <table:table-cell table:style-name="ce1" office:value-type="string" calcext:value-type="string">
            <text:p>12:41:42</text:p>
          </table:table-cell>
          <table:table-cell office:value-type="float" office:value="3.4933" calcext:value-type="float">
            <text:p>3.4933</text:p>
          </table:table-cell>
        </table:table-row>
        <table:table-row table:style-name="ro1">
          <table:table-cell table:style-name="ce1" office:value-type="string" calcext:value-type="string">
            <text:p>12:43:23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table:style-name="ce1" office:value-type="string" calcext:value-type="string">
            <text:p>12:45:04</text:p>
          </table:table-cell>
          <table:table-cell office:value-type="float" office:value="3.4151" calcext:value-type="float">
            <text:p>3.4151</text:p>
          </table:table-cell>
        </table:table-row>
        <table:table-row table:style-name="ro1">
          <table:table-cell table:style-name="ce1" office:value-type="string" calcext:value-type="string">
            <text:p>12:46:46</text:p>
          </table:table-cell>
          <table:table-cell office:value-type="float" office:value="3.1477" calcext:value-type="float">
            <text:p>3.1477</text:p>
          </table:table-cell>
        </table:table-row>
        <table:table-row table:style-name="ro1">
          <table:table-cell table:style-name="ce1" office:value-type="string" calcext:value-type="string">
            <text:p>12:48:28</text:p>
          </table:table-cell>
          <table:table-cell office:value-type="float" office:value="3.3797" calcext:value-type="float">
            <text:p>3.3797</text:p>
          </table:table-cell>
        </table:table-row>
        <table:table-row table:style-name="ro1">
          <table:table-cell table:style-name="ce1" office:value-type="string" calcext:value-type="string">
            <text:p>12:50:09</text:p>
          </table:table-cell>
          <table:table-cell office:value-type="float" office:value="3.4225" calcext:value-type="float">
            <text:p>3.4225</text:p>
          </table:table-cell>
        </table:table-row>
        <table:table-row table:style-name="ro1">
          <table:table-cell table:style-name="ce1" office:value-type="string" calcext:value-type="string">
            <text:p>12:51:51</text:p>
          </table:table-cell>
          <table:table-cell office:value-type="float" office:value="3.3968" calcext:value-type="float">
            <text:p>3.3968</text:p>
          </table:table-cell>
        </table:table-row>
        <table:table-row table:style-name="ro1">
          <table:table-cell table:style-name="ce1" office:value-type="string" calcext:value-type="string">
            <text:p>12:53:32</text:p>
          </table:table-cell>
          <table:table-cell office:value-type="float" office:value="3.0501" calcext:value-type="float">
            <text:p>3.0501</text:p>
          </table:table-cell>
        </table:table-row>
        <table:table-row table:style-name="ro1">
          <table:table-cell table:style-name="ce1" office:value-type="string" calcext:value-type="string">
            <text:p>12:55:14</text:p>
          </table:table-cell>
          <table:table-cell office:value-type="float" office:value="3.1184" calcext:value-type="float">
            <text:p>3.1184</text:p>
          </table:table-cell>
        </table:table-row>
        <table:table-row table:style-name="ro1">
          <table:table-cell table:style-name="ce1" office:value-type="string" calcext:value-type="string">
            <text:p>12:56:55</text:p>
          </table:table-cell>
          <table:table-cell office:value-type="float" office:value="3.2161" calcext:value-type="float">
            <text:p>3.2161</text:p>
          </table:table-cell>
        </table:table-row>
        <table:table-row table:style-name="ro1">
          <table:table-cell table:style-name="ce1" office:value-type="string" calcext:value-type="string">
            <text:p>12:58:37</text:p>
          </table:table-cell>
          <table:table-cell office:value-type="float" office:value="3.1807" calcext:value-type="float">
            <text:p>3.1807</text:p>
          </table:table-cell>
        </table:table-row>
        <table:table-row table:style-name="ro1">
          <table:table-cell table:style-name="ce1" office:value-type="string" calcext:value-type="string">
            <text:p>13:00:18</text:p>
          </table:table-cell>
          <table:table-cell office:value-type="float" office:value="3.1966" calcext:value-type="float">
            <text:p>3.1966</text:p>
          </table:table-cell>
        </table:table-row>
        <table:table-row table:style-name="ro1">
          <table:table-cell table:style-name="ce1" office:value-type="string" calcext:value-type="string">
            <text:p>13:02:00</text:p>
          </table:table-cell>
          <table:table-cell office:value-type="float" office:value="3.3065" calcext:value-type="float">
            <text:p>3.3065</text:p>
          </table:table-cell>
        </table:table-row>
        <table:table-row table:style-name="ro1">
          <table:table-cell table:style-name="ce1" office:value-type="string" calcext:value-type="string">
            <text:p>13:03:41</text:p>
          </table:table-cell>
          <table:table-cell office:value-type="float" office:value="3.2589" calcext:value-type="float">
            <text:p>3.2589</text:p>
          </table:table-cell>
        </table:table-row>
        <table:table-row table:style-name="ro1">
          <table:table-cell table:style-name="ce1" office:value-type="string" calcext:value-type="string">
            <text:p>13:05:22</text:p>
          </table:table-cell>
          <table:table-cell office:value-type="float" office:value="3.2418" calcext:value-type="float">
            <text:p>3.2418</text:p>
          </table:table-cell>
        </table:table-row>
        <table:table-row table:style-name="ro1">
          <table:table-cell table:style-name="ce1" office:value-type="string" calcext:value-type="string">
            <text:p>13:07:04</text:p>
          </table:table-cell>
          <table:table-cell office:value-type="float" office:value="3.2063" calcext:value-type="float">
            <text:p>3.2063</text:p>
          </table:table-cell>
        </table:table-row>
        <table:table-row table:style-name="ro1">
          <table:table-cell table:style-name="ce1" office:value-type="string" calcext:value-type="string">
            <text:p>13:08:45</text:p>
          </table:table-cell>
          <table:table-cell office:value-type="float" office:value="3.2271" calcext:value-type="float">
            <text:p>3.2271</text:p>
          </table:table-cell>
        </table:table-row>
        <table:table-row table:style-name="ro1">
          <table:table-cell table:style-name="ce1" office:value-type="string" calcext:value-type="string">
            <text:p>13:10:27</text:p>
          </table:table-cell>
          <table:table-cell office:value-type="float" office:value="3.2723" calcext:value-type="float">
            <text:p>3.2723</text:p>
          </table:table-cell>
        </table:table-row>
        <table:table-row table:style-name="ro1">
          <table:table-cell table:style-name="ce1" office:value-type="string" calcext:value-type="string">
            <text:p>13:12:08</text:p>
          </table:table-cell>
          <table:table-cell office:value-type="float" office:value="3.5043" calcext:value-type="float">
            <text:p>3.5043</text:p>
          </table:table-cell>
        </table:table-row>
        <table:table-row table:style-name="ro1">
          <table:table-cell table:style-name="ce1" office:value-type="string" calcext:value-type="string">
            <text:p>13:13:50</text:p>
          </table:table-cell>
          <table:table-cell office:value-type="float" office:value="3.0928" calcext:value-type="float">
            <text:p>3.0928</text:p>
          </table:table-cell>
        </table:table-row>
        <table:table-row table:style-name="ro1">
          <table:table-cell table:style-name="ce1" office:value-type="string" calcext:value-type="string">
            <text:p>13:15:31</text:p>
          </table:table-cell>
          <table:table-cell office:value-type="float" office:value="3.1648" calcext:value-type="float">
            <text:p>3.1648</text:p>
          </table:table-cell>
        </table:table-row>
        <table:table-row table:style-name="ro1">
          <table:table-cell table:style-name="ce1" office:value-type="string" calcext:value-type="string">
            <text:p>13:17:13</text:p>
          </table:table-cell>
          <table:table-cell office:value-type="float" office:value="3.2222" calcext:value-type="float">
            <text:p>3.2222</text:p>
          </table:table-cell>
        </table:table-row>
        <table:table-row table:style-name="ro1">
          <table:table-cell table:style-name="ce1" office:value-type="string" calcext:value-type="string">
            <text:p>13:18:54</text:p>
          </table:table-cell>
          <table:table-cell office:value-type="float" office:value="3.5421" calcext:value-type="float">
            <text:p>3.5421</text:p>
          </table:table-cell>
        </table:table-row>
        <table:table-row table:style-name="ro1">
          <table:table-cell table:style-name="ce1" office:value-type="string" calcext:value-type="string">
            <text:p>13:20:36</text:p>
          </table:table-cell>
          <table:table-cell office:value-type="float" office:value="3.1734" calcext:value-type="float">
            <text:p>3.1734</text:p>
          </table:table-cell>
        </table:table-row>
        <table:table-row table:style-name="ro1">
          <table:table-cell table:style-name="ce1" office:value-type="string" calcext:value-type="string">
            <text:p>13:22:17</text:p>
          </table:table-cell>
          <table:table-cell office:value-type="float" office:value="3.1758" calcext:value-type="float">
            <text:p>3.1758</text:p>
          </table:table-cell>
        </table:table-row>
        <table:table-row table:style-name="ro1">
          <table:table-cell table:style-name="ce1" office:value-type="string" calcext:value-type="string">
            <text:p>13:23:59</text:p>
          </table:table-cell>
          <table:table-cell office:value-type="float" office:value="3.2637" calcext:value-type="float">
            <text:p>3.2637</text:p>
          </table:table-cell>
        </table:table-row>
        <table:table-row table:style-name="ro1">
          <table:table-cell table:style-name="ce1" office:value-type="string" calcext:value-type="string">
            <text:p>13:25:40</text:p>
          </table:table-cell>
          <table:table-cell office:value-type="float" office:value="3.2686" calcext:value-type="float">
            <text:p>3.2686</text:p>
          </table:table-cell>
        </table:table-row>
        <table:table-row table:style-name="ro1">
          <table:table-cell table:style-name="ce1" office:value-type="string" calcext:value-type="string">
            <text:p>13:27:22</text:p>
          </table:table-cell>
          <table:table-cell office:value-type="float" office:value="3.3114" calcext:value-type="float">
            <text:p>3.3114</text:p>
          </table:table-cell>
        </table:table-row>
        <table:table-row table:style-name="ro1">
          <table:table-cell table:style-name="ce1" office:value-type="string" calcext:value-type="string">
            <text:p>13:29:04</text:p>
          </table:table-cell>
          <table:table-cell office:value-type="float" office:value="3.4176" calcext:value-type="float">
            <text:p>3.4176</text:p>
          </table:table-cell>
        </table:table-row>
        <table:table-row table:style-name="ro1">
          <table:table-cell table:style-name="ce1" office:value-type="string" calcext:value-type="string">
            <text:p>13:30:45</text:p>
          </table:table-cell>
          <table:table-cell office:value-type="float" office:value="3.4603" calcext:value-type="float">
            <text:p>3.4603</text:p>
          </table:table-cell>
        </table:table-row>
        <table:table-row table:style-name="ro1">
          <table:table-cell table:style-name="ce1" office:value-type="string" calcext:value-type="string">
            <text:p>13:32:27</text:p>
          </table:table-cell>
          <table:table-cell office:value-type="float" office:value="3.2198" calcext:value-type="float">
            <text:p>3.2198</text:p>
          </table:table-cell>
        </table:table-row>
        <table:table-row table:style-name="ro1">
          <table:table-cell table:style-name="ce1" office:value-type="string" calcext:value-type="string">
            <text:p>13:34:09</text:p>
          </table:table-cell>
          <table:table-cell office:value-type="float" office:value="3.2271" calcext:value-type="float">
            <text:p>3.2271</text:p>
          </table:table-cell>
        </table:table-row>
        <table:table-row table:style-name="ro1">
          <table:table-cell table:style-name="ce1" office:value-type="string" calcext:value-type="string">
            <text:p>13:35:50</text:p>
          </table:table-cell>
          <table:table-cell office:value-type="float" office:value="3.3626" calcext:value-type="float">
            <text:p>3.3626</text:p>
          </table:table-cell>
        </table:table-row>
        <table:table-row table:style-name="ro1">
          <table:table-cell table:style-name="ce1" office:value-type="string" calcext:value-type="string">
            <text:p>13:37:32</text:p>
          </table:table-cell>
          <table:table-cell office:value-type="float" office:value="3.3944" calcext:value-type="float">
            <text:p>3.3944</text:p>
          </table:table-cell>
        </table:table-row>
        <table:table-row table:style-name="ro1">
          <table:table-cell table:style-name="ce1" office:value-type="string" calcext:value-type="string">
            <text:p>13:39:13</text:p>
          </table:table-cell>
          <table:table-cell office:value-type="float" office:value="3.1722" calcext:value-type="float">
            <text:p>3.1722</text:p>
          </table:table-cell>
        </table:table-row>
        <table:table-row table:style-name="ro1">
          <table:table-cell table:style-name="ce1" office:value-type="string" calcext:value-type="string">
            <text:p>13:40:55</text:p>
          </table:table-cell>
          <table:table-cell office:value-type="float" office:value="3.2369" calcext:value-type="float">
            <text:p>3.2369</text:p>
          </table:table-cell>
        </table:table-row>
        <table:table-row table:style-name="ro1">
          <table:table-cell table:style-name="ce1" office:value-type="string" calcext:value-type="string">
            <text:p>13:42:37</text:p>
          </table:table-cell>
          <table:table-cell office:value-type="float" office:value="3.2601" calcext:value-type="float">
            <text:p>3.2601</text:p>
          </table:table-cell>
        </table:table-row>
        <table:table-row table:style-name="ro1">
          <table:table-cell table:style-name="ce1" office:value-type="string" calcext:value-type="string">
            <text:p>13:44:18</text:p>
          </table:table-cell>
          <table:table-cell office:value-type="float" office:value="3.3761" calcext:value-type="float">
            <text:p>3.3761</text:p>
          </table:table-cell>
        </table:table-row>
        <table:table-row table:style-name="ro1">
          <table:table-cell table:style-name="ce1" office:value-type="string" calcext:value-type="string">
            <text:p>13:46:00</text:p>
          </table:table-cell>
          <table:table-cell office:value-type="float" office:value="3.5079" calcext:value-type="float">
            <text:p>3.5079</text:p>
          </table:table-cell>
        </table:table-row>
        <table:table-row table:style-name="ro1">
          <table:table-cell table:style-name="ce1" office:value-type="string" calcext:value-type="string">
            <text:p>13:47:42</text:p>
          </table:table-cell>
          <table:table-cell office:value-type="float" office:value="3.1917" calcext:value-type="float">
            <text:p>3.1917</text:p>
          </table:table-cell>
        </table:table-row>
        <table:table-row table:style-name="ro1">
          <table:table-cell table:style-name="ce1" office:value-type="string" calcext:value-type="string">
            <text:p>13:49:23</text:p>
          </table:table-cell>
          <table:table-cell office:value-type="float" office:value="3.2247" calcext:value-type="float">
            <text:p>3.2247</text:p>
          </table:table-cell>
        </table:table-row>
        <table:table-row table:style-name="ro1">
          <table:table-cell table:style-name="ce1" office:value-type="string" calcext:value-type="string">
            <text:p>13:51:05</text:p>
          </table:table-cell>
          <table:table-cell office:value-type="float" office:value="3.3321" calcext:value-type="float">
            <text:p>3.3321</text:p>
          </table:table-cell>
        </table:table-row>
        <table:table-row table:style-name="ro1">
          <table:table-cell table:style-name="ce1" office:value-type="string" calcext:value-type="string">
            <text:p>13:52:46</text:p>
          </table:table-cell>
          <table:table-cell office:value-type="float" office:value="3.2686" calcext:value-type="float">
            <text:p>3.2686</text:p>
          </table:table-cell>
        </table:table-row>
        <table:table-row table:style-name="ro1">
          <table:table-cell table:style-name="ce1" office:value-type="string" calcext:value-type="string">
            <text:p>13:54:28</text:p>
          </table:table-cell>
          <table:table-cell office:value-type="float" office:value="3.2503" calcext:value-type="float">
            <text:p>3.2503</text:p>
          </table:table-cell>
        </table:table-row>
        <table:table-row table:style-name="ro1">
          <table:table-cell table:style-name="ce1" office:value-type="string" calcext:value-type="string">
            <text:p>13:56:10</text:p>
          </table:table-cell>
          <table:table-cell office:value-type="float" office:value="3.2613" calcext:value-type="float">
            <text:p>3.2613</text:p>
          </table:table-cell>
        </table:table-row>
        <table:table-row table:style-name="ro1">
          <table:table-cell table:style-name="ce1" office:value-type="string" calcext:value-type="string">
            <text:p>13:57:51</text:p>
          </table:table-cell>
          <table:table-cell office:value-type="float" office:value="3.2906" calcext:value-type="float">
            <text:p>3.2906</text:p>
          </table:table-cell>
        </table:table-row>
        <table:table-row table:style-name="ro1">
          <table:table-cell table:style-name="ce1" office:value-type="string" calcext:value-type="string">
            <text:p>13:59:33</text:p>
          </table:table-cell>
          <table:table-cell office:value-type="float" office:value="3.3114" calcext:value-type="float">
            <text:p>3.3114</text:p>
          </table:table-cell>
        </table:table-row>
        <table:table-row table:style-name="ro1">
          <table:table-cell table:style-name="ce1" office:value-type="string" calcext:value-type="string">
            <text:p>14:01:15</text:p>
          </table:table-cell>
          <table:table-cell office:value-type="float" office:value="3.2979" calcext:value-type="float">
            <text:p>3.2979</text:p>
          </table:table-cell>
        </table:table-row>
        <table:table-row table:style-name="ro1">
          <table:table-cell table:style-name="ce1" office:value-type="string" calcext:value-type="string">
            <text:p>14:02:56</text:p>
          </table:table-cell>
          <table:table-cell office:value-type="float" office:value="3.3223" calcext:value-type="float">
            <text:p>3.3223</text:p>
          </table:table-cell>
        </table:table-row>
        <table:table-row table:style-name="ro1">
          <table:table-cell table:style-name="ce1" office:value-type="string" calcext:value-type="string">
            <text:p>14:04:38</text:p>
          </table:table-cell>
          <table:table-cell office:value-type="float" office:value="3.3162" calcext:value-type="float">
            <text:p>3.3162</text:p>
          </table:table-cell>
        </table:table-row>
        <table:table-row table:style-name="ro1">
          <table:table-cell table:style-name="ce1" office:value-type="string" calcext:value-type="string">
            <text:p>14:06:20</text:p>
          </table:table-cell>
          <table:table-cell office:value-type="float" office:value="3.3284" calcext:value-type="float">
            <text:p>3.3284</text:p>
          </table:table-cell>
        </table:table-row>
        <table:table-row table:style-name="ro1">
          <table:table-cell table:style-name="ce1" office:value-type="string" calcext:value-type="string">
            <text:p>14:08:01</text:p>
          </table:table-cell>
          <table:table-cell office:value-type="float" office:value="3.3016" calcext:value-type="float">
            <text:p>3.3016</text:p>
          </table:table-cell>
        </table:table-row>
        <table:table-row table:style-name="ro1">
          <table:table-cell table:style-name="ce1" office:value-type="string" calcext:value-type="string">
            <text:p>14:09:43</text:p>
          </table:table-cell>
          <table:table-cell office:value-type="float" office:value="3.2991" calcext:value-type="float">
            <text:p>3.2991</text:p>
          </table:table-cell>
        </table:table-row>
        <table:table-row table:style-name="ro1">
          <table:table-cell table:style-name="ce1" office:value-type="string" calcext:value-type="string">
            <text:p>14:11:24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1">
          <table:table-cell table:style-name="ce1" office:value-type="string" calcext:value-type="string">
            <text:p>14:13:06</text:p>
          </table:table-cell>
          <table:table-cell office:value-type="float" office:value="3.3761" calcext:value-type="float">
            <text:p>3.3761</text:p>
          </table:table-cell>
        </table:table-row>
        <table:table-row table:style-name="ro1">
          <table:table-cell table:style-name="ce1" office:value-type="string" calcext:value-type="string">
            <text:p>14:14:48</text:p>
          </table:table-cell>
          <table:table-cell office:value-type="float" office:value="3.3199" calcext:value-type="float">
            <text:p>3.3199</text:p>
          </table:table-cell>
        </table:table-row>
        <table:table-row table:style-name="ro1">
          <table:table-cell table:style-name="ce1" office:value-type="string" calcext:value-type="string">
            <text:p>14:16:29</text:p>
          </table:table-cell>
          <table:table-cell office:value-type="float" office:value="3.337" calcext:value-type="float">
            <text:p>3.3370</text:p>
          </table:table-cell>
        </table:table-row>
        <table:table-row table:style-name="ro1">
          <table:table-cell table:style-name="ce1" office:value-type="string" calcext:value-type="string">
            <text:p>14:18:11</text:p>
          </table:table-cell>
          <table:table-cell office:value-type="float" office:value="3.3431" calcext:value-type="float">
            <text:p>3.3431</text:p>
          </table:table-cell>
        </table:table-row>
        <table:table-row table:style-name="ro1">
          <table:table-cell table:style-name="ce1" office:value-type="string" calcext:value-type="string">
            <text:p>14:19:53</text:p>
          </table:table-cell>
          <table:table-cell office:value-type="float" office:value="3.3407" calcext:value-type="float">
            <text:p>3.3407</text:p>
          </table:table-cell>
        </table:table-row>
        <table:table-row table:style-name="ro1">
          <table:table-cell table:style-name="ce1" office:value-type="string" calcext:value-type="string">
            <text:p>14:21:34</text:p>
          </table:table-cell>
          <table:table-cell office:value-type="float" office:value="3.4286" calcext:value-type="float">
            <text:p>3.4286</text:p>
          </table:table-cell>
        </table:table-row>
        <table:table-row table:style-name="ro1">
          <table:table-cell table:style-name="ce1" office:value-type="string" calcext:value-type="string">
            <text:p>14:23:16</text:p>
          </table:table-cell>
          <table:table-cell office:value-type="float" office:value="3.3284" calcext:value-type="float">
            <text:p>3.3284</text:p>
          </table:table-cell>
        </table:table-row>
        <table:table-row table:style-name="ro1">
          <table:table-cell table:style-name="ce1" office:value-type="string" calcext:value-type="string">
            <text:p>14:24:57</text:p>
          </table:table-cell>
          <table:table-cell office:value-type="float" office:value="3.3309" calcext:value-type="float">
            <text:p>3.3309</text:p>
          </table:table-cell>
        </table:table-row>
        <table:table-row table:style-name="ro1">
          <table:table-cell table:style-name="ce1" office:value-type="string" calcext:value-type="string">
            <text:p>14:26:39</text:p>
          </table:table-cell>
          <table:table-cell office:value-type="float" office:value="3.3065" calcext:value-type="float">
            <text:p>3.3065</text:p>
          </table:table-cell>
        </table:table-row>
        <table:table-row table:style-name="ro1">
          <table:table-cell table:style-name="ce1" office:value-type="string" calcext:value-type="string">
            <text:p>14:28:21</text:p>
          </table:table-cell>
          <table:table-cell office:value-type="float" office:value="3.3053" calcext:value-type="float">
            <text:p>3.3053</text:p>
          </table:table-cell>
        </table:table-row>
        <table:table-row table:style-name="ro1">
          <table:table-cell table:style-name="ce1" office:value-type="string" calcext:value-type="string">
            <text:p>14:30:02</text:p>
          </table:table-cell>
          <table:table-cell office:value-type="float" office:value="3.293" calcext:value-type="float">
            <text:p>3.2930</text:p>
          </table:table-cell>
        </table:table-row>
        <table:table-row table:style-name="ro1">
          <table:table-cell table:style-name="ce1" office:value-type="string" calcext:value-type="string">
            <text:p>14:31:44</text:p>
          </table:table-cell>
          <table:table-cell office:value-type="float" office:value="3.2845" calcext:value-type="float">
            <text:p>3.2845</text:p>
          </table:table-cell>
        </table:table-row>
        <table:table-row table:style-name="ro1">
          <table:table-cell table:style-name="ce1" office:value-type="string" calcext:value-type="string">
            <text:p>14:33:26</text:p>
          </table:table-cell>
          <table:table-cell office:value-type="float" office:value="3.2674" calcext:value-type="float">
            <text:p>3.2674</text:p>
          </table:table-cell>
        </table:table-row>
        <table:table-row table:style-name="ro1">
          <table:table-cell table:style-name="ce1" office:value-type="string" calcext:value-type="string">
            <text:p>14:35:07</text:p>
          </table:table-cell>
          <table:table-cell office:value-type="float" office:value="3.2723" calcext:value-type="float">
            <text:p>3.2723</text:p>
          </table:table-cell>
        </table:table-row>
        <table:table-row table:style-name="ro1">
          <table:table-cell table:style-name="ce1" office:value-type="string" calcext:value-type="string">
            <text:p>14:36:49</text:p>
          </table:table-cell>
          <table:table-cell office:value-type="float" office:value="3.2857" calcext:value-type="float">
            <text:p>3.2857</text:p>
          </table:table-cell>
        </table:table-row>
        <table:table-row table:style-name="ro1">
          <table:table-cell table:style-name="ce1" office:value-type="string" calcext:value-type="string">
            <text:p>14:38:30</text:p>
          </table:table-cell>
          <table:table-cell office:value-type="float" office:value="3.2869" calcext:value-type="float">
            <text:p>3.2869</text:p>
          </table:table-cell>
        </table:table-row>
        <table:table-row table:style-name="ro1">
          <table:table-cell table:style-name="ce1" office:value-type="string" calcext:value-type="string">
            <text:p>14:40:12</text:p>
          </table:table-cell>
          <table:table-cell office:value-type="float" office:value="3.3138" calcext:value-type="float">
            <text:p>3.3138</text:p>
          </table:table-cell>
        </table:table-row>
        <table:table-row table:style-name="ro1">
          <table:table-cell table:style-name="ce1" office:value-type="string" calcext:value-type="string">
            <text:p>14:41:54</text:p>
          </table:table-cell>
          <table:table-cell office:value-type="float" office:value="3.3578" calcext:value-type="float">
            <text:p>3.3578</text:p>
          </table:table-cell>
        </table:table-row>
        <table:table-row table:style-name="ro1">
          <table:table-cell table:style-name="ce1" office:value-type="string" calcext:value-type="string">
            <text:p>14:43:35</text:p>
          </table:table-cell>
          <table:table-cell office:value-type="float" office:value="3.2796" calcext:value-type="float">
            <text:p>3.2796</text:p>
          </table:table-cell>
        </table:table-row>
        <table:table-row table:style-name="ro1">
          <table:table-cell table:style-name="ce1" office:value-type="string" calcext:value-type="string">
            <text:p>14:45:17</text:p>
          </table:table-cell>
          <table:table-cell office:value-type="float" office:value="3.2637" calcext:value-type="float">
            <text:p>3.2637</text:p>
          </table:table-cell>
        </table:table-row>
        <table:table-row table:style-name="ro1">
          <table:table-cell table:style-name="ce1" office:value-type="string" calcext:value-type="string">
            <text:p>14:46:59</text:p>
          </table:table-cell>
          <table:table-cell office:value-type="float" office:value="3.243" calcext:value-type="float">
            <text:p>3.2430</text:p>
          </table:table-cell>
        </table:table-row>
        <table:table-row table:style-name="ro1">
          <table:table-cell table:style-name="ce1" office:value-type="string" calcext:value-type="string">
            <text:p>14:48:40</text:p>
          </table:table-cell>
          <table:table-cell office:value-type="float" office:value="3.4066" calcext:value-type="float">
            <text:p>3.4066</text:p>
          </table:table-cell>
        </table:table-row>
        <table:table-row table:style-name="ro1">
          <table:table-cell table:style-name="ce1" office:value-type="string" calcext:value-type="string">
            <text:p>14:50:22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table:style-name="ce1" office:value-type="string" calcext:value-type="string">
            <text:p>14:52:03</text:p>
          </table:table-cell>
          <table:table-cell office:value-type="float" office:value="3.3748" calcext:value-type="float">
            <text:p>3.3748</text:p>
          </table:table-cell>
        </table:table-row>
        <table:table-row table:style-name="ro1">
          <table:table-cell table:style-name="ce1" office:value-type="string" calcext:value-type="string">
            <text:p>14:53:45</text:p>
          </table:table-cell>
          <table:table-cell office:value-type="float" office:value="3.2234" calcext:value-type="float">
            <text:p>3.2234</text:p>
          </table:table-cell>
        </table:table-row>
        <table:table-row table:style-name="ro1">
          <table:table-cell table:style-name="ce1" office:value-type="string" calcext:value-type="string">
            <text:p>14:55:27</text:p>
          </table:table-cell>
          <table:table-cell office:value-type="float" office:value="2.9353" calcext:value-type="float">
            <text:p>2.9353</text:p>
          </table:table-cell>
        </table:table-row>
        <table:table-row table:style-name="ro1">
          <table:table-cell table:style-name="ce1" office:value-type="string" calcext:value-type="string">
            <text:p>15:00:53</text:p>
          </table:table-cell>
          <table:table-cell office:value-type="float" office:value="3.1978" calcext:value-type="float">
            <text:p>3.1978</text:p>
          </table:table-cell>
        </table:table-row>
        <table:table-row table:style-name="ro1">
          <table:table-cell table:style-name="ce1" office:value-type="string" calcext:value-type="string">
            <text:p>15:02:35</text:p>
          </table:table-cell>
          <table:table-cell office:value-type="float" office:value="3.2027" calcext:value-type="float">
            <text:p>3.2027</text:p>
          </table:table-cell>
        </table:table-row>
        <table:table-row table:style-name="ro1">
          <table:table-cell table:style-name="ce1" office:value-type="string" calcext:value-type="string">
            <text:p>15:04:16</text:p>
          </table:table-cell>
          <table:table-cell office:value-type="float" office:value="3.2283" calcext:value-type="float">
            <text:p>3.2283</text:p>
          </table:table-cell>
        </table:table-row>
        <table:table-row table:style-name="ro1">
          <table:table-cell table:style-name="ce1" office:value-type="string" calcext:value-type="string">
            <text:p>15:05:58</text:p>
          </table:table-cell>
          <table:table-cell office:value-type="float" office:value="3.2698" calcext:value-type="float">
            <text:p>3.2698</text:p>
          </table:table-cell>
        </table:table-row>
        <table:table-row table:style-name="ro1">
          <table:table-cell table:style-name="ce1" office:value-type="string" calcext:value-type="string">
            <text:p>15:07:39</text:p>
          </table:table-cell>
          <table:table-cell office:value-type="float" office:value="3.3248" calcext:value-type="float">
            <text:p>3.3248</text:p>
          </table:table-cell>
        </table:table-row>
        <table:table-row table:style-name="ro1">
          <table:table-cell table:style-name="ce1" office:value-type="string" calcext:value-type="string">
            <text:p>15:09:21</text:p>
          </table:table-cell>
          <table:table-cell office:value-type="float" office:value="3.2821" calcext:value-type="float">
            <text:p>3.2821</text:p>
          </table:table-cell>
        </table:table-row>
        <table:table-row table:style-name="ro1">
          <table:table-cell table:style-name="ce1" office:value-type="string" calcext:value-type="string">
            <text:p>15:11:03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table:style-name="ce1" office:value-type="string" calcext:value-type="string">
            <text:p>15:12:44</text:p>
          </table:table-cell>
          <table:table-cell office:value-type="float" office:value="3.3834" calcext:value-type="float">
            <text:p>3.3834</text:p>
          </table:table-cell>
        </table:table-row>
        <table:table-row table:style-name="ro1">
          <table:table-cell table:style-name="ce1" office:value-type="string" calcext:value-type="string">
            <text:p>15:14:26</text:p>
          </table:table-cell>
          <table:table-cell office:value-type="float" office:value="3.3529" calcext:value-type="float">
            <text:p>3.3529</text:p>
          </table:table-cell>
        </table:table-row>
        <table:table-row table:style-name="ro1">
          <table:table-cell table:style-name="ce1" office:value-type="string" calcext:value-type="string">
            <text:p>15:16:08</text:p>
          </table:table-cell>
          <table:table-cell office:value-type="float" office:value="3.2857" calcext:value-type="float">
            <text:p>3.2857</text:p>
          </table:table-cell>
        </table:table-row>
        <table:table-row table:style-name="ro1">
          <table:table-cell table:style-name="ce1" office:value-type="string" calcext:value-type="string">
            <text:p>15:17:50</text:p>
          </table:table-cell>
          <table:table-cell office:value-type="float" office:value="3.2454" calcext:value-type="float">
            <text:p>3.2454</text:p>
          </table:table-cell>
        </table:table-row>
        <table:table-row table:style-name="ro1">
          <table:table-cell table:style-name="ce1" office:value-type="string" calcext:value-type="string">
            <text:p>15:19:31</text:p>
          </table:table-cell>
          <table:table-cell office:value-type="float" office:value="3.2564" calcext:value-type="float">
            <text:p>3.2564</text:p>
          </table:table-cell>
        </table:table-row>
        <table:table-row table:style-name="ro1">
          <table:table-cell table:style-name="ce1" office:value-type="string" calcext:value-type="string">
            <text:p>15:21:14</text:p>
          </table:table-cell>
          <table:table-cell office:value-type="float" office:value="3.2747" calcext:value-type="float">
            <text:p>3.2747</text:p>
          </table:table-cell>
        </table:table-row>
        <table:table-row table:style-name="ro1">
          <table:table-cell table:style-name="ce1" office:value-type="string" calcext:value-type="string">
            <text:p>15:22:55</text:p>
          </table:table-cell>
          <table:table-cell office:value-type="float" office:value="3.3419" calcext:value-type="float">
            <text:p>3.3419</text:p>
          </table:table-cell>
        </table:table-row>
        <table:table-row table:style-name="ro1">
          <table:table-cell table:style-name="ce1" office:value-type="string" calcext:value-type="string">
            <text:p>15:24:37</text:p>
          </table:table-cell>
          <table:table-cell office:value-type="float" office:value="3.4054" calcext:value-type="float">
            <text:p>3.4054</text:p>
          </table:table-cell>
        </table:table-row>
        <table:table-row table:style-name="ro1">
          <table:table-cell table:style-name="ce1" office:value-type="string" calcext:value-type="string">
            <text:p>15:26:19</text:p>
          </table:table-cell>
          <table:table-cell office:value-type="float" office:value="3.221" calcext:value-type="float">
            <text:p>3.2210</text:p>
          </table:table-cell>
        </table:table-row>
        <table:table-row table:style-name="ro1">
          <table:table-cell table:style-name="ce1" office:value-type="string" calcext:value-type="string">
            <text:p>15:28:00</text:p>
          </table:table-cell>
          <table:table-cell office:value-type="float" office:value="3.2186" calcext:value-type="float">
            <text:p>3.2186</text:p>
          </table:table-cell>
        </table:table-row>
        <table:table-row table:style-name="ro1">
          <table:table-cell table:style-name="ce1" office:value-type="string" calcext:value-type="string">
            <text:p>15:29:42</text:p>
          </table:table-cell>
          <table:table-cell office:value-type="float" office:value="3.1978" calcext:value-type="float">
            <text:p>3.1978</text:p>
          </table:table-cell>
        </table:table-row>
        <table:table-row table:style-name="ro1">
          <table:table-cell table:style-name="ce1" office:value-type="string" calcext:value-type="string">
            <text:p>15:31:24</text:p>
          </table:table-cell>
          <table:table-cell office:value-type="float" office:value="3.1673" calcext:value-type="float">
            <text:p>3.1673</text:p>
          </table:table-cell>
        </table:table-row>
        <table:table-row table:style-name="ro1">
          <table:table-cell table:style-name="ce1" office:value-type="string" calcext:value-type="string">
            <text:p>15:33:05</text:p>
          </table:table-cell>
          <table:table-cell office:value-type="float" office:value="3.1722" calcext:value-type="float">
            <text:p>3.1722</text:p>
          </table:table-cell>
        </table:table-row>
        <table:table-row table:style-name="ro1">
          <table:table-cell table:style-name="ce1" office:value-type="string" calcext:value-type="string">
            <text:p>15:34:47</text:p>
          </table:table-cell>
          <table:table-cell office:value-type="float" office:value="3.1697" calcext:value-type="float">
            <text:p>3.1697</text:p>
          </table:table-cell>
        </table:table-row>
        <table:table-row table:style-name="ro1">
          <table:table-cell table:style-name="ce1" office:value-type="string" calcext:value-type="string">
            <text:p>15:36:28</text:p>
          </table:table-cell>
          <table:table-cell office:value-type="float" office:value="3.149" calcext:value-type="float">
            <text:p>3.1490</text:p>
          </table:table-cell>
        </table:table-row>
        <table:table-row table:style-name="ro1">
          <table:table-cell table:style-name="ce1" office:value-type="string" calcext:value-type="string">
            <text:p>15:38:10</text:p>
          </table:table-cell>
          <table:table-cell office:value-type="float" office:value="3.1465" calcext:value-type="float">
            <text:p>3.1465</text:p>
          </table:table-cell>
        </table:table-row>
        <table:table-row table:style-name="ro1">
          <table:table-cell table:style-name="ce1" office:value-type="string" calcext:value-type="string">
            <text:p>15:39:52</text:p>
          </table:table-cell>
          <table:table-cell office:value-type="float" office:value="3.1404" calcext:value-type="float">
            <text:p>3.1404</text:p>
          </table:table-cell>
        </table:table-row>
        <table:table-row table:style-name="ro1">
          <table:table-cell table:style-name="ce1" office:value-type="string" calcext:value-type="string">
            <text:p>15:41:33</text:p>
          </table:table-cell>
          <table:table-cell office:value-type="float" office:value="3.1306" calcext:value-type="float">
            <text:p>3.1306</text:p>
          </table:table-cell>
        </table:table-row>
        <table:table-row table:style-name="ro1">
          <table:table-cell table:style-name="ce1" office:value-type="string" calcext:value-type="string">
            <text:p>15:43:15</text:p>
          </table:table-cell>
          <table:table-cell office:value-type="float" office:value="3.1368" calcext:value-type="float">
            <text:p>3.1368</text:p>
          </table:table-cell>
        </table:table-row>
        <table:table-row table:style-name="ro1">
          <table:table-cell table:style-name="ce1" office:value-type="string" calcext:value-type="string">
            <text:p>15:44:56</text:p>
          </table:table-cell>
          <table:table-cell office:value-type="float" office:value="3.149" calcext:value-type="float">
            <text:p>3.1490</text:p>
          </table:table-cell>
        </table:table-row>
        <table:table-row table:style-name="ro1">
          <table:table-cell table:style-name="ce1" office:value-type="string" calcext:value-type="string">
            <text:p>15:46:38</text:p>
          </table:table-cell>
          <table:table-cell office:value-type="float" office:value="3.1502" calcext:value-type="float">
            <text:p>3.1502</text:p>
          </table:table-cell>
        </table:table-row>
        <table:table-row table:style-name="ro1">
          <table:table-cell table:style-name="ce1" office:value-type="string" calcext:value-type="string">
            <text:p>15:48:20</text:p>
          </table:table-cell>
          <table:table-cell office:value-type="float" office:value="3.1441" calcext:value-type="float">
            <text:p>3.1441</text:p>
          </table:table-cell>
        </table:table-row>
        <table:table-row table:style-name="ro1">
          <table:table-cell table:style-name="ce1" office:value-type="string" calcext:value-type="string">
            <text:p>15:50:01</text:p>
          </table:table-cell>
          <table:table-cell office:value-type="float" office:value="3.1319" calcext:value-type="float">
            <text:p>3.1319</text:p>
          </table:table-cell>
        </table:table-row>
        <table:table-row table:style-name="ro1">
          <table:table-cell table:style-name="ce1" office:value-type="string" calcext:value-type="string">
            <text:p>15:51:43</text:p>
          </table:table-cell>
          <table:table-cell office:value-type="float" office:value="3.1184" calcext:value-type="float">
            <text:p>3.1184</text:p>
          </table:table-cell>
        </table:table-row>
        <table:table-row table:style-name="ro1">
          <table:table-cell table:style-name="ce1" office:value-type="string" calcext:value-type="string">
            <text:p>15:53:25</text:p>
          </table:table-cell>
          <table:table-cell office:value-type="float" office:value="3.1258" calcext:value-type="float">
            <text:p>3.1258</text:p>
          </table:table-cell>
        </table:table-row>
        <table:table-row table:style-name="ro1">
          <table:table-cell table:style-name="ce1" office:value-type="string" calcext:value-type="string">
            <text:p>15:55:06</text:p>
          </table:table-cell>
          <table:table-cell office:value-type="float" office:value="3.1477" calcext:value-type="float">
            <text:p>3.1477</text:p>
          </table:table-cell>
        </table:table-row>
        <table:table-row table:style-name="ro1">
          <table:table-cell table:style-name="ce1" office:value-type="string" calcext:value-type="string">
            <text:p>15:56:48</text:p>
          </table:table-cell>
          <table:table-cell office:value-type="float" office:value="3.1587" calcext:value-type="float">
            <text:p>3.1587</text:p>
          </table:table-cell>
        </table:table-row>
        <table:table-row table:style-name="ro1">
          <table:table-cell table:style-name="ce1" office:value-type="string" calcext:value-type="string">
            <text:p>15:58:29</text:p>
          </table:table-cell>
          <table:table-cell office:value-type="float" office:value="3.1648" calcext:value-type="float">
            <text:p>3.1648</text:p>
          </table:table-cell>
        </table:table-row>
        <table:table-row table:style-name="ro1">
          <table:table-cell table:style-name="ce1" office:value-type="string" calcext:value-type="string">
            <text:p>16:00:11</text:p>
          </table:table-cell>
          <table:table-cell office:value-type="float" office:value="3.1746" calcext:value-type="float">
            <text:p>3.1746</text:p>
          </table:table-cell>
        </table:table-row>
        <table:table-row table:style-name="ro1">
          <table:table-cell table:style-name="ce1" office:value-type="string" calcext:value-type="string">
            <text:p>16:01:53</text:p>
          </table:table-cell>
          <table:table-cell office:value-type="float" office:value="3.188" calcext:value-type="float">
            <text:p>3.1880</text:p>
          </table:table-cell>
        </table:table-row>
        <table:table-row table:style-name="ro1">
          <table:table-cell table:style-name="ce1" office:value-type="string" calcext:value-type="string">
            <text:p>16:03:34</text:p>
          </table:table-cell>
          <table:table-cell office:value-type="float" office:value="3.221" calcext:value-type="float">
            <text:p>3.2210</text:p>
          </table:table-cell>
        </table:table-row>
        <table:table-row table:style-name="ro1">
          <table:table-cell table:style-name="ce1" office:value-type="string" calcext:value-type="string">
            <text:p>16:05:16</text:p>
          </table:table-cell>
          <table:table-cell office:value-type="float" office:value="3.5299" calcext:value-type="float">
            <text:p>3.5299</text:p>
          </table:table-cell>
        </table:table-row>
        <table:table-row table:style-name="ro1">
          <table:table-cell table:style-name="ce1" office:value-type="string" calcext:value-type="string">
            <text:p>16:06:57</text:p>
          </table:table-cell>
          <table:table-cell office:value-type="float" office:value="3.2161" calcext:value-type="float">
            <text:p>3.2161</text:p>
          </table:table-cell>
        </table:table-row>
        <table:table-row table:style-name="ro1">
          <table:table-cell table:style-name="ce1" office:value-type="string" calcext:value-type="string">
            <text:p>16:08:39</text:p>
          </table:table-cell>
          <table:table-cell office:value-type="float" office:value="3.2234" calcext:value-type="float">
            <text:p>3.2234</text:p>
          </table:table-cell>
        </table:table-row>
        <table:table-row table:style-name="ro1">
          <table:table-cell table:style-name="ce1" office:value-type="string" calcext:value-type="string">
            <text:p>16:10:21</text:p>
          </table:table-cell>
          <table:table-cell office:value-type="float" office:value="3.2308" calcext:value-type="float">
            <text:p>3.2308</text:p>
          </table:table-cell>
        </table:table-row>
        <table:table-row table:style-name="ro1">
          <table:table-cell table:style-name="ce1" office:value-type="string" calcext:value-type="string">
            <text:p>16:12:02</text:p>
          </table:table-cell>
          <table:table-cell office:value-type="float" office:value="3.2405" calcext:value-type="float">
            <text:p>3.2405</text:p>
          </table:table-cell>
        </table:table-row>
        <table:table-row table:style-name="ro1">
          <table:table-cell table:style-name="ce1" office:value-type="string" calcext:value-type="string">
            <text:p>16:13:44</text:p>
          </table:table-cell>
          <table:table-cell office:value-type="float" office:value="3.5031" calcext:value-type="float">
            <text:p>3.5031</text:p>
          </table:table-cell>
        </table:table-row>
        <table:table-row table:style-name="ro1">
          <table:table-cell table:style-name="ce1" office:value-type="string" calcext:value-type="string">
            <text:p>16:15:26</text:p>
          </table:table-cell>
          <table:table-cell office:value-type="float" office:value="3.4127" calcext:value-type="float">
            <text:p>3.4127</text:p>
          </table:table-cell>
        </table:table-row>
        <table:table-row table:style-name="ro1">
          <table:table-cell table:style-name="ce1" office:value-type="string" calcext:value-type="string">
            <text:p>16:17:07</text:p>
          </table:table-cell>
          <table:table-cell office:value-type="float" office:value="3.3382" calcext:value-type="float">
            <text:p>3.3382</text:p>
          </table:table-cell>
        </table:table-row>
        <table:table-row table:style-name="ro1">
          <table:table-cell table:style-name="ce1" office:value-type="string" calcext:value-type="string">
            <text:p>16:18:49</text:p>
          </table:table-cell>
          <table:table-cell office:value-type="float" office:value="3.4054" calcext:value-type="float">
            <text:p>3.4054</text:p>
          </table:table-cell>
        </table:table-row>
        <table:table-row table:style-name="ro1">
          <table:table-cell table:style-name="ce1" office:value-type="string" calcext:value-type="string">
            <text:p>16:20:30</text:p>
          </table:table-cell>
          <table:table-cell office:value-type="float" office:value="3.3883" calcext:value-type="float">
            <text:p>3.3883</text:p>
          </table:table-cell>
        </table:table-row>
        <table:table-row table:style-name="ro1">
          <table:table-cell table:style-name="ce1" office:value-type="string" calcext:value-type="string">
            <text:p>16:22:12</text:p>
          </table:table-cell>
          <table:table-cell office:value-type="float" office:value="3.3541" calcext:value-type="float">
            <text:p>3.3541</text:p>
          </table:table-cell>
        </table:table-row>
        <table:table-row table:style-name="ro1">
          <table:table-cell table:style-name="ce1" office:value-type="string" calcext:value-type="string">
            <text:p>16:23:54</text:p>
          </table:table-cell>
          <table:table-cell office:value-type="float" office:value="3.1172" calcext:value-type="float">
            <text:p>3.1172</text:p>
          </table:table-cell>
        </table:table-row>
        <table:table-row table:style-name="ro1">
          <table:table-cell table:style-name="ce1" office:value-type="string" calcext:value-type="string">
            <text:p>16:25:35</text:p>
          </table:table-cell>
          <table:table-cell office:value-type="float" office:value="3.0623" calcext:value-type="float">
            <text:p>3.0623</text:p>
          </table:table-cell>
        </table:table-row>
        <table:table-row table:style-name="ro1">
          <table:table-cell table:style-name="ce1" office:value-type="string" calcext:value-type="string">
            <text:p>16:27:17</text:p>
          </table:table-cell>
          <table:table-cell office:value-type="float" office:value="3.0147" calcext:value-type="float">
            <text:p>3.0147</text:p>
          </table:table-cell>
        </table:table-row>
        <table:table-row table:style-name="ro1">
          <table:table-cell table:style-name="ce1" office:value-type="string" calcext:value-type="string">
            <text:p>16:28:59</text:p>
          </table:table-cell>
          <table:table-cell office:value-type="float" office:value="3.0171" calcext:value-type="float">
            <text:p>3.0171</text:p>
          </table:table-cell>
        </table:table-row>
        <table:table-row table:style-name="ro1">
          <table:table-cell table:style-name="ce1" office:value-type="string" calcext:value-type="string">
            <text:p>16:30:40</text:p>
          </table:table-cell>
          <table:table-cell office:value-type="float" office:value="3.0147" calcext:value-type="float">
            <text:p>3.0147</text:p>
          </table:table-cell>
        </table:table-row>
        <table:table-row table:style-name="ro1">
          <table:table-cell table:style-name="ce1" office:value-type="string" calcext:value-type="string">
            <text:p>16:32:22</text:p>
          </table:table-cell>
          <table:table-cell office:value-type="float" office:value="3.0549" calcext:value-type="float">
            <text:p>3.0549</text:p>
          </table:table-cell>
        </table:table-row>
        <table:table-row table:style-name="ro1">
          <table:table-cell table:style-name="ce1" office:value-type="string" calcext:value-type="string">
            <text:p>16:34:03</text:p>
          </table:table-cell>
          <table:table-cell office:value-type="float" office:value="3.0952" calcext:value-type="float">
            <text:p>3.0952</text:p>
          </table:table-cell>
        </table:table-row>
        <table:table-row table:style-name="ro1">
          <table:table-cell table:style-name="ce1" office:value-type="string" calcext:value-type="string">
            <text:p>16:35:45</text:p>
          </table:table-cell>
          <table:table-cell office:value-type="float" office:value="3.0965" calcext:value-type="float">
            <text:p>3.0965</text:p>
          </table:table-cell>
        </table:table-row>
        <table:table-row table:style-name="ro1">
          <table:table-cell table:style-name="ce1" office:value-type="string" calcext:value-type="string">
            <text:p>16:37:27</text:p>
          </table:table-cell>
          <table:table-cell office:value-type="float" office:value="3.0952" calcext:value-type="float">
            <text:p>3.0952</text:p>
          </table:table-cell>
        </table:table-row>
        <table:table-row table:style-name="ro1">
          <table:table-cell table:style-name="ce1" office:value-type="string" calcext:value-type="string">
            <text:p>16:39:08</text:p>
          </table:table-cell>
          <table:table-cell office:value-type="float" office:value="3.0794" calcext:value-type="float">
            <text:p>3.0794</text:p>
          </table:table-cell>
        </table:table-row>
        <table:table-row table:style-name="ro1">
          <table:table-cell table:style-name="ce1" office:value-type="string" calcext:value-type="string">
            <text:p>16:40:50</text:p>
          </table:table-cell>
          <table:table-cell office:value-type="float" office:value="3.0464" calcext:value-type="float">
            <text:p>3.0464</text:p>
          </table:table-cell>
        </table:table-row>
        <table:table-row table:style-name="ro1">
          <table:table-cell table:style-name="ce1" office:value-type="string" calcext:value-type="string">
            <text:p>16:42:31</text:p>
          </table:table-cell>
          <table:table-cell office:value-type="float" office:value="3.0098" calcext:value-type="float">
            <text:p>3.0098</text:p>
          </table:table-cell>
        </table:table-row>
        <table:table-row table:style-name="ro1">
          <table:table-cell table:style-name="ce1" office:value-type="string" calcext:value-type="string">
            <text:p>16:44:13</text:p>
          </table:table-cell>
          <table:table-cell office:value-type="float" office:value="2.9707" calcext:value-type="float">
            <text:p>2.9707</text:p>
          </table:table-cell>
        </table:table-row>
        <table:table-row table:style-name="ro1">
          <table:table-cell table:style-name="ce1" office:value-type="string" calcext:value-type="string">
            <text:p>16:45:55</text:p>
          </table:table-cell>
          <table:table-cell office:value-type="float" office:value="2.9463" calcext:value-type="float">
            <text:p>2.9463</text:p>
          </table:table-cell>
        </table:table-row>
        <table:table-row table:style-name="ro1">
          <table:table-cell table:style-name="ce1" office:value-type="string" calcext:value-type="string">
            <text:p>16:47:36</text:p>
          </table:table-cell>
          <table:table-cell office:value-type="float" office:value="2.9353" calcext:value-type="float">
            <text:p>2.9353</text:p>
          </table:table-cell>
        </table:table-row>
        <table:table-row table:style-name="ro1">
          <table:table-cell table:style-name="ce1" office:value-type="string" calcext:value-type="string">
            <text:p>16:49:18</text:p>
          </table:table-cell>
          <table:table-cell office:value-type="float" office:value="2.9145" calcext:value-type="float">
            <text:p>2.9145</text:p>
          </table:table-cell>
        </table:table-row>
        <table:table-row table:style-name="ro1">
          <table:table-cell table:style-name="ce1" office:value-type="string" calcext:value-type="string">
            <text:p>16:51:00</text:p>
          </table:table-cell>
          <table:table-cell office:value-type="float" office:value="2.9011" calcext:value-type="float">
            <text:p>2.9011</text:p>
          </table:table-cell>
        </table:table-row>
        <table:table-row table:style-name="ro1">
          <table:table-cell table:style-name="ce1" office:value-type="string" calcext:value-type="string">
            <text:p>16:52:41</text:p>
          </table:table-cell>
          <table:table-cell office:value-type="float" office:value="2.9255" calcext:value-type="float">
            <text:p>2.9255</text:p>
          </table:table-cell>
        </table:table-row>
        <table:table-row table:style-name="ro1">
          <table:table-cell table:style-name="ce1" office:value-type="string" calcext:value-type="string">
            <text:p>16:54:23</text:p>
          </table:table-cell>
          <table:table-cell office:value-type="float" office:value="2.9585" calcext:value-type="float">
            <text:p>2.9585</text:p>
          </table:table-cell>
        </table:table-row>
        <table:table-row table:style-name="ro1">
          <table:table-cell table:style-name="ce1" office:value-type="string" calcext:value-type="string">
            <text:p>16:56:04</text:p>
          </table:table-cell>
          <table:table-cell office:value-type="float" office:value="2.9634" calcext:value-type="float">
            <text:p>2.9634</text:p>
          </table:table-cell>
        </table:table-row>
        <table:table-row table:style-name="ro1">
          <table:table-cell table:style-name="ce1" office:value-type="string" calcext:value-type="string">
            <text:p>16:57:46</text:p>
          </table:table-cell>
          <table:table-cell office:value-type="float" office:value="2.9805" calcext:value-type="float">
            <text:p>2.9805</text:p>
          </table:table-cell>
        </table:table-row>
        <table:table-row table:style-name="ro1">
          <table:table-cell table:style-name="ce1" office:value-type="string" calcext:value-type="string">
            <text:p>16:59:28</text:p>
          </table:table-cell>
          <table:table-cell office:value-type="float" office:value="2.9792" calcext:value-type="float">
            <text:p>2.9792</text:p>
          </table:table-cell>
        </table:table-row>
        <table:table-row table:style-name="ro1">
          <table:table-cell table:style-name="ce1" office:value-type="string" calcext:value-type="string">
            <text:p>17:01:09</text:p>
          </table:table-cell>
          <table:table-cell office:value-type="float" office:value="2.9634" calcext:value-type="float">
            <text:p>2.9634</text:p>
          </table:table-cell>
        </table:table-row>
        <table:table-row table:style-name="ro1">
          <table:table-cell table:style-name="ce1" office:value-type="string" calcext:value-type="string">
            <text:p>17:02:51</text:p>
          </table:table-cell>
          <table:table-cell office:value-type="float" office:value="2.9048" calcext:value-type="float">
            <text:p>2.9048</text:p>
          </table:table-cell>
        </table:table-row>
        <table:table-row table:style-name="ro1">
          <table:table-cell table:style-name="ce1" office:value-type="string" calcext:value-type="string">
            <text:p>17:04:33</text:p>
          </table:table-cell>
          <table:table-cell office:value-type="float" office:value="2.8596" calcext:value-type="float">
            <text:p>2.8596</text:p>
          </table:table-cell>
        </table:table-row>
        <table:table-row table:style-name="ro1">
          <table:table-cell table:style-name="ce1" office:value-type="string" calcext:value-type="string">
            <text:p>17:06:14</text:p>
          </table:table-cell>
          <table:table-cell office:value-type="float" office:value="2.9133" calcext:value-type="float">
            <text:p>2.9133</text:p>
          </table:table-cell>
        </table:table-row>
        <table:table-row table:style-name="ro1">
          <table:table-cell table:style-name="ce1" office:value-type="string" calcext:value-type="string">
            <text:p>17:07:56</text:p>
          </table:table-cell>
          <table:table-cell office:value-type="float" office:value="2.9499" calcext:value-type="float">
            <text:p>2.9499</text:p>
          </table:table-cell>
        </table:table-row>
        <table:table-row table:style-name="ro1">
          <table:table-cell table:style-name="ce1" office:value-type="string" calcext:value-type="string">
            <text:p>17:09:37</text:p>
          </table:table-cell>
          <table:table-cell office:value-type="float" office:value="2.9438" calcext:value-type="float">
            <text:p>2.9438</text:p>
          </table:table-cell>
        </table:table-row>
        <table:table-row table:style-name="ro1">
          <table:table-cell table:style-name="ce1" office:value-type="string" calcext:value-type="string">
            <text:p>17:11:19</text:p>
          </table:table-cell>
          <table:table-cell office:value-type="float" office:value="2.9292" calcext:value-type="float">
            <text:p>2.9292</text:p>
          </table:table-cell>
        </table:table-row>
        <table:table-row table:style-name="ro1">
          <table:table-cell table:style-name="ce1" office:value-type="string" calcext:value-type="string">
            <text:p>17:13:01</text:p>
          </table:table-cell>
          <table:table-cell office:value-type="float" office:value="2.9096" calcext:value-type="float">
            <text:p>2.9096</text:p>
          </table:table-cell>
        </table:table-row>
        <table:table-row table:style-name="ro1">
          <table:table-cell table:style-name="ce1" office:value-type="string" calcext:value-type="string">
            <text:p>17:14:42</text:p>
          </table:table-cell>
          <table:table-cell office:value-type="float" office:value="2.9109" calcext:value-type="float">
            <text:p>2.9109</text:p>
          </table:table-cell>
        </table:table-row>
        <table:table-row table:style-name="ro1">
          <table:table-cell table:style-name="ce1" office:value-type="string" calcext:value-type="string">
            <text:p>17:16:24</text:p>
          </table:table-cell>
          <table:table-cell office:value-type="float" office:value="2.8767" calcext:value-type="float">
            <text:p>2.8767</text:p>
          </table:table-cell>
        </table:table-row>
        <table:table-row table:style-name="ro1">
          <table:table-cell table:style-name="ce1" office:value-type="string" calcext:value-type="string">
            <text:p>17:18:06</text:p>
          </table:table-cell>
          <table:table-cell office:value-type="float" office:value="2.8559" calcext:value-type="float">
            <text:p>2.8559</text:p>
          </table:table-cell>
        </table:table-row>
        <table:table-row table:style-name="ro1">
          <table:table-cell table:style-name="ce1" office:value-type="string" calcext:value-type="string">
            <text:p>17:19:47</text:p>
          </table:table-cell>
          <table:table-cell office:value-type="float" office:value="2.8474" calcext:value-type="float">
            <text:p>2.8474</text:p>
          </table:table-cell>
        </table:table-row>
        <table:table-row table:style-name="ro1">
          <table:table-cell table:style-name="ce1" office:value-type="string" calcext:value-type="string">
            <text:p>17:24:52</text:p>
          </table:table-cell>
          <table:table-cell office:value-type="float" office:value="2.7448" calcext:value-type="float">
            <text:p>2.7448</text:p>
          </table:table-cell>
        </table:table-row>
        <table:table-row table:style-name="ro1">
          <table:table-cell table:style-name="ce1" office:value-type="string" calcext:value-type="string">
            <text:p>17:26:34</text:p>
          </table:table-cell>
          <table:table-cell office:value-type="float" office:value="2.779" calcext:value-type="float">
            <text:p>2.7790</text:p>
          </table:table-cell>
        </table:table-row>
        <table:table-row table:style-name="ro1">
          <table:table-cell table:style-name="ce1" office:value-type="string" calcext:value-type="string">
            <text:p>17:28:15</text:p>
          </table:table-cell>
          <table:table-cell office:value-type="float" office:value="2.8339" calcext:value-type="float">
            <text:p>2.8339</text:p>
          </table:table-cell>
        </table:table-row>
        <table:table-row table:style-name="ro1">
          <table:table-cell table:style-name="ce1" office:value-type="string" calcext:value-type="string">
            <text:p>17:29:57</text:p>
          </table:table-cell>
          <table:table-cell office:value-type="float" office:value="2.8462" calcext:value-type="float">
            <text:p>2.8462</text:p>
          </table:table-cell>
        </table:table-row>
        <table:table-row table:style-name="ro1">
          <table:table-cell table:style-name="ce1" office:value-type="string" calcext:value-type="string">
            <text:p>17:31:39</text:p>
          </table:table-cell>
          <table:table-cell office:value-type="float" office:value="2.8547" calcext:value-type="float">
            <text:p>2.8547</text:p>
          </table:table-cell>
        </table:table-row>
        <table:table-row table:style-name="ro1">
          <table:table-cell table:style-name="ce1" office:value-type="string" calcext:value-type="string">
            <text:p>17:33:20</text:p>
          </table:table-cell>
          <table:table-cell office:value-type="float" office:value="2.7863" calcext:value-type="float">
            <text:p>2.7863</text:p>
          </table:table-cell>
        </table:table-row>
        <table:table-row table:style-name="ro1">
          <table:table-cell table:style-name="ce1" office:value-type="string" calcext:value-type="string">
            <text:p>17:35:02</text:p>
          </table:table-cell>
          <table:table-cell office:value-type="float" office:value="2.79" calcext:value-type="float">
            <text:p>2.7900</text:p>
          </table:table-cell>
        </table:table-row>
        <table:table-row table:style-name="ro1">
          <table:table-cell table:style-name="ce1" office:value-type="string" calcext:value-type="string">
            <text:p>17:36:43</text:p>
          </table:table-cell>
          <table:table-cell office:value-type="float" office:value="2.79" calcext:value-type="float">
            <text:p>2.7900</text:p>
          </table:table-cell>
        </table:table-row>
        <table:table-row table:style-name="ro1">
          <table:table-cell table:style-name="ce1" office:value-type="string" calcext:value-type="string">
            <text:p>17:38:25</text:p>
          </table:table-cell>
          <table:table-cell office:value-type="float" office:value="2.7924" calcext:value-type="float">
            <text:p>2.7924</text:p>
          </table:table-cell>
        </table:table-row>
        <table:table-row table:style-name="ro1">
          <table:table-cell table:style-name="ce1" office:value-type="string" calcext:value-type="string">
            <text:p>17:40:07</text:p>
          </table:table-cell>
          <table:table-cell office:value-type="float" office:value="2.8266" calcext:value-type="float">
            <text:p>2.8266</text:p>
          </table:table-cell>
        </table:table-row>
        <table:table-row table:style-name="ro1">
          <table:table-cell table:style-name="ce1" office:value-type="string" calcext:value-type="string">
            <text:p>17:41:48</text:p>
          </table:table-cell>
          <table:table-cell office:value-type="float" office:value="2.9109" calcext:value-type="float">
            <text:p>2.9109</text:p>
          </table:table-cell>
        </table:table-row>
        <table:table-row table:style-name="ro1">
          <table:table-cell table:style-name="ce1" office:value-type="string" calcext:value-type="string">
            <text:p>17:43:30</text:p>
          </table:table-cell>
          <table:table-cell office:value-type="float" office:value="3" calcext:value-type="float">
            <text:p>3.0000</text:p>
          </table:table-cell>
        </table:table-row>
        <table:table-row table:style-name="ro1">
          <table:table-cell table:style-name="ce1" office:value-type="string" calcext:value-type="string">
            <text:p>17:45:11</text:p>
          </table:table-cell>
          <table:table-cell office:value-type="float" office:value="3.0464" calcext:value-type="float">
            <text:p>3.0464</text:p>
          </table:table-cell>
        </table:table-row>
        <table:table-row table:style-name="ro1">
          <table:table-cell table:style-name="ce1" office:value-type="string" calcext:value-type="string">
            <text:p>17:46:53</text:p>
          </table:table-cell>
          <table:table-cell office:value-type="float" office:value="3.0745" calcext:value-type="float">
            <text:p>3.0745</text:p>
          </table:table-cell>
        </table:table-row>
        <table:table-row table:style-name="ro1">
          <table:table-cell table:style-name="ce1" office:value-type="string" calcext:value-type="string">
            <text:p>17:48:35</text:p>
          </table:table-cell>
          <table:table-cell office:value-type="float" office:value="3.0891" calcext:value-type="float">
            <text:p>3.0891</text:p>
          </table:table-cell>
        </table:table-row>
        <table:table-row table:style-name="ro1">
          <table:table-cell table:style-name="ce1" office:value-type="string" calcext:value-type="string">
            <text:p>17:50:16</text:p>
          </table:table-cell>
          <table:table-cell office:value-type="float" office:value="3.0965" calcext:value-type="float">
            <text:p>3.0965</text:p>
          </table:table-cell>
        </table:table-row>
        <table:table-row table:style-name="ro1">
          <table:table-cell table:style-name="ce1" office:value-type="string" calcext:value-type="string">
            <text:p>17:51:58</text:p>
          </table:table-cell>
          <table:table-cell office:value-type="float" office:value="3.1111" calcext:value-type="float">
            <text:p>3.1111</text:p>
          </table:table-cell>
        </table:table-row>
        <table:table-row table:style-name="ro1">
          <table:table-cell table:style-name="ce1" office:value-type="string" calcext:value-type="string">
            <text:p>17:54:08</text:p>
          </table:table-cell>
          <table:table-cell office:value-type="float" office:value="3.0806" calcext:value-type="float">
            <text:p>3.0806</text:p>
          </table:table-cell>
        </table:table-row>
        <table:table-row table:style-name="ro1">
          <table:table-cell table:style-name="ce1" office:value-type="string" calcext:value-type="string">
            <text:p>17:56:03</text:p>
          </table:table-cell>
          <table:table-cell office:value-type="float" office:value="3.0391" calcext:value-type="float">
            <text:p>3.0391</text:p>
          </table:table-cell>
        </table:table-row>
        <table:table-row table:style-name="ro1">
          <table:table-cell table:style-name="ce1" office:value-type="string" calcext:value-type="string">
            <text:p>17:57:45</text:p>
          </table:table-cell>
          <table:table-cell office:value-type="float" office:value="3.0073" calcext:value-type="float">
            <text:p>3.0073</text:p>
          </table:table-cell>
        </table:table-row>
        <table:table-row table:style-name="ro1">
          <table:table-cell table:style-name="ce1" office:value-type="string" calcext:value-type="string">
            <text:p>17:59:26</text:p>
          </table:table-cell>
          <table:table-cell office:value-type="float" office:value="2.9792" calcext:value-type="float">
            <text:p>2.9792</text:p>
          </table:table-cell>
        </table:table-row>
        <table:table-row table:style-name="ro1">
          <table:table-cell table:style-name="ce1" office:value-type="string" calcext:value-type="string">
            <text:p>18:01:08</text:p>
          </table:table-cell>
          <table:table-cell office:value-type="float" office:value="2.9744" calcext:value-type="float">
            <text:p>2.9744</text:p>
          </table:table-cell>
        </table:table-row>
        <table:table-row table:style-name="ro1">
          <table:table-cell table:style-name="ce1" office:value-type="string" calcext:value-type="string">
            <text:p>18:02:49</text:p>
          </table:table-cell>
          <table:table-cell office:value-type="float" office:value="2.9341" calcext:value-type="float">
            <text:p>2.9341</text:p>
          </table:table-cell>
        </table:table-row>
        <table:table-row table:style-name="ro1">
          <table:table-cell table:style-name="ce1" office:value-type="string" calcext:value-type="string">
            <text:p>18:04:31</text:p>
          </table:table-cell>
          <table:table-cell office:value-type="float" office:value="2.9121" calcext:value-type="float">
            <text:p>2.9121</text:p>
          </table:table-cell>
        </table:table-row>
        <table:table-row table:style-name="ro1">
          <table:table-cell table:style-name="ce1" office:value-type="string" calcext:value-type="string">
            <text:p>18:06:13</text:p>
          </table:table-cell>
          <table:table-cell office:value-type="float" office:value="2.873" calcext:value-type="float">
            <text:p>2.8730</text:p>
          </table:table-cell>
        </table:table-row>
        <table:table-row table:style-name="ro1">
          <table:table-cell table:style-name="ce1" office:value-type="string" calcext:value-type="string">
            <text:p>18:07:54</text:p>
          </table:table-cell>
          <table:table-cell office:value-type="float" office:value="2.8498" calcext:value-type="float">
            <text:p>2.8498</text:p>
          </table:table-cell>
        </table:table-row>
        <table:table-row table:style-name="ro1">
          <table:table-cell table:style-name="ce1" office:value-type="string" calcext:value-type="string">
            <text:p>18:09:36</text:p>
          </table:table-cell>
          <table:table-cell office:value-type="float" office:value="2.8425" calcext:value-type="float">
            <text:p>2.8425</text:p>
          </table:table-cell>
        </table:table-row>
        <table:table-row table:style-name="ro1">
          <table:table-cell table:style-name="ce1" office:value-type="string" calcext:value-type="string">
            <text:p>18:11:18</text:p>
          </table:table-cell>
          <table:table-cell office:value-type="float" office:value="2.8083" calcext:value-type="float">
            <text:p>2.8083</text:p>
          </table:table-cell>
        </table:table-row>
        <table:table-row table:style-name="ro1">
          <table:table-cell table:style-name="ce1" office:value-type="string" calcext:value-type="string">
            <text:p>18:12:59</text:p>
          </table:table-cell>
          <table:table-cell office:value-type="float" office:value="2.7912" calcext:value-type="float">
            <text:p>2.7912</text:p>
          </table:table-cell>
        </table:table-row>
        <table:table-row table:style-name="ro1">
          <table:table-cell table:style-name="ce1" office:value-type="string" calcext:value-type="string">
            <text:p>18:14:41</text:p>
          </table:table-cell>
          <table:table-cell office:value-type="float" office:value="2.8083" calcext:value-type="float">
            <text:p>2.8083</text:p>
          </table:table-cell>
        </table:table-row>
        <table:table-row table:style-name="ro1">
          <table:table-cell table:style-name="ce1" office:value-type="string" calcext:value-type="string">
            <text:p>18:16:22</text:p>
          </table:table-cell>
          <table:table-cell office:value-type="float" office:value="2.7839" calcext:value-type="float">
            <text:p>2.7839</text:p>
          </table:table-cell>
        </table:table-row>
        <table:table-row table:style-name="ro1">
          <table:table-cell table:style-name="ce1" office:value-type="string" calcext:value-type="string">
            <text:p>18:18:04</text:p>
          </table:table-cell>
          <table:table-cell office:value-type="float" office:value="2.7802" calcext:value-type="float">
            <text:p>2.7802</text:p>
          </table:table-cell>
        </table:table-row>
        <table:table-row table:style-name="ro1">
          <table:table-cell table:style-name="ce1" office:value-type="string" calcext:value-type="string">
            <text:p>18:19:46</text:p>
          </table:table-cell>
          <table:table-cell office:value-type="float" office:value="2.7778" calcext:value-type="float">
            <text:p>2.7778</text:p>
          </table:table-cell>
        </table:table-row>
        <table:table-row table:style-name="ro1">
          <table:table-cell table:style-name="ce1" office:value-type="string" calcext:value-type="string">
            <text:p>18:21:27</text:p>
          </table:table-cell>
          <table:table-cell office:value-type="float" office:value="2.7729" calcext:value-type="float">
            <text:p>2.7729</text:p>
          </table:table-cell>
        </table:table-row>
        <table:table-row table:style-name="ro1">
          <table:table-cell table:style-name="ce1" office:value-type="string" calcext:value-type="string">
            <text:p>18:23:09</text:p>
          </table:table-cell>
          <table:table-cell office:value-type="float" office:value="2.7705" calcext:value-type="float">
            <text:p>2.7705</text:p>
          </table:table-cell>
        </table:table-row>
        <table:table-row table:style-name="ro1">
          <table:table-cell table:style-name="ce1" office:value-type="string" calcext:value-type="string">
            <text:p>18:24:50</text:p>
          </table:table-cell>
          <table:table-cell office:value-type="float" office:value="2.7509" calcext:value-type="float">
            <text:p>2.7509</text:p>
          </table:table-cell>
        </table:table-row>
        <table:table-row table:style-name="ro1">
          <table:table-cell table:style-name="ce1" office:value-type="string" calcext:value-type="string">
            <text:p>18:26:32</text:p>
          </table:table-cell>
          <table:table-cell office:value-type="float" office:value="2.7424" calcext:value-type="float">
            <text:p>2.7424</text:p>
          </table:table-cell>
        </table:table-row>
        <table:table-row table:style-name="ro1">
          <table:table-cell table:style-name="ce1" office:value-type="string" calcext:value-type="string">
            <text:p>18:28:14</text:p>
          </table:table-cell>
          <table:table-cell office:value-type="float" office:value="2.7033" calcext:value-type="float">
            <text:p>2.7033</text:p>
          </table:table-cell>
        </table:table-row>
        <table:table-row table:style-name="ro1">
          <table:table-cell table:style-name="ce1" office:value-type="string" calcext:value-type="string">
            <text:p>18:29:55</text:p>
          </table:table-cell>
          <table:table-cell office:value-type="float" office:value="2.6935" calcext:value-type="float">
            <text:p>2.6935</text:p>
          </table:table-cell>
        </table:table-row>
        <table:table-row table:style-name="ro1">
          <table:table-cell table:style-name="ce1" office:value-type="string" calcext:value-type="string">
            <text:p>18:31:37</text:p>
          </table:table-cell>
          <table:table-cell office:value-type="float" office:value="2.7155" calcext:value-type="float">
            <text:p>2.7155</text:p>
          </table:table-cell>
        </table:table-row>
        <table:table-row table:style-name="ro1">
          <table:table-cell table:style-name="ce1" office:value-type="string" calcext:value-type="string">
            <text:p>18:33:19</text:p>
          </table:table-cell>
          <table:table-cell office:value-type="float" office:value="2.7521" calcext:value-type="float">
            <text:p>2.7521</text:p>
          </table:table-cell>
        </table:table-row>
        <table:table-row table:style-name="ro1">
          <table:table-cell table:style-name="ce1" office:value-type="string" calcext:value-type="string">
            <text:p>18:35:00</text:p>
          </table:table-cell>
          <table:table-cell office:value-type="float" office:value="2.8046" calcext:value-type="float">
            <text:p>2.8046</text:p>
          </table:table-cell>
        </table:table-row>
        <table:table-row table:style-name="ro1">
          <table:table-cell table:style-name="ce1" office:value-type="string" calcext:value-type="string">
            <text:p>18:36:42</text:p>
          </table:table-cell>
          <table:table-cell office:value-type="float" office:value="2.8059" calcext:value-type="float">
            <text:p>2.8059</text:p>
          </table:table-cell>
        </table:table-row>
        <table:table-row table:style-name="ro1">
          <table:table-cell table:style-name="ce1" office:value-type="string" calcext:value-type="string">
            <text:p>18:38:24</text:p>
          </table:table-cell>
          <table:table-cell office:value-type="float" office:value="2.7851" calcext:value-type="float">
            <text:p>2.7851</text:p>
          </table:table-cell>
        </table:table-row>
        <table:table-row table:style-name="ro1">
          <table:table-cell table:style-name="ce1" office:value-type="string" calcext:value-type="string">
            <text:p>18:40:05</text:p>
          </table:table-cell>
          <table:table-cell office:value-type="float" office:value="2.7363" calcext:value-type="float">
            <text:p>2.7363</text:p>
          </table:table-cell>
        </table:table-row>
        <table:table-row table:style-name="ro1">
          <table:table-cell table:style-name="ce1" office:value-type="string" calcext:value-type="string">
            <text:p>18:41:47</text:p>
          </table:table-cell>
          <table:table-cell office:value-type="float" office:value="2.7363" calcext:value-type="float">
            <text:p>2.7363</text:p>
          </table:table-cell>
        </table:table-row>
        <table:table-row table:style-name="ro1">
          <table:table-cell table:style-name="ce1" office:value-type="string" calcext:value-type="string">
            <text:p>18:43:28</text:p>
          </table:table-cell>
          <table:table-cell office:value-type="float" office:value="2.735" calcext:value-type="float">
            <text:p>2.7350</text:p>
          </table:table-cell>
        </table:table-row>
        <table:table-row table:style-name="ro1">
          <table:table-cell table:style-name="ce1" office:value-type="string" calcext:value-type="string">
            <text:p>18:45:10</text:p>
          </table:table-cell>
          <table:table-cell office:value-type="float" office:value="2.7424" calcext:value-type="float">
            <text:p>2.7424</text:p>
          </table:table-cell>
        </table:table-row>
        <table:table-row table:style-name="ro1">
          <table:table-cell table:style-name="ce1" office:value-type="string" calcext:value-type="string">
            <text:p>18:46:52</text:p>
          </table:table-cell>
          <table:table-cell office:value-type="float" office:value="2.7497" calcext:value-type="float">
            <text:p>2.7497</text:p>
          </table:table-cell>
        </table:table-row>
        <table:table-row table:style-name="ro1">
          <table:table-cell table:style-name="ce1" office:value-type="string" calcext:value-type="string">
            <text:p>18:48:33</text:p>
          </table:table-cell>
          <table:table-cell office:value-type="float" office:value="2.7497" calcext:value-type="float">
            <text:p>2.7497</text:p>
          </table:table-cell>
        </table:table-row>
        <table:table-row table:style-name="ro1">
          <table:table-cell table:style-name="ce1" office:value-type="string" calcext:value-type="string">
            <text:p>18:50:15</text:p>
          </table:table-cell>
          <table:table-cell office:value-type="float" office:value="2.7558" calcext:value-type="float">
            <text:p>2.7558</text:p>
          </table:table-cell>
        </table:table-row>
        <table:table-row table:style-name="ro1">
          <table:table-cell table:style-name="ce1" office:value-type="string" calcext:value-type="string">
            <text:p>18:51:56</text:p>
          </table:table-cell>
          <table:table-cell office:value-type="float" office:value="2.7228" calcext:value-type="float">
            <text:p>2.7228</text:p>
          </table:table-cell>
        </table:table-row>
        <table:table-row table:style-name="ro1">
          <table:table-cell table:style-name="ce1" office:value-type="string" calcext:value-type="string">
            <text:p>18:53:38</text:p>
          </table:table-cell>
          <table:table-cell office:value-type="float" office:value="2.7009" calcext:value-type="float">
            <text:p>2.7009</text:p>
          </table:table-cell>
        </table:table-row>
        <table:table-row table:style-name="ro1">
          <table:table-cell table:style-name="ce1" office:value-type="string" calcext:value-type="string">
            <text:p>18:55:20</text:p>
          </table:table-cell>
          <table:table-cell office:value-type="float" office:value="2.7192" calcext:value-type="float">
            <text:p>2.7192</text:p>
          </table:table-cell>
        </table:table-row>
        <table:table-row table:style-name="ro1">
          <table:table-cell table:style-name="ce1" office:value-type="string" calcext:value-type="string">
            <text:p>18:57:01</text:p>
          </table:table-cell>
          <table:table-cell office:value-type="float" office:value="2.6813" calcext:value-type="float">
            <text:p>2.6813</text:p>
          </table:table-cell>
        </table:table-row>
        <table:table-row table:style-name="ro1">
          <table:table-cell table:style-name="ce1" office:value-type="string" calcext:value-type="string">
            <text:p>18:58:43</text:p>
          </table:table-cell>
          <table:table-cell office:value-type="float" office:value="2.6947" calcext:value-type="float">
            <text:p>2.6947</text:p>
          </table:table-cell>
        </table:table-row>
        <table:table-row table:style-name="ro1">
          <table:table-cell table:style-name="ce1" office:value-type="string" calcext:value-type="string">
            <text:p>19:00:25</text:p>
          </table:table-cell>
          <table:table-cell office:value-type="float" office:value="2.7289" calcext:value-type="float">
            <text:p>2.7289</text:p>
          </table:table-cell>
        </table:table-row>
        <table:table-row table:style-name="ro1">
          <table:table-cell table:style-name="ce1" office:value-type="string" calcext:value-type="string">
            <text:p>19:02:06</text:p>
          </table:table-cell>
          <table:table-cell office:value-type="float" office:value="2.7631" calcext:value-type="float">
            <text:p>2.7631</text:p>
          </table:table-cell>
        </table:table-row>
        <table:table-row table:style-name="ro1">
          <table:table-cell table:style-name="ce1" office:value-type="string" calcext:value-type="string">
            <text:p>19:03:48</text:p>
          </table:table-cell>
          <table:table-cell office:value-type="float" office:value="2.8034" calcext:value-type="float">
            <text:p>2.8034</text:p>
          </table:table-cell>
        </table:table-row>
        <table:table-row table:style-name="ro1">
          <table:table-cell table:style-name="ce1" office:value-type="string" calcext:value-type="string">
            <text:p>19:05:29</text:p>
          </table:table-cell>
          <table:table-cell office:value-type="float" office:value="2.8523" calcext:value-type="float">
            <text:p>2.8523</text:p>
          </table:table-cell>
        </table:table-row>
        <table:table-row table:style-name="ro1">
          <table:table-cell table:style-name="ce1" office:value-type="string" calcext:value-type="string">
            <text:p>19:07:11</text:p>
          </table:table-cell>
          <table:table-cell office:value-type="float" office:value="2.8266" calcext:value-type="float">
            <text:p>2.8266</text:p>
          </table:table-cell>
        </table:table-row>
        <table:table-row table:style-name="ro1">
          <table:table-cell table:style-name="ce1" office:value-type="string" calcext:value-type="string">
            <text:p>19:08:53</text:p>
          </table:table-cell>
          <table:table-cell office:value-type="float" office:value="2.8181" calcext:value-type="float">
            <text:p>2.8181</text:p>
          </table:table-cell>
        </table:table-row>
        <table:table-row table:style-name="ro1">
          <table:table-cell table:style-name="ce1" office:value-type="string" calcext:value-type="string">
            <text:p>19:10:34</text:p>
          </table:table-cell>
          <table:table-cell office:value-type="float" office:value="2.7875" calcext:value-type="float">
            <text:p>2.7875</text:p>
          </table:table-cell>
        </table:table-row>
        <table:table-row table:style-name="ro1">
          <table:table-cell table:style-name="ce1" office:value-type="string" calcext:value-type="string">
            <text:p>19:12:16</text:p>
          </table:table-cell>
          <table:table-cell office:value-type="float" office:value="2.735" calcext:value-type="float">
            <text:p>2.7350</text:p>
          </table:table-cell>
        </table:table-row>
        <table:table-row table:style-name="ro1">
          <table:table-cell table:style-name="ce1" office:value-type="string" calcext:value-type="string">
            <text:p>19:13:57</text:p>
          </table:table-cell>
          <table:table-cell office:value-type="float" office:value="2.6313" calcext:value-type="float">
            <text:p>2.6313</text:p>
          </table:table-cell>
        </table:table-row>
        <table:table-row table:style-name="ro1">
          <table:table-cell table:style-name="ce1" office:value-type="string" calcext:value-type="string">
            <text:p>19:15:39</text:p>
          </table:table-cell>
          <table:table-cell office:value-type="float" office:value="2.4615" calcext:value-type="float">
            <text:p>2.4615</text:p>
          </table:table-cell>
        </table:table-row>
        <table:table-row table:style-name="ro1">
          <table:table-cell table:style-name="ce1" office:value-type="string" calcext:value-type="string">
            <text:p>19:17:21</text:p>
          </table:table-cell>
          <table:table-cell office:value-type="float" office:value="2.3394" calcext:value-type="float">
            <text:p>2.3394</text:p>
          </table:table-cell>
        </table:table-row>
        <table:table-row table:style-name="ro1">
          <table:table-cell table:style-name="ce1" office:value-type="string" calcext:value-type="string">
            <text:p>19:19:02</text:p>
          </table:table-cell>
          <table:table-cell office:value-type="float" office:value="2.2833" calcext:value-type="float">
            <text:p>2.2833</text:p>
          </table:table-cell>
        </table:table-row>
        <table:table-row table:style-name="ro1">
          <table:table-cell table:style-name="ce1" office:value-type="string" calcext:value-type="string">
            <text:p>19:20:44</text:p>
          </table:table-cell>
          <table:table-cell office:value-type="float" office:value="2.304" calcext:value-type="float">
            <text:p>2.3040</text:p>
          </table:table-cell>
        </table:table-row>
        <table:table-row table:style-name="ro1">
          <table:table-cell table:style-name="ce1" office:value-type="string" calcext:value-type="string">
            <text:p>19:22:26</text:p>
          </table:table-cell>
          <table:table-cell office:value-type="float" office:value="2.2796" calcext:value-type="float">
            <text:p>2.2796</text:p>
          </table:table-cell>
        </table:table-row>
        <table:table-row table:style-name="ro1">
          <table:table-cell table:style-name="ce1" office:value-type="string" calcext:value-type="string">
            <text:p>19:24:08</text:p>
          </table:table-cell>
          <table:table-cell office:value-type="float" office:value="2.1868" calcext:value-type="float">
            <text:p>2.1868</text:p>
          </table:table-cell>
        </table:table-row>
        <table:table-row table:style-name="ro1">
          <table:table-cell table:style-name="ce1" office:value-type="string" calcext:value-type="string">
            <text:p>19:25:50</text:p>
          </table:table-cell>
          <table:table-cell office:value-type="float" office:value="2.1575" calcext:value-type="float">
            <text:p>2.1575</text:p>
          </table:table-cell>
        </table:table-row>
        <table:table-row table:style-name="ro1">
          <table:table-cell table:style-name="ce1" office:value-type="string" calcext:value-type="string">
            <text:p>19:27:31</text:p>
          </table:table-cell>
          <table:table-cell office:value-type="float" office:value="2.1978" calcext:value-type="float">
            <text:p>2.1978</text:p>
          </table:table-cell>
        </table:table-row>
        <table:table-row table:style-name="ro1">
          <table:table-cell table:style-name="ce1" office:value-type="string" calcext:value-type="string">
            <text:p>19:29:13</text:p>
          </table:table-cell>
          <table:table-cell office:value-type="float" office:value="2.1673" calcext:value-type="float">
            <text:p>2.1673</text:p>
          </table:table-cell>
        </table:table-row>
        <table:table-row table:style-name="ro1">
          <table:table-cell table:style-name="ce1" office:value-type="string" calcext:value-type="string">
            <text:p>19:30:55</text:p>
          </table:table-cell>
          <table:table-cell office:value-type="float" office:value="2.0977" calcext:value-type="float">
            <text:p>2.0977</text:p>
          </table:table-cell>
        </table:table-row>
        <table:table-row table:style-name="ro1">
          <table:table-cell table:style-name="ce1" office:value-type="string" calcext:value-type="string">
            <text:p>19:32:36</text:p>
          </table:table-cell>
          <table:table-cell office:value-type="float" office:value="2.0904" calcext:value-type="float">
            <text:p>2.0904</text:p>
          </table:table-cell>
        </table:table-row>
        <table:table-row table:style-name="ro1">
          <table:table-cell table:style-name="ce1" office:value-type="string" calcext:value-type="string">
            <text:p>19:34:18</text:p>
          </table:table-cell>
          <table:table-cell office:value-type="float" office:value="2.0757" calcext:value-type="float">
            <text:p>2.0757</text:p>
          </table:table-cell>
        </table:table-row>
        <table:table-row table:style-name="ro1">
          <table:table-cell table:style-name="ce1" office:value-type="string" calcext:value-type="string">
            <text:p>19:36:00</text:p>
          </table:table-cell>
          <table:table-cell office:value-type="float" office:value="2.044" calcext:value-type="float">
            <text:p>2.0440</text:p>
          </table:table-cell>
        </table:table-row>
        <table:table-row table:style-name="ro1">
          <table:table-cell table:style-name="ce1" office:value-type="string" calcext:value-type="string">
            <text:p>19:37:41</text:p>
          </table:table-cell>
          <table:table-cell office:value-type="float" office:value="2.0244" calcext:value-type="float">
            <text:p>2.0244</text:p>
          </table:table-cell>
        </table:table-row>
        <table:table-row table:style-name="ro1">
          <table:table-cell table:style-name="ce1" office:value-type="string" calcext:value-type="string">
            <text:p>19:39:23</text:p>
          </table:table-cell>
          <table:table-cell office:value-type="float" office:value="2.0049" calcext:value-type="float">
            <text:p>2.0049</text:p>
          </table:table-cell>
        </table:table-row>
        <table:table-row table:style-name="ro1">
          <table:table-cell table:style-name="ce1" office:value-type="string" calcext:value-type="string">
            <text:p>19:41:05</text:p>
          </table:table-cell>
          <table:table-cell office:value-type="float" office:value="1.9976" calcext:value-type="float">
            <text:p>1.9976</text:p>
          </table:table-cell>
        </table:table-row>
        <table:table-row table:style-name="ro1">
          <table:table-cell table:style-name="ce1" office:value-type="string" calcext:value-type="string">
            <text:p>19:42:46</text:p>
          </table:table-cell>
          <table:table-cell office:value-type="float" office:value="2.011" calcext:value-type="float">
            <text:p>2.0110</text:p>
          </table:table-cell>
        </table:table-row>
        <table:table-row table:style-name="ro1">
          <table:table-cell table:style-name="ce1" office:value-type="string" calcext:value-type="string">
            <text:p>19:44:28</text:p>
          </table:table-cell>
          <table:table-cell office:value-type="float" office:value="2.0342" calcext:value-type="float">
            <text:p>2.0342</text:p>
          </table:table-cell>
        </table:table-row>
        <table:table-row table:style-name="ro1">
          <table:table-cell table:style-name="ce1" office:value-type="string" calcext:value-type="string">
            <text:p>19:46:10</text:p>
          </table:table-cell>
          <table:table-cell office:value-type="float" office:value="2.0159" calcext:value-type="float">
            <text:p>2.0159</text:p>
          </table:table-cell>
        </table:table-row>
        <table:table-row table:style-name="ro1">
          <table:table-cell table:style-name="ce1" office:value-type="string" calcext:value-type="string">
            <text:p>19:47:51</text:p>
          </table:table-cell>
          <table:table-cell office:value-type="float" office:value="1.9158" calcext:value-type="float">
            <text:p>1.9158</text:p>
          </table:table-cell>
        </table:table-row>
        <table:table-row table:style-name="ro1">
          <table:table-cell table:style-name="ce1" office:value-type="string" calcext:value-type="string">
            <text:p>19:49:33</text:p>
          </table:table-cell>
          <table:table-cell office:value-type="float" office:value="1.7888" calcext:value-type="float">
            <text:p>1.7888</text:p>
          </table:table-cell>
        </table:table-row>
        <table:table-row table:style-name="ro1">
          <table:table-cell table:style-name="ce1" office:value-type="string" calcext:value-type="string">
            <text:p>19:51:15</text:p>
          </table:table-cell>
          <table:table-cell office:value-type="float" office:value="1.6667" calcext:value-type="float">
            <text:p>1.6667</text:p>
          </table:table-cell>
        </table:table-row>
        <table:table-row table:style-name="ro1">
          <table:table-cell table:style-name="ce1" office:value-type="string" calcext:value-type="string">
            <text:p>19:52:56</text:p>
          </table:table-cell>
          <table:table-cell office:value-type="float" office:value="1.5751" calcext:value-type="float">
            <text:p>1.5751</text:p>
          </table:table-cell>
        </table:table-row>
        <table:table-row table:style-name="ro1">
          <table:table-cell table:style-name="ce1" office:value-type="string" calcext:value-type="string">
            <text:p>19:54:38</text:p>
          </table:table-cell>
          <table:table-cell office:value-type="float" office:value="1.4945" calcext:value-type="float">
            <text:p>1.4945</text:p>
          </table:table-cell>
        </table:table-row>
        <table:table-row table:style-name="ro1">
          <table:table-cell table:style-name="ce1" office:value-type="string" calcext:value-type="string">
            <text:p>19:56:20</text:p>
          </table:table-cell>
          <table:table-cell office:value-type="float" office:value="1.337" calcext:value-type="float">
            <text:p>1.3370</text:p>
          </table:table-cell>
        </table:table-row>
        <table:table-row table:style-name="ro1">
          <table:table-cell table:style-name="ce1" office:value-type="string" calcext:value-type="string">
            <text:p>19:58:01</text:p>
          </table:table-cell>
          <table:table-cell office:value-type="float" office:value="1.1111" calcext:value-type="float">
            <text:p>1.1111</text:p>
          </table:table-cell>
        </table:table-row>
        <table:table-row table:style-name="ro1">
          <table:table-cell table:style-name="ce1" office:value-type="string" calcext:value-type="string">
            <text:p>19:59:43</text:p>
          </table:table-cell>
          <table:table-cell office:value-type="float" office:value="1.0342" calcext:value-type="float">
            <text:p>1.0342</text:p>
          </table:table-cell>
        </table:table-row>
        <table:table-row table:style-name="ro1">
          <table:table-cell table:style-name="ce1" office:value-type="string" calcext:value-type="string">
            <text:p>20:01:24</text:p>
          </table:table-cell>
          <table:table-cell office:value-type="float" office:value="0.9304" calcext:value-type="float">
            <text:p>0.9304</text:p>
          </table:table-cell>
        </table:table-row>
        <table:table-row table:style-name="ro1">
          <table:table-cell table:style-name="ce1" office:value-type="string" calcext:value-type="string">
            <text:p>20:03:06</text:p>
          </table:table-cell>
          <table:table-cell office:value-type="float" office:value="0.6801" calcext:value-type="float">
            <text:p>0.6801</text:p>
          </table:table-cell>
        </table:table-row>
        <table:table-row table:style-name="ro1">
          <table:table-cell table:style-name="ce1" office:value-type="string" calcext:value-type="string">
            <text:p>20:04:48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1">
          <table:table-cell table:style-name="ce1" office:value-type="string" calcext:value-type="string">
            <text:p>20:06:29</text:p>
          </table:table-cell>
          <table:table-cell office:value-type="float" office:value="0.431" calcext:value-type="float">
            <text:p>0.4310</text:p>
          </table:table-cell>
        </table:table-row>
        <table:table-row table:style-name="ro1">
          <table:table-cell table:style-name="ce1" office:value-type="string" calcext:value-type="string">
            <text:p>20:08:11</text:p>
          </table:table-cell>
          <table:table-cell office:value-type="float" office:value="0.3321" calcext:value-type="float">
            <text:p>0.3321</text:p>
          </table:table-cell>
        </table:table-row>
        <table:table-row table:style-name="ro1">
          <table:table-cell table:style-name="ce1" office:value-type="string" calcext:value-type="string">
            <text:p>20:09:53</text:p>
          </table:table-cell>
          <table:table-cell office:value-type="float" office:value="0.2613" calcext:value-type="float">
            <text:p>0.2613</text:p>
          </table:table-cell>
        </table:table-row>
        <table:table-row table:style-name="ro1">
          <table:table-cell table:style-name="ce1" office:value-type="string" calcext:value-type="string">
            <text:p>20:11:34</text:p>
          </table:table-cell>
          <table:table-cell office:value-type="float" office:value="0.21" calcext:value-type="float">
            <text:p>0.2100</text:p>
          </table:table-cell>
        </table:table-row>
        <table:table-row table:style-name="ro1">
          <table:table-cell table:style-name="ce1" office:value-type="string" calcext:value-type="string">
            <text:p>20:13:16</text:p>
          </table:table-cell>
          <table:table-cell office:value-type="float" office:value="0.1709" calcext:value-type="float">
            <text:p>0.1709</text:p>
          </table:table-cell>
        </table:table-row>
        <table:table-row table:style-name="ro1">
          <table:table-cell table:style-name="ce1" office:value-type="string" calcext:value-type="string">
            <text:p>20:14:58</text:p>
          </table:table-cell>
          <table:table-cell office:value-type="float" office:value="0.1392" calcext:value-type="float">
            <text:p>0.1392</text:p>
          </table:table-cell>
        </table:table-row>
        <table:table-row table:style-name="ro1">
          <table:table-cell table:style-name="ce1" office:value-type="string" calcext:value-type="string">
            <text:p>20:16:39</text:p>
          </table:table-cell>
          <table:table-cell office:value-type="float" office:value="0.1148" calcext:value-type="float">
            <text:p>0.1148</text:p>
          </table:table-cell>
        </table:table-row>
        <table:table-row table:style-name="ro1">
          <table:table-cell table:style-name="ce1" office:value-type="string" calcext:value-type="string">
            <text:p>20:18:21</text:p>
          </table:table-cell>
          <table:table-cell office:value-type="float" office:value="0.0928" calcext:value-type="float">
            <text:p>0.0928</text:p>
          </table:table-cell>
        </table:table-row>
        <table:table-row table:style-name="ro1">
          <table:table-cell table:style-name="ce1" office:value-type="string" calcext:value-type="string">
            <text:p>20:20:03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table:style-name="ce1" office:value-type="string" calcext:value-type="string">
            <text:p>20:21:44</text:p>
          </table:table-cell>
          <table:table-cell office:value-type="float" office:value="0.0623" calcext:value-type="float">
            <text:p>0.0623</text:p>
          </table:table-cell>
        </table:table-row>
        <table:table-row table:style-name="ro1">
          <table:table-cell table:style-name="ce1" office:value-type="string" calcext:value-type="string">
            <text:p>20:23:26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 table:number-rows-repeated="104805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2:52:40.553000000</dc:date>
    <meta:editing-duration>PT2M34S</meta:editing-duration>
    <meta:editing-cycles>1</meta:editing-cycles>
    <meta:document-statistic meta:table-count="1" meta:cell-count="1034" meta:object-count="1"/>
    <meta:generator>LibreOffice/4.4.1.2$Windows_x86 LibreOffice_project/45e2de17089c24a1fa810c8f975a7171ba4cd43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29cm" svg:height="11.615cm" xlink:href=".." xlink:type="simple" chart:class="chart:line" chart:style-name="ch1">
        <chart:title svg:x="7.785cm" svg:y="0.368cm" chart:style-name="ch2">
          <text:p>Experiment 4: Dual Axis Tracker</text:p>
        </chart:title>
        <chart:plot-area chart:style-name="ch3" table:cell-range-address="DAT_REDUCED.A1:DAT_REDUCED.B517" chart:data-source-has-labels="column" svg:x="1.449cm" svg:y="1.379cm" svg:width="20.042cm" svg:height="9.023cm">
          <chartooo:coordinate-region svg:x="2.732cm" svg:y="1.379cm" svg:width="18.729cm" svg:height="7.358cm"/>
          <chart:axis chart:dimension="x" chart:name="primary-x" chart:style-name="ch4" chartooo:axis-type="auto">
            <chartooo:date-scale/>
            <chart:title svg:x="10.473cm" svg:y="10.634cm" chart:style-name="ch5">
              <text:p>Time (H:M:S)</text:p>
            </chart:title>
            <chart:categories table:cell-range-address="DAT_REDUCED.A1:DAT_REDUCED.A517"/>
          </chart:axis>
          <chart:axis chart:dimension="y" chart:name="primary-y" chart:style-name="ch6">
            <chart:title svg:x="0.451cm" svg:y="6.728cm" chart:style-name="ch7">
              <text:p>Voltage (V)</text:p>
            </chart:title>
            <chart:grid chart:style-name="ch8" chart:class="major"/>
          </chart:axis>
          <chart:series chart:style-name="ch9" chart:values-cell-range-address="DAT_REDUCED.B1:DAT_REDUCED.B517" chart:class="chart:line">
            <chart:mean-value chart:style-name="ch10"/>
            <chart:regression-curve chart:style-name="ch11"/>
            <chart:data-point chart:repeated="5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5:27:33</text:p>
                <draw:g>
                  <svg:desc>DAT_REDUCED.A1:DAT_REDUCED.A517</svg:desc>
                </draw:g>
              </table:table-cell>
              <table:table-cell office:value-type="float" office:value="0.0085">
                <text:p>0.0085</text:p>
                <draw:g>
                  <svg:desc>DAT_REDUCED.B1:DAT_REDUCED.B517</svg:desc>
                </draw:g>
              </table:table-cell>
            </table:table-row>
            <table:table-row>
              <table:table-cell office:value-type="string">
                <text:p>05:32:38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05:34:19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05:36:01</text:p>
              </table:table-cell>
              <table:table-cell office:value-type="float" office:value="0.0513">
                <text:p>0.0513</text:p>
              </table:table-cell>
            </table:table-row>
            <table:table-row>
              <table:table-cell office:value-type="string">
                <text:p>05:37:43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string">
                <text:p>05:39:2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05:41:06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05:42:48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05:44:30</text:p>
              </table:table-cell>
              <table:table-cell office:value-type="float" office:value="0.2112">
                <text:p>0.2112</text:p>
              </table:table-cell>
            </table:table-row>
            <table:table-row>
              <table:table-cell office:value-type="string">
                <text:p>05:46:12</text:p>
              </table:table-cell>
              <table:table-cell office:value-type="float" office:value="0.2747">
                <text:p>0.2747</text:p>
              </table:table-cell>
            </table:table-row>
            <table:table-row>
              <table:table-cell office:value-type="string">
                <text:p>05:47:54</text:p>
              </table:table-cell>
              <table:table-cell office:value-type="float" office:value="0.3553">
                <text:p>0.3553</text:p>
              </table:table-cell>
            </table:table-row>
            <table:table-row>
              <table:table-cell office:value-type="string">
                <text:p>05:49:35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05:51:17</text:p>
              </table:table-cell>
              <table:table-cell office:value-type="float" office:value="0.5702">
                <text:p>0.5702</text:p>
              </table:table-cell>
            </table:table-row>
            <table:table-row>
              <table:table-cell office:value-type="string">
                <text:p>05:52:59</text:p>
              </table:table-cell>
              <table:table-cell office:value-type="float" office:value="0.6984">
                <text:p>0.6984</text:p>
              </table:table-cell>
            </table:table-row>
            <table:table-row>
              <table:table-cell office:value-type="string">
                <text:p>05:54:40</text:p>
              </table:table-cell>
              <table:table-cell office:value-type="float" office:value="0.8303">
                <text:p>0.8303</text:p>
              </table:table-cell>
            </table:table-row>
            <table:table-row>
              <table:table-cell office:value-type="string">
                <text:p>05:56:22</text:p>
              </table:table-cell>
              <table:table-cell office:value-type="float" office:value="0.9487">
                <text:p>0.9487</text:p>
              </table:table-cell>
            </table:table-row>
            <table:table-row>
              <table:table-cell office:value-type="string">
                <text:p>05:58:04</text:p>
              </table:table-cell>
              <table:table-cell office:value-type="float" office:value="1.0574">
                <text:p>1.0574</text:p>
              </table:table-cell>
            </table:table-row>
            <table:table-row>
              <table:table-cell office:value-type="string">
                <text:p>05:59:46</text:p>
              </table:table-cell>
              <table:table-cell office:value-type="float" office:value="1.1734">
                <text:p>1.1734</text:p>
              </table:table-cell>
            </table:table-row>
            <table:table-row>
              <table:table-cell office:value-type="string">
                <text:p>06:01:27</text:p>
              </table:table-cell>
              <table:table-cell office:value-type="float" office:value="1.2759">
                <text:p>1.2759</text:p>
              </table:table-cell>
            </table:table-row>
            <table:table-row>
              <table:table-cell office:value-type="string">
                <text:p>06:03:09</text:p>
              </table:table-cell>
              <table:table-cell office:value-type="float" office:value="1.3578">
                <text:p>1.3578</text:p>
              </table:table-cell>
            </table:table-row>
            <table:table-row>
              <table:table-cell office:value-type="string">
                <text:p>06:04:5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06:06:33</text:p>
              </table:table-cell>
              <table:table-cell office:value-type="float" office:value="1.4652">
                <text:p>1.4652</text:p>
              </table:table-cell>
            </table:table-row>
            <table:table-row>
              <table:table-cell office:value-type="string">
                <text:p>06:08:15</text:p>
              </table:table-cell>
              <table:table-cell office:value-type="float" office:value="1.5092">
                <text:p>1.5092</text:p>
              </table:table-cell>
            </table:table-row>
            <table:table-row>
              <table:table-cell office:value-type="string">
                <text:p>06:09:56</text:p>
              </table:table-cell>
              <table:table-cell office:value-type="float" office:value="1.5665">
                <text:p>1.5665</text:p>
              </table:table-cell>
            </table:table-row>
            <table:table-row>
              <table:table-cell office:value-type="string">
                <text:p>06:11:38</text:p>
              </table:table-cell>
              <table:table-cell office:value-type="float" office:value="1.6044">
                <text:p>1.6044</text:p>
              </table:table-cell>
            </table:table-row>
            <table:table-row>
              <table:table-cell office:value-type="string">
                <text:p>06:13:20</text:p>
              </table:table-cell>
              <table:table-cell office:value-type="float" office:value="1.6386">
                <text:p>1.6386</text:p>
              </table:table-cell>
            </table:table-row>
            <table:table-row>
              <table:table-cell office:value-type="string">
                <text:p>06:15:02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string">
                <text:p>06:16:44</text:p>
              </table:table-cell>
              <table:table-cell office:value-type="float" office:value="1.7082">
                <text:p>1.7082</text:p>
              </table:table-cell>
            </table:table-row>
            <table:table-row>
              <table:table-cell office:value-type="string">
                <text:p>06:18:25</text:p>
              </table:table-cell>
              <table:table-cell office:value-type="float" office:value="1.7802">
                <text:p>1.7802</text:p>
              </table:table-cell>
            </table:table-row>
            <table:table-row>
              <table:table-cell office:value-type="string">
                <text:p>06:20:09</text:p>
              </table:table-cell>
              <table:table-cell office:value-type="float" office:value="1.8364">
                <text:p>1.8364</text:p>
              </table:table-cell>
            </table:table-row>
            <table:table-row>
              <table:table-cell office:value-type="string">
                <text:p>06:21:50</text:p>
              </table:table-cell>
              <table:table-cell office:value-type="float" office:value="1.8779">
                <text:p>1.8779</text:p>
              </table:table-cell>
            </table:table-row>
            <table:table-row>
              <table:table-cell office:value-type="string">
                <text:p>06:23:32</text:p>
              </table:table-cell>
              <table:table-cell office:value-type="float" office:value="1.9206">
                <text:p>1.9206</text:p>
              </table:table-cell>
            </table:table-row>
            <table:table-row>
              <table:table-cell office:value-type="string">
                <text:p>06:25:14</text:p>
              </table:table-cell>
              <table:table-cell office:value-type="float" office:value="1.9841">
                <text:p>1.9841</text:p>
              </table:table-cell>
            </table:table-row>
            <table:table-row>
              <table:table-cell office:value-type="string">
                <text:p>06:26:56</text:p>
              </table:table-cell>
              <table:table-cell office:value-type="float" office:value="2.0659">
                <text:p>2.0659</text:p>
              </table:table-cell>
            </table:table-row>
            <table:table-row>
              <table:table-cell office:value-type="string">
                <text:p>06:28:38</text:p>
              </table:table-cell>
              <table:table-cell office:value-type="float" office:value="2.1685">
                <text:p>2.1685</text:p>
              </table:table-cell>
            </table:table-row>
            <table:table-row>
              <table:table-cell office:value-type="string">
                <text:p>06:30:19</text:p>
              </table:table-cell>
              <table:table-cell office:value-type="float" office:value="2.2332">
                <text:p>2.2332</text:p>
              </table:table-cell>
            </table:table-row>
            <table:table-row>
              <table:table-cell office:value-type="string">
                <text:p>06:32:01</text:p>
              </table:table-cell>
              <table:table-cell office:value-type="float" office:value="2.2735">
                <text:p>2.2735</text:p>
              </table:table-cell>
            </table:table-row>
            <table:table-row>
              <table:table-cell office:value-type="string">
                <text:p>06:33:43</text:p>
              </table:table-cell>
              <table:table-cell office:value-type="float" office:value="2.2808">
                <text:p>2.2808</text:p>
              </table:table-cell>
            </table:table-row>
            <table:table-row>
              <table:table-cell office:value-type="string">
                <text:p>06:35:24</text:p>
              </table:table-cell>
              <table:table-cell office:value-type="float" office:value="2.2527">
                <text:p>2.2527</text:p>
              </table:table-cell>
            </table:table-row>
            <table:table-row>
              <table:table-cell office:value-type="string">
                <text:p>06:37:06</text:p>
              </table:table-cell>
              <table:table-cell office:value-type="float" office:value="2.2137">
                <text:p>2.2137</text:p>
              </table:table-cell>
            </table:table-row>
            <table:table-row>
              <table:table-cell office:value-type="string">
                <text:p>06:38:48</text:p>
              </table:table-cell>
              <table:table-cell office:value-type="float" office:value="2.2503">
                <text:p>2.2503</text:p>
              </table:table-cell>
            </table:table-row>
            <table:table-row>
              <table:table-cell office:value-type="string">
                <text:p>06:40:30</text:p>
              </table:table-cell>
              <table:table-cell office:value-type="float" office:value="2.2808">
                <text:p>2.2808</text:p>
              </table:table-cell>
            </table:table-row>
            <table:table-row>
              <table:table-cell office:value-type="string">
                <text:p>06:42:12</text:p>
              </table:table-cell>
              <table:table-cell office:value-type="float" office:value="2.2845">
                <text:p>2.2845</text:p>
              </table:table-cell>
            </table:table-row>
            <table:table-row>
              <table:table-cell office:value-type="string">
                <text:p>06:43:53</text:p>
              </table:table-cell>
              <table:table-cell office:value-type="float" office:value="2.2405">
                <text:p>2.2405</text:p>
              </table:table-cell>
            </table:table-row>
            <table:table-row>
              <table:table-cell office:value-type="string">
                <text:p>06:45:35</text:p>
              </table:table-cell>
              <table:table-cell office:value-type="float" office:value="2.2515">
                <text:p>2.2515</text:p>
              </table:table-cell>
            </table:table-row>
            <table:table-row>
              <table:table-cell office:value-type="string">
                <text:p>06:47:17</text:p>
              </table:table-cell>
              <table:table-cell office:value-type="float" office:value="2.2589">
                <text:p>2.2589</text:p>
              </table:table-cell>
            </table:table-row>
            <table:table-row>
              <table:table-cell office:value-type="string">
                <text:p>06:48:59</text:p>
              </table:table-cell>
              <table:table-cell office:value-type="float" office:value="2.2821">
                <text:p>2.2821</text:p>
              </table:table-cell>
            </table:table-row>
            <table:table-row>
              <table:table-cell office:value-type="string">
                <text:p>06:50:40</text:p>
              </table:table-cell>
              <table:table-cell office:value-type="float" office:value="2.2759">
                <text:p>2.2759</text:p>
              </table:table-cell>
            </table:table-row>
            <table:table-row>
              <table:table-cell office:value-type="string">
                <text:p>06:52:22</text:p>
              </table:table-cell>
              <table:table-cell office:value-type="float" office:value="2.2686">
                <text:p>2.2686</text:p>
              </table:table-cell>
            </table:table-row>
            <table:table-row>
              <table:table-cell office:value-type="string">
                <text:p>06:54:04</text:p>
              </table:table-cell>
              <table:table-cell office:value-type="float" office:value="2.2796">
                <text:p>2.2796</text:p>
              </table:table-cell>
            </table:table-row>
            <table:table-row>
              <table:table-cell office:value-type="string">
                <text:p>06:55:46</text:p>
              </table:table-cell>
              <table:table-cell office:value-type="float" office:value="2.2869">
                <text:p>2.2869</text:p>
              </table:table-cell>
            </table:table-row>
            <table:table-row>
              <table:table-cell office:value-type="string">
                <text:p>06:57:27</text:p>
              </table:table-cell>
              <table:table-cell office:value-type="float" office:value="2.2894">
                <text:p>2.2894</text:p>
              </table:table-cell>
            </table:table-row>
            <table:table-row>
              <table:table-cell office:value-type="string">
                <text:p>06:59:09</text:p>
              </table:table-cell>
              <table:table-cell office:value-type="float" office:value="2.3236">
                <text:p>2.3236</text:p>
              </table:table-cell>
            </table:table-row>
            <table:table-row>
              <table:table-cell office:value-type="string">
                <text:p>07:00:51</text:p>
              </table:table-cell>
              <table:table-cell office:value-type="float" office:value="2.3407">
                <text:p>2.3407</text:p>
              </table:table-cell>
            </table:table-row>
            <table:table-row>
              <table:table-cell office:value-type="string">
                <text:p>07:02:33</text:p>
              </table:table-cell>
              <table:table-cell office:value-type="float" office:value="2.3578">
                <text:p>2.3578</text:p>
              </table:table-cell>
            </table:table-row>
            <table:table-row>
              <table:table-cell office:value-type="string">
                <text:p>07:04:14</text:p>
              </table:table-cell>
              <table:table-cell office:value-type="float" office:value="2.3846">
                <text:p>2.3846</text:p>
              </table:table-cell>
            </table:table-row>
            <table:table-row>
              <table:table-cell office:value-type="string">
                <text:p>07:05:56</text:p>
              </table:table-cell>
              <table:table-cell office:value-type="float" office:value="2.4115">
                <text:p>2.4115</text:p>
              </table:table-cell>
            </table:table-row>
            <table:table-row>
              <table:table-cell office:value-type="string">
                <text:p>07:07:38</text:p>
              </table:table-cell>
              <table:table-cell office:value-type="float" office:value="2.431">
                <text:p>2.431</text:p>
              </table:table-cell>
            </table:table-row>
            <table:table-row>
              <table:table-cell office:value-type="string">
                <text:p>07:09:19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07:11:01</text:p>
              </table:table-cell>
              <table:table-cell office:value-type="float" office:value="2.4762">
                <text:p>2.4762</text:p>
              </table:table-cell>
            </table:table-row>
            <table:table-row>
              <table:table-cell office:value-type="string">
                <text:p>07:12:43</text:p>
              </table:table-cell>
              <table:table-cell office:value-type="float" office:value="2.5067">
                <text:p>2.5067</text:p>
              </table:table-cell>
            </table:table-row>
            <table:table-row>
              <table:table-cell office:value-type="string">
                <text:p>07:14:25</text:p>
              </table:table-cell>
              <table:table-cell office:value-type="float" office:value="2.5299">
                <text:p>2.5299</text:p>
              </table:table-cell>
            </table:table-row>
            <table:table-row>
              <table:table-cell office:value-type="string">
                <text:p>07:16:06</text:p>
              </table:table-cell>
              <table:table-cell office:value-type="float" office:value="2.5568">
                <text:p>2.5568</text:p>
              </table:table-cell>
            </table:table-row>
            <table:table-row>
              <table:table-cell office:value-type="string">
                <text:p>07:17:4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07:19:30</text:p>
              </table:table-cell>
              <table:table-cell office:value-type="float" office:value="2.6081">
                <text:p>2.6081</text:p>
              </table:table-cell>
            </table:table-row>
            <table:table-row>
              <table:table-cell office:value-type="string">
                <text:p>07:21:12</text:p>
              </table:table-cell>
              <table:table-cell office:value-type="float" office:value="2.6496">
                <text:p>2.6496</text:p>
              </table:table-cell>
            </table:table-row>
            <table:table-row>
              <table:table-cell office:value-type="string">
                <text:p>07:22:54</text:p>
              </table:table-cell>
              <table:table-cell office:value-type="float" office:value="2.7094">
                <text:p>2.7094</text:p>
              </table:table-cell>
            </table:table-row>
            <table:table-row>
              <table:table-cell office:value-type="string">
                <text:p>07:24:35</text:p>
              </table:table-cell>
              <table:table-cell office:value-type="float" office:value="2.7802">
                <text:p>2.7802</text:p>
              </table:table-cell>
            </table:table-row>
            <table:table-row>
              <table:table-cell office:value-type="string">
                <text:p>07:26:17</text:p>
              </table:table-cell>
              <table:table-cell office:value-type="float" office:value="2.801">
                <text:p>2.801</text:p>
              </table:table-cell>
            </table:table-row>
            <table:table-row>
              <table:table-cell office:value-type="string">
                <text:p>07:27:59</text:p>
              </table:table-cell>
              <table:table-cell office:value-type="float" office:value="2.8181">
                <text:p>2.8181</text:p>
              </table:table-cell>
            </table:table-row>
            <table:table-row>
              <table:table-cell office:value-type="string">
                <text:p>07:29:41</text:p>
              </table:table-cell>
              <table:table-cell office:value-type="float" office:value="2.8144">
                <text:p>2.8144</text:p>
              </table:table-cell>
            </table:table-row>
            <table:table-row>
              <table:table-cell office:value-type="string">
                <text:p>07:31:23</text:p>
              </table:table-cell>
              <table:table-cell office:value-type="float" office:value="2.8315">
                <text:p>2.8315</text:p>
              </table:table-cell>
            </table:table-row>
            <table:table-row>
              <table:table-cell office:value-type="string">
                <text:p>07:33:05</text:p>
              </table:table-cell>
              <table:table-cell office:value-type="float" office:value="2.862">
                <text:p>2.862</text:p>
              </table:table-cell>
            </table:table-row>
            <table:table-row>
              <table:table-cell office:value-type="string">
                <text:p>07:34:46</text:p>
              </table:table-cell>
              <table:table-cell office:value-type="float" office:value="2.8913">
                <text:p>2.8913</text:p>
              </table:table-cell>
            </table:table-row>
            <table:table-row>
              <table:table-cell office:value-type="string">
                <text:p>07:36:28</text:p>
              </table:table-cell>
              <table:table-cell office:value-type="float" office:value="2.917">
                <text:p>2.917</text:p>
              </table:table-cell>
            </table:table-row>
            <table:table-row>
              <table:table-cell office:value-type="string">
                <text:p>07:38:09</text:p>
              </table:table-cell>
              <table:table-cell office:value-type="float" office:value="2.9304">
                <text:p>2.9304</text:p>
              </table:table-cell>
            </table:table-row>
            <table:table-row>
              <table:table-cell office:value-type="string">
                <text:p>07:39:51</text:p>
              </table:table-cell>
              <table:table-cell office:value-type="float" office:value="2.9316">
                <text:p>2.9316</text:p>
              </table:table-cell>
            </table:table-row>
            <table:table-row>
              <table:table-cell office:value-type="string">
                <text:p>07:41:33</text:p>
              </table:table-cell>
              <table:table-cell office:value-type="float" office:value="2.9499">
                <text:p>2.9499</text:p>
              </table:table-cell>
            </table:table-row>
            <table:table-row>
              <table:table-cell office:value-type="string">
                <text:p>07:43: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:44:56</text:p>
              </table:table-cell>
              <table:table-cell office:value-type="float" office:value="3.0073">
                <text:p>3.0073</text:p>
              </table:table-cell>
            </table:table-row>
            <table:table-row>
              <table:table-cell office:value-type="string">
                <text:p>07:46:38</text:p>
              </table:table-cell>
              <table:table-cell office:value-type="float" office:value="3.0305">
                <text:p>3.0305</text:p>
              </table:table-cell>
            </table:table-row>
            <table:table-row>
              <table:table-cell office:value-type="string">
                <text:p>07:48:20</text:p>
              </table:table-cell>
              <table:table-cell office:value-type="float" office:value="3.0574">
                <text:p>3.0574</text:p>
              </table:table-cell>
            </table:table-row>
            <table:table-row>
              <table:table-cell office:value-type="string">
                <text:p>07:50:02</text:p>
              </table:table-cell>
              <table:table-cell office:value-type="float" office:value="3.0769">
                <text:p>3.0769</text:p>
              </table:table-cell>
            </table:table-row>
            <table:table-row>
              <table:table-cell office:value-type="string">
                <text:p>07:51:43</text:p>
              </table:table-cell>
              <table:table-cell office:value-type="float" office:value="3.0904">
                <text:p>3.0904</text:p>
              </table:table-cell>
            </table:table-row>
            <table:table-row>
              <table:table-cell office:value-type="string">
                <text:p>07:53:25</text:p>
              </table:table-cell>
              <table:table-cell office:value-type="float" office:value="3.0867">
                <text:p>3.0867</text:p>
              </table:table-cell>
            </table:table-row>
            <table:table-row>
              <table:table-cell office:value-type="string">
                <text:p>07:55:07</text:p>
              </table:table-cell>
              <table:table-cell office:value-type="float" office:value="3.0952">
                <text:p>3.0952</text:p>
              </table:table-cell>
            </table:table-row>
            <table:table-row>
              <table:table-cell office:value-type="string">
                <text:p>07:56:49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07:58:30</text:p>
              </table:table-cell>
              <table:table-cell office:value-type="float" office:value="3.1233">
                <text:p>3.1233</text:p>
              </table:table-cell>
            </table:table-row>
            <table:table-row>
              <table:table-cell office:value-type="string">
                <text:p>08:00:12</text:p>
              </table:table-cell>
              <table:table-cell office:value-type="float" office:value="3.1197">
                <text:p>3.1197</text:p>
              </table:table-cell>
            </table:table-row>
            <table:table-row>
              <table:table-cell office:value-type="string">
                <text:p>08:01:54</text:p>
              </table:table-cell>
              <table:table-cell office:value-type="float" office:value="3.1538">
                <text:p>3.1538</text:p>
              </table:table-cell>
            </table:table-row>
            <table:table-row>
              <table:table-cell office:value-type="string">
                <text:p>08:03:3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08:05:17</text:p>
              </table:table-cell>
              <table:table-cell office:value-type="float" office:value="3.1673">
                <text:p>3.1673</text:p>
              </table:table-cell>
            </table:table-row>
            <table:table-row>
              <table:table-cell office:value-type="string">
                <text:p>08:06:59</text:p>
              </table:table-cell>
              <table:table-cell office:value-type="float" office:value="3.1673">
                <text:p>3.1673</text:p>
              </table:table-cell>
            </table:table-row>
            <table:table-row>
              <table:table-cell office:value-type="string">
                <text:p>08:08:41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08:10:23</text:p>
              </table:table-cell>
              <table:table-cell office:value-type="float" office:value="3.1636">
                <text:p>3.1636</text:p>
              </table:table-cell>
            </table:table-row>
            <table:table-row>
              <table:table-cell office:value-type="string">
                <text:p>08:12:04</text:p>
              </table:table-cell>
              <table:table-cell office:value-type="float" office:value="3.1685">
                <text:p>3.1685</text:p>
              </table:table-cell>
            </table:table-row>
            <table:table-row>
              <table:table-cell office:value-type="string">
                <text:p>08:13:46</text:p>
              </table:table-cell>
              <table:table-cell office:value-type="float" office:value="3.1685">
                <text:p>3.1685</text:p>
              </table:table-cell>
            </table:table-row>
            <table:table-row>
              <table:table-cell office:value-type="string">
                <text:p>08:15:28</text:p>
              </table:table-cell>
              <table:table-cell office:value-type="float" office:value="3.1697">
                <text:p>3.1697</text:p>
              </table:table-cell>
            </table:table-row>
            <table:table-row>
              <table:table-cell office:value-type="string">
                <text:p>08:17:09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08:18:51</text:p>
              </table:table-cell>
              <table:table-cell office:value-type="float" office:value="3.4103">
                <text:p>3.4103</text:p>
              </table:table-cell>
            </table:table-row>
            <table:table-row>
              <table:table-cell office:value-type="string">
                <text:p>08:20:33</text:p>
              </table:table-cell>
              <table:table-cell office:value-type="float" office:value="3.1929">
                <text:p>3.1929</text:p>
              </table:table-cell>
            </table:table-row>
            <table:table-row>
              <table:table-cell office:value-type="string">
                <text:p>08:22:15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08:23:57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08:25:38</text:p>
              </table:table-cell>
              <table:table-cell office:value-type="float" office:value="3.3101">
                <text:p>3.3101</text:p>
              </table:table-cell>
            </table:table-row>
            <table:table-row>
              <table:table-cell office:value-type="string">
                <text:p>08:27:20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08:29:02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08:30:43</text:p>
              </table:table-cell>
              <table:table-cell office:value-type="float" office:value="3.4945">
                <text:p>3.4945</text:p>
              </table:table-cell>
            </table:table-row>
            <table:table-row>
              <table:table-cell office:value-type="string">
                <text:p>08:32:25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08:34:07</text:p>
              </table:table-cell>
              <table:table-cell office:value-type="float" office:value="3.4689">
                <text:p>3.4689</text:p>
              </table:table-cell>
            </table:table-row>
            <table:table-row>
              <table:table-cell office:value-type="string">
                <text:p>08:35:49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08:37:30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08:39:12</text:p>
              </table:table-cell>
              <table:table-cell office:value-type="float" office:value="3.4701">
                <text:p>3.4701</text:p>
              </table:table-cell>
            </table:table-row>
            <table:table-row>
              <table:table-cell office:value-type="string">
                <text:p>08:40:54</text:p>
              </table:table-cell>
              <table:table-cell office:value-type="float" office:value="3.4664">
                <text:p>3.4664</text:p>
              </table:table-cell>
            </table:table-row>
            <table:table-row>
              <table:table-cell office:value-type="string">
                <text:p>08:42:36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08:44:17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08:45:59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08:47:41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08:49:23</text:p>
              </table:table-cell>
              <table:table-cell office:value-type="float" office:value="3.4701">
                <text:p>3.4701</text:p>
              </table:table-cell>
            </table:table-row>
            <table:table-row>
              <table:table-cell office:value-type="string">
                <text:p>08:51:04</text:p>
              </table:table-cell>
              <table:table-cell office:value-type="float" office:value="3.4982">
                <text:p>3.4982</text:p>
              </table:table-cell>
            </table:table-row>
            <table:table-row>
              <table:table-cell office:value-type="string">
                <text:p>08:52:46</text:p>
              </table:table-cell>
              <table:table-cell office:value-type="float" office:value="3.2601">
                <text:p>3.2601</text:p>
              </table:table-cell>
            </table:table-row>
            <table:table-row>
              <table:table-cell office:value-type="string">
                <text:p>08:54:28</text:p>
              </table:table-cell>
              <table:table-cell office:value-type="float" office:value="3.1026">
                <text:p>3.1026</text:p>
              </table:table-cell>
            </table:table-row>
            <table:table-row>
              <table:table-cell office:value-type="string">
                <text:p>08:56:10</text:p>
              </table:table-cell>
              <table:table-cell office:value-type="float" office:value="3.464">
                <text:p>3.464</text:p>
              </table:table-cell>
            </table:table-row>
            <table:table-row>
              <table:table-cell office:value-type="string">
                <text:p>08:57:52</text:p>
              </table:table-cell>
              <table:table-cell office:value-type="float" office:value="3.265">
                <text:p>3.265</text:p>
              </table:table-cell>
            </table:table-row>
            <table:table-row>
              <table:table-cell office:value-type="string">
                <text:p>08:59:33</text:p>
              </table:table-cell>
              <table:table-cell office:value-type="float" office:value="3.1648">
                <text:p>3.1648</text:p>
              </table:table-cell>
            </table:table-row>
            <table:table-row>
              <table:table-cell office:value-type="string">
                <text:p>09:01:15</text:p>
              </table:table-cell>
              <table:table-cell office:value-type="float" office:value="3.0781">
                <text:p>3.0781</text:p>
              </table:table-cell>
            </table:table-row>
            <table:table-row>
              <table:table-cell office:value-type="string">
                <text:p>09:02:57</text:p>
              </table:table-cell>
              <table:table-cell office:value-type="float" office:value="3.1136">
                <text:p>3.1136</text:p>
              </table:table-cell>
            </table:table-row>
            <table:table-row>
              <table:table-cell office:value-type="string">
                <text:p>09:04:38</text:p>
              </table:table-cell>
              <table:table-cell office:value-type="float" office:value="3.1038">
                <text:p>3.1038</text:p>
              </table:table-cell>
            </table:table-row>
            <table:table-row>
              <table:table-cell office:value-type="string">
                <text:p>09:06:20</text:p>
              </table:table-cell>
              <table:table-cell office:value-type="float" office:value="3.2259">
                <text:p>3.2259</text:p>
              </table:table-cell>
            </table:table-row>
            <table:table-row>
              <table:table-cell office:value-type="string">
                <text:p>09:08:02</text:p>
              </table:table-cell>
              <table:table-cell office:value-type="float" office:value="3.5336">
                <text:p>3.5336</text:p>
              </table:table-cell>
            </table:table-row>
            <table:table-row>
              <table:table-cell office:value-type="string">
                <text:p>09:09:44</text:p>
              </table:table-cell>
              <table:table-cell office:value-type="float" office:value="3.4982">
                <text:p>3.4982</text:p>
              </table:table-cell>
            </table:table-row>
            <table:table-row>
              <table:table-cell office:value-type="string">
                <text:p>09:11:26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09:13:07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09:14:49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09:16:31</text:p>
              </table:table-cell>
              <table:table-cell office:value-type="float" office:value="3.2491">
                <text:p>3.2491</text:p>
              </table:table-cell>
            </table:table-row>
            <table:table-row>
              <table:table-cell office:value-type="string">
                <text:p>09:18:12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09:19:54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09:21:36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09:23:18</text:p>
              </table:table-cell>
              <table:table-cell office:value-type="float" office:value="3.326">
                <text:p>3.326</text:p>
              </table:table-cell>
            </table:table-row>
            <table:table-row>
              <table:table-cell office:value-type="string">
                <text:p>09:25:00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09:26:41</text:p>
              </table:table-cell>
              <table:table-cell office:value-type="float" office:value="3.4823">
                <text:p>3.4823</text:p>
              </table:table-cell>
            </table:table-row>
            <table:table-row>
              <table:table-cell office:value-type="string">
                <text:p>09:28:23</text:p>
              </table:table-cell>
              <table:table-cell office:value-type="float" office:value="3.4481">
                <text:p>3.4481</text:p>
              </table:table-cell>
            </table:table-row>
            <table:table-row>
              <table:table-cell office:value-type="string">
                <text:p>09:30:05</text:p>
              </table:table-cell>
              <table:table-cell office:value-type="float" office:value="3.464">
                <text:p>3.464</text:p>
              </table:table-cell>
            </table:table-row>
            <table:table-row>
              <table:table-cell office:value-type="string">
                <text:p>09:31:47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09:33:28</text:p>
              </table:table-cell>
              <table:table-cell office:value-type="float" office:value="3.4493">
                <text:p>3.4493</text:p>
              </table:table-cell>
            </table:table-row>
            <table:table-row>
              <table:table-cell office:value-type="string">
                <text:p>09:35:10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09:36:52</text:p>
              </table:table-cell>
              <table:table-cell office:value-type="float" office:value="3.5006">
                <text:p>3.5006</text:p>
              </table:table-cell>
            </table:table-row>
            <table:table-row>
              <table:table-cell office:value-type="string">
                <text:p>09:38:34</text:p>
              </table:table-cell>
              <table:table-cell office:value-type="float" office:value="3.3968">
                <text:p>3.3968</text:p>
              </table:table-cell>
            </table:table-row>
            <table:table-row>
              <table:table-cell office:value-type="string">
                <text:p>09:40:15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09:41:57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09:43:39</text:p>
              </table:table-cell>
              <table:table-cell office:value-type="float" office:value="3.4554">
                <text:p>3.4554</text:p>
              </table:table-cell>
            </table:table-row>
            <table:table-row>
              <table:table-cell office:value-type="string">
                <text:p>09:45:21</text:p>
              </table:table-cell>
              <table:table-cell office:value-type="float" office:value="3.4628">
                <text:p>3.4628</text:p>
              </table:table-cell>
            </table:table-row>
            <table:table-row>
              <table:table-cell office:value-type="string">
                <text:p>09:47:03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09:48:44</text:p>
              </table:table-cell>
              <table:table-cell office:value-type="float" office:value="3.4725">
                <text:p>3.4725</text:p>
              </table:table-cell>
            </table:table-row>
            <table:table-row>
              <table:table-cell office:value-type="string">
                <text:p>09:50:26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09:52:08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09:53:50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09:55:31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09:57:13</text:p>
              </table:table-cell>
              <table:table-cell office:value-type="float" office:value="3.4371">
                <text:p>3.4371</text:p>
              </table:table-cell>
            </table:table-row>
            <table:table-row>
              <table:table-cell office:value-type="string">
                <text:p>09:58:55</text:p>
              </table:table-cell>
              <table:table-cell office:value-type="float" office:value="3.1416">
                <text:p>3.1416</text:p>
              </table:table-cell>
            </table:table-row>
            <table:table-row>
              <table:table-cell office:value-type="string">
                <text:p>10:00:37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0:02:18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10:04:00</text:p>
              </table:table-cell>
              <table:table-cell office:value-type="float" office:value="3.2357">
                <text:p>3.2357</text:p>
              </table:table-cell>
            </table:table-row>
            <table:table-row>
              <table:table-cell office:value-type="string">
                <text:p>10:05:42</text:p>
              </table:table-cell>
              <table:table-cell office:value-type="float" office:value="3.1795">
                <text:p>3.1795</text:p>
              </table:table-cell>
            </table:table-row>
            <table:table-row>
              <table:table-cell office:value-type="string">
                <text:p>10:07:24</text:p>
              </table:table-cell>
              <table:table-cell office:value-type="float" office:value="3.1819">
                <text:p>3.1819</text:p>
              </table:table-cell>
            </table:table-row>
            <table:table-row>
              <table:table-cell office:value-type="string">
                <text:p>10:09:05</text:p>
              </table:table-cell>
              <table:table-cell office:value-type="float" office:value="3.1526">
                <text:p>3.1526</text:p>
              </table:table-cell>
            </table:table-row>
            <table:table-row>
              <table:table-cell office:value-type="string">
                <text:p>10:11:52</text:p>
              </table:table-cell>
              <table:table-cell office:value-type="float" office:value="3.2332">
                <text:p>3.2332</text:p>
              </table:table-cell>
            </table:table-row>
            <table:table-row>
              <table:table-cell office:value-type="string">
                <text:p>10:13:33</text:p>
              </table:table-cell>
              <table:table-cell office:value-type="float" office:value="3.2125">
                <text:p>3.2125</text:p>
              </table:table-cell>
            </table:table-row>
            <table:table-row>
              <table:table-cell office:value-type="string">
                <text:p>10:15:15</text:p>
              </table:table-cell>
              <table:table-cell office:value-type="float" office:value="3.2686">
                <text:p>3.2686</text:p>
              </table:table-cell>
            </table:table-row>
            <table:table-row>
              <table:table-cell office:value-type="string">
                <text:p>10:16:57</text:p>
              </table:table-cell>
              <table:table-cell office:value-type="float" office:value="3.2833">
                <text:p>3.2833</text:p>
              </table:table-cell>
            </table:table-row>
            <table:table-row>
              <table:table-cell office:value-type="string">
                <text:p>10:18:38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0:20:20</text:p>
              </table:table-cell>
              <table:table-cell office:value-type="float" office:value="3.3394">
                <text:p>3.3394</text:p>
              </table:table-cell>
            </table:table-row>
            <table:table-row>
              <table:table-cell office:value-type="string">
                <text:p>10:22:02</text:p>
              </table:table-cell>
              <table:table-cell office:value-type="float" office:value="3.2259">
                <text:p>3.2259</text:p>
              </table:table-cell>
            </table:table-row>
            <table:table-row>
              <table:table-cell office:value-type="string">
                <text:p>10:23:44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0:25:26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0:27:07</text:p>
              </table:table-cell>
              <table:table-cell office:value-type="float" office:value="3.2601">
                <text:p>3.2601</text:p>
              </table:table-cell>
            </table:table-row>
            <table:table-row>
              <table:table-cell office:value-type="string">
                <text:p>10:28:49</text:p>
              </table:table-cell>
              <table:table-cell office:value-type="float" office:value="3.2332">
                <text:p>3.2332</text:p>
              </table:table-cell>
            </table:table-row>
            <table:table-row>
              <table:table-cell office:value-type="string">
                <text:p>10:30:31</text:p>
              </table:table-cell>
              <table:table-cell office:value-type="float" office:value="3.2466">
                <text:p>3.2466</text:p>
              </table:table-cell>
            </table:table-row>
            <table:table-row>
              <table:table-cell office:value-type="string">
                <text:p>10:32:13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10:33:54</text:p>
              </table:table-cell>
              <table:table-cell office:value-type="float" office:value="3.1819">
                <text:p>3.1819</text:p>
              </table:table-cell>
            </table:table-row>
            <table:table-row>
              <table:table-cell office:value-type="string">
                <text:p>10:35:36</text:p>
              </table:table-cell>
              <table:table-cell office:value-type="float" office:value="3.2112">
                <text:p>3.2112</text:p>
              </table:table-cell>
            </table:table-row>
            <table:table-row>
              <table:table-cell office:value-type="string">
                <text:p>10:37:18</text:p>
              </table:table-cell>
              <table:table-cell office:value-type="float" office:value="3.2784">
                <text:p>3.2784</text:p>
              </table:table-cell>
            </table:table-row>
            <table:table-row>
              <table:table-cell office:value-type="string">
                <text:p>10:38:59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10:40:41</text:p>
              </table:table-cell>
              <table:table-cell office:value-type="float" office:value="3.2222">
                <text:p>3.2222</text:p>
              </table:table-cell>
            </table:table-row>
            <table:table-row>
              <table:table-cell office:value-type="string">
                <text:p>10:42:23</text:p>
              </table:table-cell>
              <table:table-cell office:value-type="float" office:value="3.2515">
                <text:p>3.2515</text:p>
              </table:table-cell>
            </table:table-row>
            <table:table-row>
              <table:table-cell office:value-type="string">
                <text:p>10:44:04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0:45:46</text:p>
              </table:table-cell>
              <table:table-cell office:value-type="float" office:value="3.3394">
                <text:p>3.3394</text:p>
              </table:table-cell>
            </table:table-row>
            <table:table-row>
              <table:table-cell office:value-type="string">
                <text:p>10:47:27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0:49:09</text:p>
              </table:table-cell>
              <table:table-cell office:value-type="float" office:value="3.2247">
                <text:p>3.2247</text:p>
              </table:table-cell>
            </table:table-row>
            <table:table-row>
              <table:table-cell office:value-type="string">
                <text:p>10:50:51</text:p>
              </table:table-cell>
              <table:table-cell office:value-type="float" office:value="3.1453">
                <text:p>3.1453</text:p>
              </table:table-cell>
            </table:table-row>
            <table:table-row>
              <table:table-cell office:value-type="string">
                <text:p>10:52:32</text:p>
              </table:table-cell>
              <table:table-cell office:value-type="float" office:value="3.1111">
                <text:p>3.1111</text:p>
              </table:table-cell>
            </table:table-row>
            <table:table-row>
              <table:table-cell office:value-type="string">
                <text:p>10:54:14</text:p>
              </table:table-cell>
              <table:table-cell office:value-type="float" office:value="3.1697">
                <text:p>3.1697</text:p>
              </table:table-cell>
            </table:table-row>
            <table:table-row>
              <table:table-cell office:value-type="string">
                <text:p>10:55:56</text:p>
              </table:table-cell>
              <table:table-cell office:value-type="float" office:value="3.1917">
                <text:p>3.1917</text:p>
              </table:table-cell>
            </table:table-row>
            <table:table-row>
              <table:table-cell office:value-type="string">
                <text:p>10:57:37</text:p>
              </table:table-cell>
              <table:table-cell office:value-type="float" office:value="3.1441">
                <text:p>3.1441</text:p>
              </table:table-cell>
            </table:table-row>
            <table:table-row>
              <table:table-cell office:value-type="string">
                <text:p>10:59:19</text:p>
              </table:table-cell>
              <table:table-cell office:value-type="float" office:value="3.1502">
                <text:p>3.1502</text:p>
              </table:table-cell>
            </table:table-row>
            <table:table-row>
              <table:table-cell office:value-type="string">
                <text:p>11:01:01</text:p>
              </table:table-cell>
              <table:table-cell office:value-type="float" office:value="3.2564">
                <text:p>3.2564</text:p>
              </table:table-cell>
            </table:table-row>
            <table:table-row>
              <table:table-cell office:value-type="string">
                <text:p>11:02:42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1:04:24</text:p>
              </table:table-cell>
              <table:table-cell office:value-type="float" office:value="3.2601">
                <text:p>3.2601</text:p>
              </table:table-cell>
            </table:table-row>
            <table:table-row>
              <table:table-cell office:value-type="string">
                <text:p>11:06:05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1:07:47</text:p>
              </table:table-cell>
              <table:table-cell office:value-type="float" office:value="3.3516">
                <text:p>3.3516</text:p>
              </table:table-cell>
            </table:table-row>
            <table:table-row>
              <table:table-cell office:value-type="string">
                <text:p>11:09:29</text:p>
              </table:table-cell>
              <table:table-cell office:value-type="float" office:value="3.2979">
                <text:p>3.2979</text:p>
              </table:table-cell>
            </table:table-row>
            <table:table-row>
              <table:table-cell office:value-type="string">
                <text:p>11:11:10</text:p>
              </table:table-cell>
              <table:table-cell office:value-type="float" office:value="3.2589">
                <text:p>3.2589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1:14:34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11:16:15</text:p>
              </table:table-cell>
              <table:table-cell office:value-type="float" office:value="3.2418">
                <text:p>3.2418</text:p>
              </table:table-cell>
            </table:table-row>
            <table:table-row>
              <table:table-cell office:value-type="string">
                <text:p>11:17:57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11:19:38</text:p>
              </table:table-cell>
              <table:table-cell office:value-type="float" office:value="3.4371">
                <text:p>3.4371</text:p>
              </table:table-cell>
            </table:table-row>
            <table:table-row>
              <table:table-cell office:value-type="string">
                <text:p>11:21:20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11:23:02</text:p>
              </table:table-cell>
              <table:table-cell office:value-type="float" office:value="3.4689">
                <text:p>3.4689</text:p>
              </table:table-cell>
            </table:table-row>
            <table:table-row>
              <table:table-cell office:value-type="string">
                <text:p>11:24:43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string">
                <text:p>11:26:25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11:28:06</text:p>
              </table:table-cell>
              <table:table-cell office:value-type="float" office:value="3.4322">
                <text:p>3.4322</text:p>
              </table:table-cell>
            </table:table-row>
            <table:table-row>
              <table:table-cell office:value-type="string">
                <text:p>11:29:48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11:31:30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11:33:11</text:p>
              </table:table-cell>
              <table:table-cell office:value-type="float" office:value="3.304">
                <text:p>3.304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3.2308">
                <text:p>3.2308</text:p>
              </table:table-cell>
            </table:table-row>
            <table:table-row>
              <table:table-cell office:value-type="string">
                <text:p>11:36:35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1:38:16</text:p>
              </table:table-cell>
              <table:table-cell office:value-type="float" office:value="3.2002">
                <text:p>3.2002</text:p>
              </table:table-cell>
            </table:table-row>
            <table:table-row>
              <table:table-cell office:value-type="string">
                <text:p>11:39:58</text:p>
              </table:table-cell>
              <table:table-cell office:value-type="float" office:value="3.4811">
                <text:p>3.4811</text:p>
              </table:table-cell>
            </table:table-row>
            <table:table-row>
              <table:table-cell office:value-type="string">
                <text:p>11:41:39</text:p>
              </table:table-cell>
              <table:table-cell office:value-type="float" office:value="3.4567">
                <text:p>3.4567</text:p>
              </table:table-cell>
            </table:table-row>
            <table:table-row>
              <table:table-cell office:value-type="string">
                <text:p>11:43:21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11:45:03</text:p>
              </table:table-cell>
              <table:table-cell office:value-type="float" office:value="3.4237">
                <text:p>3.4237</text:p>
              </table:table-cell>
            </table:table-row>
            <table:table-row>
              <table:table-cell office:value-type="string">
                <text:p>11:46:44</text:p>
              </table:table-cell>
              <table:table-cell office:value-type="float" office:value="3.4115">
                <text:p>3.4115</text:p>
              </table:table-cell>
            </table:table-row>
            <table:table-row>
              <table:table-cell office:value-type="string">
                <text:p>11:48:26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11:51:36</text:p>
              </table:table-cell>
              <table:table-cell office:value-type="float" office:value="3.4322">
                <text:p>3.4322</text:p>
              </table:table-cell>
            </table:table-row>
            <table:table-row>
              <table:table-cell office:value-type="string">
                <text:p>11:53:17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11:54:59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11:56:41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1:58:22</text:p>
              </table:table-cell>
              <table:table-cell office:value-type="float" office:value="3.1917">
                <text:p>3.1917</text:p>
              </table:table-cell>
            </table:table-row>
            <table:table-row>
              <table:table-cell office:value-type="string">
                <text:p>12:00:04</text:p>
              </table:table-cell>
              <table:table-cell office:value-type="float" office:value="3.199">
                <text:p>3.199</text:p>
              </table:table-cell>
            </table:table-row>
            <table:table-row>
              <table:table-cell office:value-type="string">
                <text:p>12:01:45</text:p>
              </table:table-cell>
              <table:table-cell office:value-type="float" office:value="3.2369">
                <text:p>3.2369</text:p>
              </table:table-cell>
            </table:table-row>
            <table:table-row>
              <table:table-cell office:value-type="string">
                <text:p>12:03:27</text:p>
              </table:table-cell>
              <table:table-cell office:value-type="float" office:value="3.5604">
                <text:p>3.5604</text:p>
              </table:table-cell>
            </table:table-row>
            <table:table-row>
              <table:table-cell office:value-type="string">
                <text:p>12:05:09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2:06:50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>12:08:32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12:10:14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2:11:55</text:p>
              </table:table-cell>
              <table:table-cell office:value-type="float" office:value="3.1306">
                <text:p>3.1306</text:p>
              </table:table-cell>
            </table:table-row>
            <table:table-row>
              <table:table-cell office:value-type="string">
                <text:p>12:15:48</text:p>
              </table:table-cell>
              <table:table-cell office:value-type="float" office:value="3.2137">
                <text:p>3.2137</text:p>
              </table:table-cell>
            </table:table-row>
            <table:table-row>
              <table:table-cell office:value-type="string">
                <text:p>12:17:30</text:p>
              </table:table-cell>
              <table:table-cell office:value-type="float" office:value="3.486">
                <text:p>3.486</text:p>
              </table:table-cell>
            </table:table-row>
            <table:table-row>
              <table:table-cell office:value-type="string">
                <text:p>12:19:11</text:p>
              </table:table-cell>
              <table:table-cell office:value-type="float" office:value="3.2772">
                <text:p>3.2772</text:p>
              </table:table-cell>
            </table:table-row>
            <table:table-row>
              <table:table-cell office:value-type="string">
                <text:p>12:22:53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2:24:35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2:26:17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2:29:40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2:31:21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2:33:03</text:p>
              </table:table-cell>
              <table:table-cell office:value-type="float" office:value="3.4628">
                <text:p>3.4628</text:p>
              </table:table-cell>
            </table:table-row>
            <table:table-row>
              <table:table-cell office:value-type="string">
                <text:p>12:34:44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2:36:26</text:p>
              </table:table-cell>
              <table:table-cell office:value-type="float" office:value="3.3944">
                <text:p>3.3944</text:p>
              </table:table-cell>
            </table:table-row>
            <table:table-row>
              <table:table-cell office:value-type="string">
                <text:p>12:40:00</text:p>
              </table:table-cell>
              <table:table-cell office:value-type="float" office:value="3.5287">
                <text:p>3.5287</text:p>
              </table:table-cell>
            </table:table-row>
            <table:table-row>
              <table:table-cell office:value-type="string">
                <text:p>12:41:42</text:p>
              </table:table-cell>
              <table:table-cell office:value-type="float" office:value="3.4933">
                <text:p>3.4933</text:p>
              </table:table-cell>
            </table:table-row>
            <table:table-row>
              <table:table-cell office:value-type="string">
                <text:p>12:43:23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2:45:04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2:46:46</text:p>
              </table:table-cell>
              <table:table-cell office:value-type="float" office:value="3.1477">
                <text:p>3.1477</text:p>
              </table:table-cell>
            </table:table-row>
            <table:table-row>
              <table:table-cell office:value-type="string">
                <text:p>12:48:28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2:50:09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2:51:51</text:p>
              </table:table-cell>
              <table:table-cell office:value-type="float" office:value="3.3968">
                <text:p>3.3968</text:p>
              </table:table-cell>
            </table:table-row>
            <table:table-row>
              <table:table-cell office:value-type="string">
                <text:p>12:53:32</text:p>
              </table:table-cell>
              <table:table-cell office:value-type="float" office:value="3.0501">
                <text:p>3.0501</text:p>
              </table:table-cell>
            </table:table-row>
            <table:table-row>
              <table:table-cell office:value-type="string">
                <text:p>12:55:14</text:p>
              </table:table-cell>
              <table:table-cell office:value-type="float" office:value="3.1184">
                <text:p>3.1184</text:p>
              </table:table-cell>
            </table:table-row>
            <table:table-row>
              <table:table-cell office:value-type="string">
                <text:p>12:56:55</text:p>
              </table:table-cell>
              <table:table-cell office:value-type="float" office:value="3.2161">
                <text:p>3.2161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3.1807">
                <text:p>3.1807</text:p>
              </table:table-cell>
            </table:table-row>
            <table:table-row>
              <table:table-cell office:value-type="string">
                <text:p>13:00:18</text:p>
              </table:table-cell>
              <table:table-cell office:value-type="float" office:value="3.1966">
                <text:p>3.1966</text:p>
              </table:table-cell>
            </table:table-row>
            <table:table-row>
              <table:table-cell office:value-type="string">
                <text:p>13:02:00</text:p>
              </table:table-cell>
              <table:table-cell office:value-type="float" office:value="3.3065">
                <text:p>3.3065</text:p>
              </table:table-cell>
            </table:table-row>
            <table:table-row>
              <table:table-cell office:value-type="string">
                <text:p>13:03:41</text:p>
              </table:table-cell>
              <table:table-cell office:value-type="float" office:value="3.2589">
                <text:p>3.2589</text:p>
              </table:table-cell>
            </table:table-row>
            <table:table-row>
              <table:table-cell office:value-type="string">
                <text:p>13:05:22</text:p>
              </table:table-cell>
              <table:table-cell office:value-type="float" office:value="3.2418">
                <text:p>3.2418</text:p>
              </table:table-cell>
            </table:table-row>
            <table:table-row>
              <table:table-cell office:value-type="string">
                <text:p>13:07:04</text:p>
              </table:table-cell>
              <table:table-cell office:value-type="float" office:value="3.2063">
                <text:p>3.2063</text:p>
              </table:table-cell>
            </table:table-row>
            <table:table-row>
              <table:table-cell office:value-type="string">
                <text:p>13:08:45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3:10:27</text:p>
              </table:table-cell>
              <table:table-cell office:value-type="float" office:value="3.2723">
                <text:p>3.2723</text:p>
              </table:table-cell>
            </table:table-row>
            <table:table-row>
              <table:table-cell office:value-type="string">
                <text:p>13:12:08</text:p>
              </table:table-cell>
              <table:table-cell office:value-type="float" office:value="3.5043">
                <text:p>3.5043</text:p>
              </table:table-cell>
            </table:table-row>
            <table:table-row>
              <table:table-cell office:value-type="string">
                <text:p>13:13:50</text:p>
              </table:table-cell>
              <table:table-cell office:value-type="float" office:value="3.0928">
                <text:p>3.0928</text:p>
              </table:table-cell>
            </table:table-row>
            <table:table-row>
              <table:table-cell office:value-type="string">
                <text:p>13:15:31</text:p>
              </table:table-cell>
              <table:table-cell office:value-type="float" office:value="3.1648">
                <text:p>3.1648</text:p>
              </table:table-cell>
            </table:table-row>
            <table:table-row>
              <table:table-cell office:value-type="string">
                <text:p>13:17:13</text:p>
              </table:table-cell>
              <table:table-cell office:value-type="float" office:value="3.2222">
                <text:p>3.2222</text:p>
              </table:table-cell>
            </table:table-row>
            <table:table-row>
              <table:table-cell office:value-type="string">
                <text:p>13:18:54</text:p>
              </table:table-cell>
              <table:table-cell office:value-type="float" office:value="3.5421">
                <text:p>3.5421</text:p>
              </table:table-cell>
            </table:table-row>
            <table:table-row>
              <table:table-cell office:value-type="string">
                <text:p>13:20:36</text:p>
              </table:table-cell>
              <table:table-cell office:value-type="float" office:value="3.1734">
                <text:p>3.1734</text:p>
              </table:table-cell>
            </table:table-row>
            <table:table-row>
              <table:table-cell office:value-type="string">
                <text:p>13:22:17</text:p>
              </table:table-cell>
              <table:table-cell office:value-type="float" office:value="3.1758">
                <text:p>3.1758</text:p>
              </table:table-cell>
            </table:table-row>
            <table:table-row>
              <table:table-cell office:value-type="string">
                <text:p>13:23:59</text:p>
              </table:table-cell>
              <table:table-cell office:value-type="float" office:value="3.2637">
                <text:p>3.2637</text:p>
              </table:table-cell>
            </table:table-row>
            <table:table-row>
              <table:table-cell office:value-type="string">
                <text:p>13:25:40</text:p>
              </table:table-cell>
              <table:table-cell office:value-type="float" office:value="3.2686">
                <text:p>3.2686</text:p>
              </table:table-cell>
            </table:table-row>
            <table:table-row>
              <table:table-cell office:value-type="string">
                <text:p>13:27:22</text:p>
              </table:table-cell>
              <table:table-cell office:value-type="float" office:value="3.3114">
                <text:p>3.3114</text:p>
              </table:table-cell>
            </table:table-row>
            <table:table-row>
              <table:table-cell office:value-type="string">
                <text:p>13:29:04</text:p>
              </table:table-cell>
              <table:table-cell office:value-type="float" office:value="3.4176">
                <text:p>3.4176</text:p>
              </table:table-cell>
            </table:table-row>
            <table:table-row>
              <table:table-cell office:value-type="string">
                <text:p>13:30:45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3:32:27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13:34:09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3:35:50</text:p>
              </table:table-cell>
              <table:table-cell office:value-type="float" office:value="3.3626">
                <text:p>3.3626</text:p>
              </table:table-cell>
            </table:table-row>
            <table:table-row>
              <table:table-cell office:value-type="string">
                <text:p>13:37:32</text:p>
              </table:table-cell>
              <table:table-cell office:value-type="float" office:value="3.3944">
                <text:p>3.3944</text:p>
              </table:table-cell>
            </table:table-row>
            <table:table-row>
              <table:table-cell office:value-type="string">
                <text:p>13:39:13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13:40:55</text:p>
              </table:table-cell>
              <table:table-cell office:value-type="float" office:value="3.2369">
                <text:p>3.2369</text:p>
              </table:table-cell>
            </table:table-row>
            <table:table-row>
              <table:table-cell office:value-type="string">
                <text:p>13:42:37</text:p>
              </table:table-cell>
              <table:table-cell office:value-type="float" office:value="3.2601">
                <text:p>3.2601</text:p>
              </table:table-cell>
            </table:table-row>
            <table:table-row>
              <table:table-cell office:value-type="string">
                <text:p>13:44:18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3:46:00</text:p>
              </table:table-cell>
              <table:table-cell office:value-type="float" office:value="3.5079">
                <text:p>3.5079</text:p>
              </table:table-cell>
            </table:table-row>
            <table:table-row>
              <table:table-cell office:value-type="string">
                <text:p>13:47:42</text:p>
              </table:table-cell>
              <table:table-cell office:value-type="float" office:value="3.1917">
                <text:p>3.1917</text:p>
              </table:table-cell>
            </table:table-row>
            <table:table-row>
              <table:table-cell office:value-type="string">
                <text:p>13:49:23</text:p>
              </table:table-cell>
              <table:table-cell office:value-type="float" office:value="3.2247">
                <text:p>3.2247</text:p>
              </table:table-cell>
            </table:table-row>
            <table:table-row>
              <table:table-cell office:value-type="string">
                <text:p>13:51:05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3:52:46</text:p>
              </table:table-cell>
              <table:table-cell office:value-type="float" office:value="3.2686">
                <text:p>3.2686</text:p>
              </table:table-cell>
            </table:table-row>
            <table:table-row>
              <table:table-cell office:value-type="string">
                <text:p>13:54:28</text:p>
              </table:table-cell>
              <table:table-cell office:value-type="float" office:value="3.2503">
                <text:p>3.2503</text:p>
              </table:table-cell>
            </table:table-row>
            <table:table-row>
              <table:table-cell office:value-type="string">
                <text:p>13:56:10</text:p>
              </table:table-cell>
              <table:table-cell office:value-type="float" office:value="3.2613">
                <text:p>3.2613</text:p>
              </table:table-cell>
            </table:table-row>
            <table:table-row>
              <table:table-cell office:value-type="string">
                <text:p>13:57:51</text:p>
              </table:table-cell>
              <table:table-cell office:value-type="float" office:value="3.2906">
                <text:p>3.2906</text:p>
              </table:table-cell>
            </table:table-row>
            <table:table-row>
              <table:table-cell office:value-type="string">
                <text:p>13:59:33</text:p>
              </table:table-cell>
              <table:table-cell office:value-type="float" office:value="3.3114">
                <text:p>3.3114</text:p>
              </table:table-cell>
            </table:table-row>
            <table:table-row>
              <table:table-cell office:value-type="string">
                <text:p>14:01:15</text:p>
              </table:table-cell>
              <table:table-cell office:value-type="float" office:value="3.2979">
                <text:p>3.2979</text:p>
              </table:table-cell>
            </table:table-row>
            <table:table-row>
              <table:table-cell office:value-type="string">
                <text:p>14:02:56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4:04:38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4:06:20</text:p>
              </table:table-cell>
              <table:table-cell office:value-type="float" office:value="3.3284">
                <text:p>3.3284</text:p>
              </table:table-cell>
            </table:table-row>
            <table:table-row>
              <table:table-cell office:value-type="string">
                <text:p>14:08:01</text:p>
              </table:table-cell>
              <table:table-cell office:value-type="float" office:value="3.3016">
                <text:p>3.3016</text:p>
              </table:table-cell>
            </table:table-row>
            <table:table-row>
              <table:table-cell office:value-type="string">
                <text:p>14:09:43</text:p>
              </table:table-cell>
              <table:table-cell office:value-type="float" office:value="3.2991">
                <text:p>3.2991</text:p>
              </table:table-cell>
            </table:table-row>
            <table:table-row>
              <table:table-cell office:value-type="string">
                <text:p>14:11:24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4:13:06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4:14:48</text:p>
              </table:table-cell>
              <table:table-cell office:value-type="float" office:value="3.3199">
                <text:p>3.3199</text:p>
              </table:table-cell>
            </table:table-row>
            <table:table-row>
              <table:table-cell office:value-type="string">
                <text:p>14:16:29</text:p>
              </table:table-cell>
              <table:table-cell office:value-type="float" office:value="3.337">
                <text:p>3.337</text:p>
              </table:table-cell>
            </table:table-row>
            <table:table-row>
              <table:table-cell office:value-type="string">
                <text:p>14:18:11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4:19:53</text:p>
              </table:table-cell>
              <table:table-cell office:value-type="float" office:value="3.3407">
                <text:p>3.3407</text:p>
              </table:table-cell>
            </table:table-row>
            <table:table-row>
              <table:table-cell office:value-type="string">
                <text:p>14:21:34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14:23:16</text:p>
              </table:table-cell>
              <table:table-cell office:value-type="float" office:value="3.3284">
                <text:p>3.3284</text:p>
              </table:table-cell>
            </table:table-row>
            <table:table-row>
              <table:table-cell office:value-type="string">
                <text:p>14:24:57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4:26:39</text:p>
              </table:table-cell>
              <table:table-cell office:value-type="float" office:value="3.3065">
                <text:p>3.3065</text:p>
              </table:table-cell>
            </table:table-row>
            <table:table-row>
              <table:table-cell office:value-type="string">
                <text:p>14:28:21</text:p>
              </table:table-cell>
              <table:table-cell office:value-type="float" office:value="3.3053">
                <text:p>3.3053</text:p>
              </table:table-cell>
            </table:table-row>
            <table:table-row>
              <table:table-cell office:value-type="string">
                <text:p>14:30:02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14:31:44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4:33:26</text:p>
              </table:table-cell>
              <table:table-cell office:value-type="float" office:value="3.2674">
                <text:p>3.2674</text:p>
              </table:table-cell>
            </table:table-row>
            <table:table-row>
              <table:table-cell office:value-type="string">
                <text:p>14:35:07</text:p>
              </table:table-cell>
              <table:table-cell office:value-type="float" office:value="3.2723">
                <text:p>3.2723</text:p>
              </table:table-cell>
            </table:table-row>
            <table:table-row>
              <table:table-cell office:value-type="string">
                <text:p>14:36:49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14:38:30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4:40:12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14:41:54</text:p>
              </table:table-cell>
              <table:table-cell office:value-type="float" office:value="3.3578">
                <text:p>3.3578</text:p>
              </table:table-cell>
            </table:table-row>
            <table:table-row>
              <table:table-cell office:value-type="string">
                <text:p>14:43:35</text:p>
              </table:table-cell>
              <table:table-cell office:value-type="float" office:value="3.2796">
                <text:p>3.2796</text:p>
              </table:table-cell>
            </table:table-row>
            <table:table-row>
              <table:table-cell office:value-type="string">
                <text:p>14:45:17</text:p>
              </table:table-cell>
              <table:table-cell office:value-type="float" office:value="3.2637">
                <text:p>3.2637</text:p>
              </table:table-cell>
            </table:table-row>
            <table:table-row>
              <table:table-cell office:value-type="string">
                <text:p>14:46:59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4:48:40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4:50:22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4:52:03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4:53:45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4:55:27</text:p>
              </table:table-cell>
              <table:table-cell office:value-type="float" office:value="2.9353">
                <text:p>2.9353</text:p>
              </table:table-cell>
            </table:table-row>
            <table:table-row>
              <table:table-cell office:value-type="string">
                <text:p>15:00:53</text:p>
              </table:table-cell>
              <table:table-cell office:value-type="float" office:value="3.1978">
                <text:p>3.1978</text:p>
              </table:table-cell>
            </table:table-row>
            <table:table-row>
              <table:table-cell office:value-type="string">
                <text:p>15:02:35</text:p>
              </table:table-cell>
              <table:table-cell office:value-type="float" office:value="3.2027">
                <text:p>3.2027</text:p>
              </table:table-cell>
            </table:table-row>
            <table:table-row>
              <table:table-cell office:value-type="string">
                <text:p>15:04:16</text:p>
              </table:table-cell>
              <table:table-cell office:value-type="float" office:value="3.2283">
                <text:p>3.2283</text:p>
              </table:table-cell>
            </table:table-row>
            <table:table-row>
              <table:table-cell office:value-type="string">
                <text:p>15:05:58</text:p>
              </table:table-cell>
              <table:table-cell office:value-type="float" office:value="3.2698">
                <text:p>3.2698</text:p>
              </table:table-cell>
            </table:table-row>
            <table:table-row>
              <table:table-cell office:value-type="string">
                <text:p>15:07:39</text:p>
              </table:table-cell>
              <table:table-cell office:value-type="float" office:value="3.3248">
                <text:p>3.3248</text:p>
              </table:table-cell>
            </table:table-row>
            <table:table-row>
              <table:table-cell office:value-type="string">
                <text:p>15:09:21</text:p>
              </table:table-cell>
              <table:table-cell office:value-type="float" office:value="3.2821">
                <text:p>3.2821</text:p>
              </table:table-cell>
            </table:table-row>
            <table:table-row>
              <table:table-cell office:value-type="string">
                <text:p>15:11:03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5:12:44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15:14:26</text:p>
              </table:table-cell>
              <table:table-cell office:value-type="float" office:value="3.3529">
                <text:p>3.3529</text:p>
              </table:table-cell>
            </table:table-row>
            <table:table-row>
              <table:table-cell office:value-type="string">
                <text:p>15:16:08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15:17:50</text:p>
              </table:table-cell>
              <table:table-cell office:value-type="float" office:value="3.2454">
                <text:p>3.2454</text:p>
              </table:table-cell>
            </table:table-row>
            <table:table-row>
              <table:table-cell office:value-type="string">
                <text:p>15:19:31</text:p>
              </table:table-cell>
              <table:table-cell office:value-type="float" office:value="3.2564">
                <text:p>3.2564</text:p>
              </table:table-cell>
            </table:table-row>
            <table:table-row>
              <table:table-cell office:value-type="string">
                <text:p>15:21:14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15:22:55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15:24:37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5:26:19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string">
                <text:p>15:28:00</text:p>
              </table:table-cell>
              <table:table-cell office:value-type="float" office:value="3.2186">
                <text:p>3.2186</text:p>
              </table:table-cell>
            </table:table-row>
            <table:table-row>
              <table:table-cell office:value-type="string">
                <text:p>15:29:42</text:p>
              </table:table-cell>
              <table:table-cell office:value-type="float" office:value="3.1978">
                <text:p>3.1978</text:p>
              </table:table-cell>
            </table:table-row>
            <table:table-row>
              <table:table-cell office:value-type="string">
                <text:p>15:31:24</text:p>
              </table:table-cell>
              <table:table-cell office:value-type="float" office:value="3.1673">
                <text:p>3.1673</text:p>
              </table:table-cell>
            </table:table-row>
            <table:table-row>
              <table:table-cell office:value-type="string">
                <text:p>15:33:05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15:34:47</text:p>
              </table:table-cell>
              <table:table-cell office:value-type="float" office:value="3.1697">
                <text:p>3.1697</text:p>
              </table:table-cell>
            </table:table-row>
            <table:table-row>
              <table:table-cell office:value-type="string">
                <text:p>15:36:28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15:38:10</text:p>
              </table:table-cell>
              <table:table-cell office:value-type="float" office:value="3.1465">
                <text:p>3.1465</text:p>
              </table:table-cell>
            </table:table-row>
            <table:table-row>
              <table:table-cell office:value-type="string">
                <text:p>15:39:52</text:p>
              </table:table-cell>
              <table:table-cell office:value-type="float" office:value="3.1404">
                <text:p>3.1404</text:p>
              </table:table-cell>
            </table:table-row>
            <table:table-row>
              <table:table-cell office:value-type="string">
                <text:p>15:41:33</text:p>
              </table:table-cell>
              <table:table-cell office:value-type="float" office:value="3.1306">
                <text:p>3.1306</text:p>
              </table:table-cell>
            </table:table-row>
            <table:table-row>
              <table:table-cell office:value-type="string">
                <text:p>15:43:15</text:p>
              </table:table-cell>
              <table:table-cell office:value-type="float" office:value="3.1368">
                <text:p>3.1368</text:p>
              </table:table-cell>
            </table:table-row>
            <table:table-row>
              <table:table-cell office:value-type="string">
                <text:p>15:44:56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15:46:38</text:p>
              </table:table-cell>
              <table:table-cell office:value-type="float" office:value="3.1502">
                <text:p>3.1502</text:p>
              </table:table-cell>
            </table:table-row>
            <table:table-row>
              <table:table-cell office:value-type="string">
                <text:p>15:48:20</text:p>
              </table:table-cell>
              <table:table-cell office:value-type="float" office:value="3.1441">
                <text:p>3.1441</text:p>
              </table:table-cell>
            </table:table-row>
            <table:table-row>
              <table:table-cell office:value-type="string">
                <text:p>15:50:01</text:p>
              </table:table-cell>
              <table:table-cell office:value-type="float" office:value="3.1319">
                <text:p>3.1319</text:p>
              </table:table-cell>
            </table:table-row>
            <table:table-row>
              <table:table-cell office:value-type="string">
                <text:p>15:51:43</text:p>
              </table:table-cell>
              <table:table-cell office:value-type="float" office:value="3.1184">
                <text:p>3.1184</text:p>
              </table:table-cell>
            </table:table-row>
            <table:table-row>
              <table:table-cell office:value-type="string">
                <text:p>15:53:25</text:p>
              </table:table-cell>
              <table:table-cell office:value-type="float" office:value="3.1258">
                <text:p>3.1258</text:p>
              </table:table-cell>
            </table:table-row>
            <table:table-row>
              <table:table-cell office:value-type="string">
                <text:p>15:55:06</text:p>
              </table:table-cell>
              <table:table-cell office:value-type="float" office:value="3.1477">
                <text:p>3.1477</text:p>
              </table:table-cell>
            </table:table-row>
            <table:table-row>
              <table:table-cell office:value-type="string">
                <text:p>15:56:48</text:p>
              </table:table-cell>
              <table:table-cell office:value-type="float" office:value="3.1587">
                <text:p>3.1587</text:p>
              </table:table-cell>
            </table:table-row>
            <table:table-row>
              <table:table-cell office:value-type="string">
                <text:p>15:58:29</text:p>
              </table:table-cell>
              <table:table-cell office:value-type="float" office:value="3.1648">
                <text:p>3.1648</text:p>
              </table:table-cell>
            </table:table-row>
            <table:table-row>
              <table:table-cell office:value-type="string">
                <text:p>16:00:11</text:p>
              </table:table-cell>
              <table:table-cell office:value-type="float" office:value="3.1746">
                <text:p>3.1746</text:p>
              </table:table-cell>
            </table:table-row>
            <table:table-row>
              <table:table-cell office:value-type="string">
                <text:p>16:01:53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6:03:34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string">
                <text:p>16:05:16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>16:06:57</text:p>
              </table:table-cell>
              <table:table-cell office:value-type="float" office:value="3.2161">
                <text:p>3.2161</text:p>
              </table:table-cell>
            </table:table-row>
            <table:table-row>
              <table:table-cell office:value-type="string">
                <text:p>16:08:39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6:10:21</text:p>
              </table:table-cell>
              <table:table-cell office:value-type="float" office:value="3.2308">
                <text:p>3.2308</text:p>
              </table:table-cell>
            </table:table-row>
            <table:table-row>
              <table:table-cell office:value-type="string">
                <text:p>16:12:02</text:p>
              </table:table-cell>
              <table:table-cell office:value-type="float" office:value="3.2405">
                <text:p>3.2405</text:p>
              </table:table-cell>
            </table:table-row>
            <table:table-row>
              <table:table-cell office:value-type="string">
                <text:p>16:13:44</text:p>
              </table:table-cell>
              <table:table-cell office:value-type="float" office:value="3.5031">
                <text:p>3.5031</text:p>
              </table:table-cell>
            </table:table-row>
            <table:table-row>
              <table:table-cell office:value-type="string">
                <text:p>16:15:26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16:17:07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6:18:49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6:20:30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16:22:12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6:23:54</text:p>
              </table:table-cell>
              <table:table-cell office:value-type="float" office:value="3.1172">
                <text:p>3.1172</text:p>
              </table:table-cell>
            </table:table-row>
            <table:table-row>
              <table:table-cell office:value-type="string">
                <text:p>16:25:35</text:p>
              </table:table-cell>
              <table:table-cell office:value-type="float" office:value="3.0623">
                <text:p>3.0623</text:p>
              </table:table-cell>
            </table:table-row>
            <table:table-row>
              <table:table-cell office:value-type="string">
                <text:p>16:27:17</text:p>
              </table:table-cell>
              <table:table-cell office:value-type="float" office:value="3.0147">
                <text:p>3.0147</text:p>
              </table:table-cell>
            </table:table-row>
            <table:table-row>
              <table:table-cell office:value-type="string">
                <text:p>16:28:59</text:p>
              </table:table-cell>
              <table:table-cell office:value-type="float" office:value="3.0171">
                <text:p>3.0171</text:p>
              </table:table-cell>
            </table:table-row>
            <table:table-row>
              <table:table-cell office:value-type="string">
                <text:p>16:30:40</text:p>
              </table:table-cell>
              <table:table-cell office:value-type="float" office:value="3.0147">
                <text:p>3.0147</text:p>
              </table:table-cell>
            </table:table-row>
            <table:table-row>
              <table:table-cell office:value-type="string">
                <text:p>16:32:22</text:p>
              </table:table-cell>
              <table:table-cell office:value-type="float" office:value="3.0549">
                <text:p>3.0549</text:p>
              </table:table-cell>
            </table:table-row>
            <table:table-row>
              <table:table-cell office:value-type="string">
                <text:p>16:34:03</text:p>
              </table:table-cell>
              <table:table-cell office:value-type="float" office:value="3.0952">
                <text:p>3.0952</text:p>
              </table:table-cell>
            </table:table-row>
            <table:table-row>
              <table:table-cell office:value-type="string">
                <text:p>16:35:45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16:37:27</text:p>
              </table:table-cell>
              <table:table-cell office:value-type="float" office:value="3.0952">
                <text:p>3.0952</text:p>
              </table:table-cell>
            </table:table-row>
            <table:table-row>
              <table:table-cell office:value-type="string">
                <text:p>16:39:08</text:p>
              </table:table-cell>
              <table:table-cell office:value-type="float" office:value="3.0794">
                <text:p>3.0794</text:p>
              </table:table-cell>
            </table:table-row>
            <table:table-row>
              <table:table-cell office:value-type="string">
                <text:p>16:40:50</text:p>
              </table:table-cell>
              <table:table-cell office:value-type="float" office:value="3.0464">
                <text:p>3.0464</text:p>
              </table:table-cell>
            </table:table-row>
            <table:table-row>
              <table:table-cell office:value-type="string">
                <text:p>16:42:31</text:p>
              </table:table-cell>
              <table:table-cell office:value-type="float" office:value="3.0098">
                <text:p>3.0098</text:p>
              </table:table-cell>
            </table:table-row>
            <table:table-row>
              <table:table-cell office:value-type="string">
                <text:p>16:44:13</text:p>
              </table:table-cell>
              <table:table-cell office:value-type="float" office:value="2.9707">
                <text:p>2.9707</text:p>
              </table:table-cell>
            </table:table-row>
            <table:table-row>
              <table:table-cell office:value-type="string">
                <text:p>16:45:55</text:p>
              </table:table-cell>
              <table:table-cell office:value-type="float" office:value="2.9463">
                <text:p>2.9463</text:p>
              </table:table-cell>
            </table:table-row>
            <table:table-row>
              <table:table-cell office:value-type="string">
                <text:p>16:47:36</text:p>
              </table:table-cell>
              <table:table-cell office:value-type="float" office:value="2.9353">
                <text:p>2.9353</text:p>
              </table:table-cell>
            </table:table-row>
            <table:table-row>
              <table:table-cell office:value-type="string">
                <text:p>16:49:18</text:p>
              </table:table-cell>
              <table:table-cell office:value-type="float" office:value="2.9145">
                <text:p>2.9145</text:p>
              </table:table-cell>
            </table:table-row>
            <table:table-row>
              <table:table-cell office:value-type="string">
                <text:p>16:51:00</text:p>
              </table:table-cell>
              <table:table-cell office:value-type="float" office:value="2.9011">
                <text:p>2.9011</text:p>
              </table:table-cell>
            </table:table-row>
            <table:table-row>
              <table:table-cell office:value-type="string">
                <text:p>16:52:41</text:p>
              </table:table-cell>
              <table:table-cell office:value-type="float" office:value="2.9255">
                <text:p>2.9255</text:p>
              </table:table-cell>
            </table:table-row>
            <table:table-row>
              <table:table-cell office:value-type="string">
                <text:p>16:54:23</text:p>
              </table:table-cell>
              <table:table-cell office:value-type="float" office:value="2.9585">
                <text:p>2.9585</text:p>
              </table:table-cell>
            </table:table-row>
            <table:table-row>
              <table:table-cell office:value-type="string">
                <text:p>16:56:04</text:p>
              </table:table-cell>
              <table:table-cell office:value-type="float" office:value="2.9634">
                <text:p>2.9634</text:p>
              </table:table-cell>
            </table:table-row>
            <table:table-row>
              <table:table-cell office:value-type="string">
                <text:p>16:57:46</text:p>
              </table:table-cell>
              <table:table-cell office:value-type="float" office:value="2.9805">
                <text:p>2.9805</text:p>
              </table:table-cell>
            </table:table-row>
            <table:table-row>
              <table:table-cell office:value-type="string">
                <text:p>16:59:28</text:p>
              </table:table-cell>
              <table:table-cell office:value-type="float" office:value="2.9792">
                <text:p>2.9792</text:p>
              </table:table-cell>
            </table:table-row>
            <table:table-row>
              <table:table-cell office:value-type="string">
                <text:p>17:01:09</text:p>
              </table:table-cell>
              <table:table-cell office:value-type="float" office:value="2.9634">
                <text:p>2.9634</text:p>
              </table:table-cell>
            </table:table-row>
            <table:table-row>
              <table:table-cell office:value-type="string">
                <text:p>17:02:51</text:p>
              </table:table-cell>
              <table:table-cell office:value-type="float" office:value="2.9048">
                <text:p>2.9048</text:p>
              </table:table-cell>
            </table:table-row>
            <table:table-row>
              <table:table-cell office:value-type="string">
                <text:p>17:04:33</text:p>
              </table:table-cell>
              <table:table-cell office:value-type="float" office:value="2.8596">
                <text:p>2.8596</text:p>
              </table:table-cell>
            </table:table-row>
            <table:table-row>
              <table:table-cell office:value-type="string">
                <text:p>17:06:14</text:p>
              </table:table-cell>
              <table:table-cell office:value-type="float" office:value="2.9133">
                <text:p>2.9133</text:p>
              </table:table-cell>
            </table:table-row>
            <table:table-row>
              <table:table-cell office:value-type="string">
                <text:p>17:07:56</text:p>
              </table:table-cell>
              <table:table-cell office:value-type="float" office:value="2.9499">
                <text:p>2.9499</text:p>
              </table:table-cell>
            </table:table-row>
            <table:table-row>
              <table:table-cell office:value-type="string">
                <text:p>17:09:37</text:p>
              </table:table-cell>
              <table:table-cell office:value-type="float" office:value="2.9438">
                <text:p>2.9438</text:p>
              </table:table-cell>
            </table:table-row>
            <table:table-row>
              <table:table-cell office:value-type="string">
                <text:p>17:11:19</text:p>
              </table:table-cell>
              <table:table-cell office:value-type="float" office:value="2.9292">
                <text:p>2.9292</text:p>
              </table:table-cell>
            </table:table-row>
            <table:table-row>
              <table:table-cell office:value-type="string">
                <text:p>17:13:01</text:p>
              </table:table-cell>
              <table:table-cell office:value-type="float" office:value="2.9096">
                <text:p>2.9096</text:p>
              </table:table-cell>
            </table:table-row>
            <table:table-row>
              <table:table-cell office:value-type="string">
                <text:p>17:14:42</text:p>
              </table:table-cell>
              <table:table-cell office:value-type="float" office:value="2.9109">
                <text:p>2.9109</text:p>
              </table:table-cell>
            </table:table-row>
            <table:table-row>
              <table:table-cell office:value-type="string">
                <text:p>17:16:24</text:p>
              </table:table-cell>
              <table:table-cell office:value-type="float" office:value="2.8767">
                <text:p>2.8767</text:p>
              </table:table-cell>
            </table:table-row>
            <table:table-row>
              <table:table-cell office:value-type="string">
                <text:p>17:18:06</text:p>
              </table:table-cell>
              <table:table-cell office:value-type="float" office:value="2.8559">
                <text:p>2.8559</text:p>
              </table:table-cell>
            </table:table-row>
            <table:table-row>
              <table:table-cell office:value-type="string">
                <text:p>17:19:47</text:p>
              </table:table-cell>
              <table:table-cell office:value-type="float" office:value="2.8474">
                <text:p>2.8474</text:p>
              </table:table-cell>
            </table:table-row>
            <table:table-row>
              <table:table-cell office:value-type="string">
                <text:p>17:24:52</text:p>
              </table:table-cell>
              <table:table-cell office:value-type="float" office:value="2.7448">
                <text:p>2.7448</text:p>
              </table:table-cell>
            </table:table-row>
            <table:table-row>
              <table:table-cell office:value-type="string">
                <text:p>17:26:34</text:p>
              </table:table-cell>
              <table:table-cell office:value-type="float" office:value="2.779">
                <text:p>2.779</text:p>
              </table:table-cell>
            </table:table-row>
            <table:table-row>
              <table:table-cell office:value-type="string">
                <text:p>17:28:15</text:p>
              </table:table-cell>
              <table:table-cell office:value-type="float" office:value="2.8339">
                <text:p>2.8339</text:p>
              </table:table-cell>
            </table:table-row>
            <table:table-row>
              <table:table-cell office:value-type="string">
                <text:p>17:29:57</text:p>
              </table:table-cell>
              <table:table-cell office:value-type="float" office:value="2.8462">
                <text:p>2.8462</text:p>
              </table:table-cell>
            </table:table-row>
            <table:table-row>
              <table:table-cell office:value-type="string">
                <text:p>17:31:39</text:p>
              </table:table-cell>
              <table:table-cell office:value-type="float" office:value="2.8547">
                <text:p>2.8547</text:p>
              </table:table-cell>
            </table:table-row>
            <table:table-row>
              <table:table-cell office:value-type="string">
                <text:p>17:33:20</text:p>
              </table:table-cell>
              <table:table-cell office:value-type="float" office:value="2.7863">
                <text:p>2.7863</text:p>
              </table:table-cell>
            </table:table-row>
            <table:table-row>
              <table:table-cell office:value-type="string">
                <text:p>17:35:02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7:36:4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7:38:25</text:p>
              </table:table-cell>
              <table:table-cell office:value-type="float" office:value="2.7924">
                <text:p>2.7924</text:p>
              </table:table-cell>
            </table:table-row>
            <table:table-row>
              <table:table-cell office:value-type="string">
                <text:p>17:40:07</text:p>
              </table:table-cell>
              <table:table-cell office:value-type="float" office:value="2.8266">
                <text:p>2.8266</text:p>
              </table:table-cell>
            </table:table-row>
            <table:table-row>
              <table:table-cell office:value-type="string">
                <text:p>17:41:48</text:p>
              </table:table-cell>
              <table:table-cell office:value-type="float" office:value="2.9109">
                <text:p>2.9109</text:p>
              </table:table-cell>
            </table:table-row>
            <table:table-row>
              <table:table-cell office:value-type="string">
                <text:p>17:43: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45:11</text:p>
              </table:table-cell>
              <table:table-cell office:value-type="float" office:value="3.0464">
                <text:p>3.0464</text:p>
              </table:table-cell>
            </table:table-row>
            <table:table-row>
              <table:table-cell office:value-type="string">
                <text:p>17:46:53</text:p>
              </table:table-cell>
              <table:table-cell office:value-type="float" office:value="3.0745">
                <text:p>3.0745</text:p>
              </table:table-cell>
            </table:table-row>
            <table:table-row>
              <table:table-cell office:value-type="string">
                <text:p>17:48:35</text:p>
              </table:table-cell>
              <table:table-cell office:value-type="float" office:value="3.0891">
                <text:p>3.0891</text:p>
              </table:table-cell>
            </table:table-row>
            <table:table-row>
              <table:table-cell office:value-type="string">
                <text:p>17:50:16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17:51:58</text:p>
              </table:table-cell>
              <table:table-cell office:value-type="float" office:value="3.1111">
                <text:p>3.1111</text:p>
              </table:table-cell>
            </table:table-row>
            <table:table-row>
              <table:table-cell office:value-type="string">
                <text:p>17:54:08</text:p>
              </table:table-cell>
              <table:table-cell office:value-type="float" office:value="3.0806">
                <text:p>3.0806</text:p>
              </table:table-cell>
            </table:table-row>
            <table:table-row>
              <table:table-cell office:value-type="string">
                <text:p>17:56:03</text:p>
              </table:table-cell>
              <table:table-cell office:value-type="float" office:value="3.0391">
                <text:p>3.0391</text:p>
              </table:table-cell>
            </table:table-row>
            <table:table-row>
              <table:table-cell office:value-type="string">
                <text:p>17:57:45</text:p>
              </table:table-cell>
              <table:table-cell office:value-type="float" office:value="3.0073">
                <text:p>3.0073</text:p>
              </table:table-cell>
            </table:table-row>
            <table:table-row>
              <table:table-cell office:value-type="string">
                <text:p>17:59:26</text:p>
              </table:table-cell>
              <table:table-cell office:value-type="float" office:value="2.9792">
                <text:p>2.9792</text:p>
              </table:table-cell>
            </table:table-row>
            <table:table-row>
              <table:table-cell office:value-type="string">
                <text:p>18:01:08</text:p>
              </table:table-cell>
              <table:table-cell office:value-type="float" office:value="2.9744">
                <text:p>2.9744</text:p>
              </table:table-cell>
            </table:table-row>
            <table:table-row>
              <table:table-cell office:value-type="string">
                <text:p>18:02:49</text:p>
              </table:table-cell>
              <table:table-cell office:value-type="float" office:value="2.9341">
                <text:p>2.9341</text:p>
              </table:table-cell>
            </table:table-row>
            <table:table-row>
              <table:table-cell office:value-type="string">
                <text:p>18:04:31</text:p>
              </table:table-cell>
              <table:table-cell office:value-type="float" office:value="2.9121">
                <text:p>2.9121</text:p>
              </table:table-cell>
            </table:table-row>
            <table:table-row>
              <table:table-cell office:value-type="string">
                <text:p>18:06:13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18:07:54</text:p>
              </table:table-cell>
              <table:table-cell office:value-type="float" office:value="2.8498">
                <text:p>2.8498</text:p>
              </table:table-cell>
            </table:table-row>
            <table:table-row>
              <table:table-cell office:value-type="string">
                <text:p>18:09:36</text:p>
              </table:table-cell>
              <table:table-cell office:value-type="float" office:value="2.8425">
                <text:p>2.8425</text:p>
              </table:table-cell>
            </table:table-row>
            <table:table-row>
              <table:table-cell office:value-type="string">
                <text:p>18:11:18</text:p>
              </table:table-cell>
              <table:table-cell office:value-type="float" office:value="2.8083">
                <text:p>2.8083</text:p>
              </table:table-cell>
            </table:table-row>
            <table:table-row>
              <table:table-cell office:value-type="string">
                <text:p>18:12:59</text:p>
              </table:table-cell>
              <table:table-cell office:value-type="float" office:value="2.7912">
                <text:p>2.7912</text:p>
              </table:table-cell>
            </table:table-row>
            <table:table-row>
              <table:table-cell office:value-type="string">
                <text:p>18:14:41</text:p>
              </table:table-cell>
              <table:table-cell office:value-type="float" office:value="2.8083">
                <text:p>2.8083</text:p>
              </table:table-cell>
            </table:table-row>
            <table:table-row>
              <table:table-cell office:value-type="string">
                <text:p>18:16:22</text:p>
              </table:table-cell>
              <table:table-cell office:value-type="float" office:value="2.7839">
                <text:p>2.7839</text:p>
              </table:table-cell>
            </table:table-row>
            <table:table-row>
              <table:table-cell office:value-type="string">
                <text:p>18:18:04</text:p>
              </table:table-cell>
              <table:table-cell office:value-type="float" office:value="2.7802">
                <text:p>2.7802</text:p>
              </table:table-cell>
            </table:table-row>
            <table:table-row>
              <table:table-cell office:value-type="string">
                <text:p>18:19:46</text:p>
              </table:table-cell>
              <table:table-cell office:value-type="float" office:value="2.7778">
                <text:p>2.7778</text:p>
              </table:table-cell>
            </table:table-row>
            <table:table-row>
              <table:table-cell office:value-type="string">
                <text:p>18:21:27</text:p>
              </table:table-cell>
              <table:table-cell office:value-type="float" office:value="2.7729">
                <text:p>2.7729</text:p>
              </table:table-cell>
            </table:table-row>
            <table:table-row>
              <table:table-cell office:value-type="string">
                <text:p>18:23:09</text:p>
              </table:table-cell>
              <table:table-cell office:value-type="float" office:value="2.7705">
                <text:p>2.7705</text:p>
              </table:table-cell>
            </table:table-row>
            <table:table-row>
              <table:table-cell office:value-type="string">
                <text:p>18:24:50</text:p>
              </table:table-cell>
              <table:table-cell office:value-type="float" office:value="2.7509">
                <text:p>2.7509</text:p>
              </table:table-cell>
            </table:table-row>
            <table:table-row>
              <table:table-cell office:value-type="string">
                <text:p>18:26:32</text:p>
              </table:table-cell>
              <table:table-cell office:value-type="float" office:value="2.7424">
                <text:p>2.7424</text:p>
              </table:table-cell>
            </table:table-row>
            <table:table-row>
              <table:table-cell office:value-type="string">
                <text:p>18:28:14</text:p>
              </table:table-cell>
              <table:table-cell office:value-type="float" office:value="2.7033">
                <text:p>2.7033</text:p>
              </table:table-cell>
            </table:table-row>
            <table:table-row>
              <table:table-cell office:value-type="string">
                <text:p>18:29:55</text:p>
              </table:table-cell>
              <table:table-cell office:value-type="float" office:value="2.6935">
                <text:p>2.6935</text:p>
              </table:table-cell>
            </table:table-row>
            <table:table-row>
              <table:table-cell office:value-type="string">
                <text:p>18:31:37</text:p>
              </table:table-cell>
              <table:table-cell office:value-type="float" office:value="2.7155">
                <text:p>2.7155</text:p>
              </table:table-cell>
            </table:table-row>
            <table:table-row>
              <table:table-cell office:value-type="string">
                <text:p>18:33:19</text:p>
              </table:table-cell>
              <table:table-cell office:value-type="float" office:value="2.7521">
                <text:p>2.7521</text:p>
              </table:table-cell>
            </table:table-row>
            <table:table-row>
              <table:table-cell office:value-type="string">
                <text:p>18:35:00</text:p>
              </table:table-cell>
              <table:table-cell office:value-type="float" office:value="2.8046">
                <text:p>2.8046</text:p>
              </table:table-cell>
            </table:table-row>
            <table:table-row>
              <table:table-cell office:value-type="string">
                <text:p>18:36:42</text:p>
              </table:table-cell>
              <table:table-cell office:value-type="float" office:value="2.8059">
                <text:p>2.8059</text:p>
              </table:table-cell>
            </table:table-row>
            <table:table-row>
              <table:table-cell office:value-type="string">
                <text:p>18:38:24</text:p>
              </table:table-cell>
              <table:table-cell office:value-type="float" office:value="2.7851">
                <text:p>2.7851</text:p>
              </table:table-cell>
            </table:table-row>
            <table:table-row>
              <table:table-cell office:value-type="string">
                <text:p>18:40:05</text:p>
              </table:table-cell>
              <table:table-cell office:value-type="float" office:value="2.7363">
                <text:p>2.7363</text:p>
              </table:table-cell>
            </table:table-row>
            <table:table-row>
              <table:table-cell office:value-type="string">
                <text:p>18:41:47</text:p>
              </table:table-cell>
              <table:table-cell office:value-type="float" office:value="2.7363">
                <text:p>2.7363</text:p>
              </table:table-cell>
            </table:table-row>
            <table:table-row>
              <table:table-cell office:value-type="string">
                <text:p>18:43:28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>18:45:10</text:p>
              </table:table-cell>
              <table:table-cell office:value-type="float" office:value="2.7424">
                <text:p>2.7424</text:p>
              </table:table-cell>
            </table:table-row>
            <table:table-row>
              <table:table-cell office:value-type="string">
                <text:p>18:46:52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18:48:33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18:50:15</text:p>
              </table:table-cell>
              <table:table-cell office:value-type="float" office:value="2.7558">
                <text:p>2.7558</text:p>
              </table:table-cell>
            </table:table-row>
            <table:table-row>
              <table:table-cell office:value-type="string">
                <text:p>18:51:56</text:p>
              </table:table-cell>
              <table:table-cell office:value-type="float" office:value="2.7228">
                <text:p>2.7228</text:p>
              </table:table-cell>
            </table:table-row>
            <table:table-row>
              <table:table-cell office:value-type="string">
                <text:p>18:53:38</text:p>
              </table:table-cell>
              <table:table-cell office:value-type="float" office:value="2.7009">
                <text:p>2.7009</text:p>
              </table:table-cell>
            </table:table-row>
            <table:table-row>
              <table:table-cell office:value-type="string">
                <text:p>18:55:20</text:p>
              </table:table-cell>
              <table:table-cell office:value-type="float" office:value="2.7192">
                <text:p>2.7192</text:p>
              </table:table-cell>
            </table:table-row>
            <table:table-row>
              <table:table-cell office:value-type="string">
                <text:p>18:57:01</text:p>
              </table:table-cell>
              <table:table-cell office:value-type="float" office:value="2.6813">
                <text:p>2.6813</text:p>
              </table:table-cell>
            </table:table-row>
            <table:table-row>
              <table:table-cell office:value-type="string">
                <text:p>18:58:43</text:p>
              </table:table-cell>
              <table:table-cell office:value-type="float" office:value="2.6947">
                <text:p>2.6947</text:p>
              </table:table-cell>
            </table:table-row>
            <table:table-row>
              <table:table-cell office:value-type="string">
                <text:p>19:00:25</text:p>
              </table:table-cell>
              <table:table-cell office:value-type="float" office:value="2.7289">
                <text:p>2.7289</text:p>
              </table:table-cell>
            </table:table-row>
            <table:table-row>
              <table:table-cell office:value-type="string">
                <text:p>19:02:06</text:p>
              </table:table-cell>
              <table:table-cell office:value-type="float" office:value="2.7631">
                <text:p>2.7631</text:p>
              </table:table-cell>
            </table:table-row>
            <table:table-row>
              <table:table-cell office:value-type="string">
                <text:p>19:03:48</text:p>
              </table:table-cell>
              <table:table-cell office:value-type="float" office:value="2.8034">
                <text:p>2.8034</text:p>
              </table:table-cell>
            </table:table-row>
            <table:table-row>
              <table:table-cell office:value-type="string">
                <text:p>19:05:29</text:p>
              </table:table-cell>
              <table:table-cell office:value-type="float" office:value="2.8523">
                <text:p>2.8523</text:p>
              </table:table-cell>
            </table:table-row>
            <table:table-row>
              <table:table-cell office:value-type="string">
                <text:p>19:07:11</text:p>
              </table:table-cell>
              <table:table-cell office:value-type="float" office:value="2.8266">
                <text:p>2.8266</text:p>
              </table:table-cell>
            </table:table-row>
            <table:table-row>
              <table:table-cell office:value-type="string">
                <text:p>19:08:53</text:p>
              </table:table-cell>
              <table:table-cell office:value-type="float" office:value="2.8181">
                <text:p>2.8181</text:p>
              </table:table-cell>
            </table:table-row>
            <table:table-row>
              <table:table-cell office:value-type="string">
                <text:p>19:10:34</text:p>
              </table:table-cell>
              <table:table-cell office:value-type="float" office:value="2.7875">
                <text:p>2.7875</text:p>
              </table:table-cell>
            </table:table-row>
            <table:table-row>
              <table:table-cell office:value-type="string">
                <text:p>19:12:16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>19:13:57</text:p>
              </table:table-cell>
              <table:table-cell office:value-type="float" office:value="2.6313">
                <text:p>2.6313</text:p>
              </table:table-cell>
            </table:table-row>
            <table:table-row>
              <table:table-cell office:value-type="string">
                <text:p>19:15:39</text:p>
              </table:table-cell>
              <table:table-cell office:value-type="float" office:value="2.4615">
                <text:p>2.4615</text:p>
              </table:table-cell>
            </table:table-row>
            <table:table-row>
              <table:table-cell office:value-type="string">
                <text:p>19:17:21</text:p>
              </table:table-cell>
              <table:table-cell office:value-type="float" office:value="2.3394">
                <text:p>2.3394</text:p>
              </table:table-cell>
            </table:table-row>
            <table:table-row>
              <table:table-cell office:value-type="string">
                <text:p>19:19:02</text:p>
              </table:table-cell>
              <table:table-cell office:value-type="float" office:value="2.2833">
                <text:p>2.2833</text:p>
              </table:table-cell>
            </table:table-row>
            <table:table-row>
              <table:table-cell office:value-type="string">
                <text:p>19:20:44</text:p>
              </table:table-cell>
              <table:table-cell office:value-type="float" office:value="2.304">
                <text:p>2.304</text:p>
              </table:table-cell>
            </table:table-row>
            <table:table-row>
              <table:table-cell office:value-type="string">
                <text:p>19:22:26</text:p>
              </table:table-cell>
              <table:table-cell office:value-type="float" office:value="2.2796">
                <text:p>2.2796</text:p>
              </table:table-cell>
            </table:table-row>
            <table:table-row>
              <table:table-cell office:value-type="string">
                <text:p>19:24:08</text:p>
              </table:table-cell>
              <table:table-cell office:value-type="float" office:value="2.1868">
                <text:p>2.1868</text:p>
              </table:table-cell>
            </table:table-row>
            <table:table-row>
              <table:table-cell office:value-type="string">
                <text:p>19:25:50</text:p>
              </table:table-cell>
              <table:table-cell office:value-type="float" office:value="2.1575">
                <text:p>2.1575</text:p>
              </table:table-cell>
            </table:table-row>
            <table:table-row>
              <table:table-cell office:value-type="string">
                <text:p>19:27:31</text:p>
              </table:table-cell>
              <table:table-cell office:value-type="float" office:value="2.1978">
                <text:p>2.1978</text:p>
              </table:table-cell>
            </table:table-row>
            <table:table-row>
              <table:table-cell office:value-type="string">
                <text:p>19:29:13</text:p>
              </table:table-cell>
              <table:table-cell office:value-type="float" office:value="2.1673">
                <text:p>2.1673</text:p>
              </table:table-cell>
            </table:table-row>
            <table:table-row>
              <table:table-cell office:value-type="string">
                <text:p>19:30:55</text:p>
              </table:table-cell>
              <table:table-cell office:value-type="float" office:value="2.0977">
                <text:p>2.0977</text:p>
              </table:table-cell>
            </table:table-row>
            <table:table-row>
              <table:table-cell office:value-type="string">
                <text:p>19:32:36</text:p>
              </table:table-cell>
              <table:table-cell office:value-type="float" office:value="2.0904">
                <text:p>2.0904</text:p>
              </table:table-cell>
            </table:table-row>
            <table:table-row>
              <table:table-cell office:value-type="string">
                <text:p>19:34:18</text:p>
              </table:table-cell>
              <table:table-cell office:value-type="float" office:value="2.0757">
                <text:p>2.0757</text:p>
              </table:table-cell>
            </table:table-row>
            <table:table-row>
              <table:table-cell office:value-type="string">
                <text:p>19:36:00</text:p>
              </table:table-cell>
              <table:table-cell office:value-type="float" office:value="2.044">
                <text:p>2.044</text:p>
              </table:table-cell>
            </table:table-row>
            <table:table-row>
              <table:table-cell office:value-type="string">
                <text:p>19:37:41</text:p>
              </table:table-cell>
              <table:table-cell office:value-type="float" office:value="2.0244">
                <text:p>2.0244</text:p>
              </table:table-cell>
            </table:table-row>
            <table:table-row>
              <table:table-cell office:value-type="string">
                <text:p>19:39:23</text:p>
              </table:table-cell>
              <table:table-cell office:value-type="float" office:value="2.0049">
                <text:p>2.0049</text:p>
              </table:table-cell>
            </table:table-row>
            <table:table-row>
              <table:table-cell office:value-type="string">
                <text:p>19:41:05</text:p>
              </table:table-cell>
              <table:table-cell office:value-type="float" office:value="1.9976">
                <text:p>1.9976</text:p>
              </table:table-cell>
            </table:table-row>
            <table:table-row>
              <table:table-cell office:value-type="string">
                <text:p>19:42:46</text:p>
              </table:table-cell>
              <table:table-cell office:value-type="float" office:value="2.011">
                <text:p>2.011</text:p>
              </table:table-cell>
            </table:table-row>
            <table:table-row>
              <table:table-cell office:value-type="string">
                <text:p>19:44:28</text:p>
              </table:table-cell>
              <table:table-cell office:value-type="float" office:value="2.0342">
                <text:p>2.0342</text:p>
              </table:table-cell>
            </table:table-row>
            <table:table-row>
              <table:table-cell office:value-type="string">
                <text:p>19:46:10</text:p>
              </table:table-cell>
              <table:table-cell office:value-type="float" office:value="2.0159">
                <text:p>2.0159</text:p>
              </table:table-cell>
            </table:table-row>
            <table:table-row>
              <table:table-cell office:value-type="string">
                <text:p>19:47:51</text:p>
              </table:table-cell>
              <table:table-cell office:value-type="float" office:value="1.9158">
                <text:p>1.9158</text:p>
              </table:table-cell>
            </table:table-row>
            <table:table-row>
              <table:table-cell office:value-type="string">
                <text:p>19:49:33</text:p>
              </table:table-cell>
              <table:table-cell office:value-type="float" office:value="1.7888">
                <text:p>1.7888</text:p>
              </table:table-cell>
            </table:table-row>
            <table:table-row>
              <table:table-cell office:value-type="string">
                <text:p>19:51:15</text:p>
              </table:table-cell>
              <table:table-cell office:value-type="float" office:value="1.6667">
                <text:p>1.6667</text:p>
              </table:table-cell>
            </table:table-row>
            <table:table-row>
              <table:table-cell office:value-type="string">
                <text:p>19:52:56</text:p>
              </table:table-cell>
              <table:table-cell office:value-type="float" office:value="1.5751">
                <text:p>1.5751</text:p>
              </table:table-cell>
            </table:table-row>
            <table:table-row>
              <table:table-cell office:value-type="string">
                <text:p>19:54:38</text:p>
              </table:table-cell>
              <table:table-cell office:value-type="float" office:value="1.4945">
                <text:p>1.4945</text:p>
              </table:table-cell>
            </table:table-row>
            <table:table-row>
              <table:table-cell office:value-type="string">
                <text:p>19:56:20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string">
                <text:p>19:58:01</text:p>
              </table:table-cell>
              <table:table-cell office:value-type="float" office:value="1.1111">
                <text:p>1.1111</text:p>
              </table:table-cell>
            </table:table-row>
            <table:table-row>
              <table:table-cell office:value-type="string">
                <text:p>19:59:43</text:p>
              </table:table-cell>
              <table:table-cell office:value-type="float" office:value="1.0342">
                <text:p>1.0342</text:p>
              </table:table-cell>
            </table:table-row>
            <table:table-row>
              <table:table-cell office:value-type="string">
                <text:p>20:01:24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20:03:06</text:p>
              </table:table-cell>
              <table:table-cell office:value-type="float" office:value="0.6801">
                <text:p>0.6801</text:p>
              </table:table-cell>
            </table:table-row>
            <table:table-row>
              <table:table-cell office:value-type="string">
                <text:p>20:04:48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20:06:29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20:08:11</text:p>
              </table:table-cell>
              <table:table-cell office:value-type="float" office:value="0.3321">
                <text:p>0.3321</text:p>
              </table:table-cell>
            </table:table-row>
            <table:table-row>
              <table:table-cell office:value-type="string">
                <text:p>20:09:53</text:p>
              </table:table-cell>
              <table:table-cell office:value-type="float" office:value="0.2613">
                <text:p>0.2613</text:p>
              </table:table-cell>
            </table:table-row>
            <table:table-row>
              <table:table-cell office:value-type="string">
                <text:p>20:11:3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0:13:16</text:p>
              </table:table-cell>
              <table:table-cell office:value-type="float" office:value="0.1709">
                <text:p>0.1709</text:p>
              </table:table-cell>
            </table:table-row>
            <table:table-row>
              <table:table-cell office:value-type="string">
                <text:p>20:14:58</text:p>
              </table:table-cell>
              <table:table-cell office:value-type="float" office:value="0.1392">
                <text:p>0.1392</text:p>
              </table:table-cell>
            </table:table-row>
            <table:table-row>
              <table:table-cell office:value-type="string">
                <text:p>20:16:39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20:18:21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20:20:03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string">
                <text:p>20:21:44</text:p>
              </table:table-cell>
              <table:table-cell office:value-type="float" office:value="0.0623">
                <text:p>0.0623</text:p>
              </table:table-cell>
            </table:table-row>
            <table:table-row>
              <table:table-cell office:value-type="string">
                <text:p>20:23:26</text:p>
              </table:table-cell>
              <table:table-cell office:value-type="float" office:value="0.0501">
                <text:p>0.0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